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EEEEE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0000"/>
      <style:text-properties fo:color="#EEEEE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6600"/>
      <style:text-properties fo:color="#EEEEEE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08080"/>
      <style:text-properties fo:color="#EEEEEE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D9D9D9"/>
      <style:text-properties fo:color="#262626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262626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7C80"/>
      <style:text-properties fo:color="#262626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7C80" style:cell-protect="protected"/>
      <style:text-properties fo:color="#262626" fo:font-weight="bold" style:font-weight-asian="bold" style:font-weight-complex="bold"/>
    </style:style>
    <style:style style:name="ce13" style:family="table-cell" style:parent-style-name="Excel_32_Built-in_32_Explanatory_32_Text" style:data-style-name="N0">
      <style:table-cell-properties style:vertical-align="automatic" fo:background-color="#A9D08E"/>
      <style:text-properties fo:color="#262626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A9D08E" style:cell-protect="protected"/>
      <style:text-properties fo:color="#262626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A9D08E"/>
      <style:text-properties fo:color="#262626" fo:font-weight="bold" style:font-weight-asian="bold" style:font-weight-complex="bold"/>
    </style:style>
    <style:style style:name="ce16" style:family="table-cell" style:parent-style-name="Excel_32_Built-in_32_Explanatory_32_Text" style:data-style-name="N0">
      <style:table-cell-properties style:vertical-align="automatic" fo:background-color="#FF7C80"/>
      <style:text-properties fo:color="#262626"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4B084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4B084" style:cell-protect="protected"/>
      <style:text-properties fo:color="#262626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6E0B4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3.83645833333333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3.36020833333333cm"/>
    </style:style>
    <style:style style:name="co15" style:family="table-column">
      <style:table-column-properties fo:break-before="auto" style:column-width="2.778125cm"/>
    </style:style>
    <style:style style:name="co16" style:family="table-column">
      <style:table-column-properties fo:break-before="auto" style:column-width="2.51354166666667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4.524375cm"/>
    </style:style>
    <style:style style:name="co19" style:family="table-column">
      <style:table-column-properties fo:break-before="auto" style:column-width="1.79916666666667cm"/>
    </style:style>
    <style:style style:name="co20" style:family="table-column">
      <style:table-column-properties fo:break-before="auto" style:column-width="2.80458333333333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4.97416666666667cm"/>
    </style:style>
    <style:style style:name="co23" style:family="table-column">
      <style:table-column-properties fo:break-before="auto" style:column-width="2.93687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8.54604166666667cm"/>
    </style:style>
    <style:style style:name="co26" style:family="table-column">
      <style:table-column-properties fo:break-before="auto" style:column-width="8.44020833333333cm" style:use-optimal-column-width="true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1.508125cm"/>
    </style:style>
    <style:style style:name="co29" style:family="table-column">
      <style:table-column-properties fo:break-before="auto" style:column-width="8.7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atureSet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1"/>
          <table:table-cell office:value-type="string" table:style-name="ce1">
            <text:p>MeanReactTime</text:p>
          </table:table-cell>
          <table:table-cell office:value-type="string" table:style-name="ce1">
            <text:p>MeanTrialTime</text:p>
          </table:table-cell>
          <table:table-cell office:value-type="string" table:style-name="ce1">
            <text:p>MeanInitDirErr</text:p>
          </table:table-cell>
          <table:table-cell office:value-type="string" table:style-name="ce1">
            <text:p>MeanPreMvmntSpd</text:p>
          </table:table-cell>
          <table:table-cell office:value-type="string" table:style-name="ce1">
            <text:p>MeanMaxSpd</text:p>
          </table:table-cell>
          <table:table-cell office:value-type="string" table:style-name="ce1">
            <text:p>MeanHPL</text:p>
          </table:table-cell>
          <table:table-cell office:value-type="string" table:style-name="ce1">
            <text:p>MeanInitMvmntRto</text:p>
          </table:table-cell>
          <table:table-cell office:value-type="string" table:style-name="ce1">
            <text:p>MeanSpdRto</text:p>
          </table:table-cell>
          <table:table-cell office:value-type="string" table:style-name="ce1">
            <text:p>MeanPathLRto</text:p>
          </table:table-cell>
          <table:table-cell office:value-type="string" table:style-name="ce1">
            <text:p>MeanNumSpdPks</text:p>
          </table:table-cell>
          <table:table-cell office:value-type="string" table:style-name="ce1">
            <text:p>MeanMaxPD</text:p>
          </table:table-cell>
          <table:table-cell office:value-type="string" table:style-name="ce1">
            <text:p>MeanPMTD</text:p>
          </table:table-cell>
          <table:table-cell office:value-type="string" table:style-name="ce1">
            <text:p>MeanMAPR</text:p>
          </table:table-cell>
          <table:table-cell office:value-type="string" table:style-name="ce1">
            <text:p>MaxReactTime</text:p>
          </table:table-cell>
          <table:table-cell office:value-type="string" table:style-name="ce1">
            <text:p>MaxTrialTime</text:p>
          </table:table-cell>
          <table:table-cell office:value-type="string" table:style-name="ce1">
            <text:p>MaxInitDirErr</text:p>
          </table:table-cell>
          <table:table-cell office:value-type="string" table:style-name="ce1">
            <text:p>MaxPreMvmntSpd</text:p>
          </table:table-cell>
          <table:table-cell office:value-type="string" table:style-name="ce1">
            <text:p>MaxMaxSpd</text:p>
          </table:table-cell>
          <table:table-cell office:value-type="string" table:style-name="ce1">
            <text:p>MaxHPL</text:p>
          </table:table-cell>
          <table:table-cell office:value-type="string" table:style-name="ce1">
            <text:p>MaxInitMvmntRto</text:p>
          </table:table-cell>
          <table:table-cell office:value-type="string" table:style-name="ce1">
            <text:p>MaxPathLRto</text:p>
          </table:table-cell>
          <table:table-cell office:value-type="string" table:style-name="ce1">
            <text:p>MaxNumSpdPks</text:p>
          </table:table-cell>
          <table:table-cell office:value-type="string" table:style-name="ce1">
            <text:p>MaxMaxPD</text:p>
          </table:table-cell>
          <table:table-cell office:value-type="string" table:style-name="ce1">
            <text:p>MaxPMTD</text:p>
          </table:table-cell>
          <table:table-cell office:value-type="string" table:style-name="ce1">
            <text:p>MaxMAPR</text:p>
          </table:table-cell>
          <table:table-cell office:value-type="string" table:style-name="ce1">
            <text:p>VarReactTime</text:p>
          </table:table-cell>
          <table:table-cell office:value-type="string" table:style-name="ce1">
            <text:p>VarTrialTime</text:p>
          </table:table-cell>
          <table:table-cell office:value-type="string" table:style-name="ce1">
            <text:p>VarInitDirErr</text:p>
          </table:table-cell>
          <table:table-cell office:value-type="string" table:style-name="ce1">
            <text:p>VarPreMvmntSpd</text:p>
          </table:table-cell>
          <table:table-cell office:value-type="string" table:style-name="ce1">
            <text:p>VarMaxSpd</text:p>
          </table:table-cell>
          <table:table-cell office:value-type="string" table:style-name="ce1">
            <text:p>VarHPL</text:p>
          </table:table-cell>
          <table:table-cell office:value-type="string" table:style-name="ce1">
            <text:p>VarInitMvmntRto</text:p>
          </table:table-cell>
          <table:table-cell office:value-type="string" table:style-name="ce1">
            <text:p>VarSpdRto</text:p>
          </table:table-cell>
          <table:table-cell office:value-type="string" table:style-name="ce1">
            <text:p>VarPathLRto</text:p>
          </table:table-cell>
          <table:table-cell office:value-type="string" table:style-name="ce1">
            <text:p>VarNumSpdPks</text:p>
          </table:table-cell>
          <table:table-cell office:value-type="string" table:style-name="ce1">
            <text:p>VarMaxPD</text:p>
          </table:table-cell>
          <table:table-cell office:value-type="string" table:style-name="ce1">
            <text:p>VarPMTD</text:p>
          </table:table-cell>
          <table:table-cell office:value-type="string" table:style-name="ce1">
            <text:p>VarMAPR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mass</text:p>
          </table:table-cell>
          <table:table-cell office:value-type="string" table:style-name="ce1">
            <text:p>monthspost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dominant</text:p>
          </table:table-cell>
          <table:table-cell office:value-type="string" table:style-name="ce1">
            <text:p>affected</text:p>
          </table:table-cell>
          <table:table-cell office:value-type="string" table:style-name="ce1">
            <text:p>same</text:p>
          </table:table-cell>
          <table:table-cell office:value-type="string" table:style-name="ce1">
            <text:p>sttyp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cort</text:p>
          </table:table-cell>
          <table:table-cell office:value-type="string" table:style-name="ce1">
            <text:p>subcort</text:p>
          </table:table-cell>
          <table:table-cell office:value-type="string" table:style-name="ce1">
            <text:p>stem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init_FM</text:p>
          </table:table-cell>
          <table:table-cell office:value-type="string" table:style-name="ce1">
            <text:p>initWO</text:p>
          </table:table-cell>
          <table:table-cell office:value-type="string" table:style-name="ce1">
            <text:p>initBB</text:p>
          </table:table-cell>
          <table:table-cell table:number-columns-repeated="163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" table:style-name="ce1">
            <text:p>0.15</text:p>
          </table:table-cell>
          <table:table-cell office:value-type="float" office:value="9.8762906319999999" table:style-name="ce1">
            <text:p>9.876290632</text:p>
          </table:table-cell>
          <table:table-cell office:value-type="float" office:value="0.82022015456521202" table:style-name="ce1">
            <text:p>0.820220155</text:p>
          </table:table-cell>
          <table:table-cell office:value-type="float" office:value="2.5160566638927399E-2" table:style-name="ce1">
            <text:p>0.025160567</text:p>
          </table:table-cell>
          <table:table-cell office:value-type="float" office:value="0.33464606191707802" table:style-name="ce1">
            <text:p>0.334646062</text:p>
          </table:table-cell>
          <table:table-cell office:value-type="float" office:value="0.65289346312694396" table:style-name="ce1">
            <text:p>0.652893463</text:p>
          </table:table-cell>
          <table:table-cell office:value-type="float" office:value="0.31288777003127499" table:style-name="ce1">
            <text:p>0.31288777</text:p>
          </table:table-cell>
          <table:table-cell office:value-type="float" office:value="0.78681980238091398" table:style-name="ce1">
            <text:p>0.786819802</text:p>
          </table:table-cell>
          <table:table-cell office:value-type="float" office:value="4.3526230901245304" table:style-name="ce1">
            <text:p>4.35262309</text:p>
          </table:table-cell>
          <table:table-cell office:value-type="float" office:value="11.55" table:style-name="ce1">
            <text:p>11.55</text:p>
          </table:table-cell>
          <table:table-cell office:value-type="float" office:value="0.11111239254979299" table:style-name="ce1">
            <text:p>0.111112393</text:p>
          </table:table-cell>
          <table:table-cell office:value-type="float" office:value="0.42826261279894201" table:style-name="ce1">
            <text:p>0.428262613</text:p>
          </table:table-cell>
          <table:table-cell office:value-type="float" office:value="0.45413267878427099" table:style-name="ce1">
            <text:p>0.454132679</text:p>
          </table:table-cell>
          <table:table-cell office:value-type="float" office:value="0.52" table:style-name="ce1">
            <text:p>0.52</text:p>
          </table:table-cell>
          <table:table-cell office:value-type="float" office:value="10.00999045" table:style-name="ce1">
            <text:p>10.00999045</text:p>
          </table:table-cell>
          <table:table-cell office:value-type="float" office:value="2.41716330119745" table:style-name="ce1">
            <text:p>2.417163301</text:p>
          </table:table-cell>
          <table:table-cell office:value-type="float" office:value="7.3751505664628902E-2" table:style-name="ce1">
            <text:p>0.073751506</text:p>
          </table:table-cell>
          <table:table-cell office:value-type="float" office:value="0.44472841727753198" table:style-name="ce1">
            <text:p>0.444728417</text:p>
          </table:table-cell>
          <table:table-cell office:value-type="float" office:value="1.1424277186915199" table:style-name="ce1">
            <text:p>1.142427719</text:p>
          </table:table-cell>
          <table:table-cell office:value-type="float" office:value="0.70855185945364896" table:style-name="ce1">
            <text:p>0.708551859</text:p>
          </table:table-cell>
          <table:table-cell office:value-type="float" office:value="7.6161847958465403" table:style-name="ce1">
            <text:p>7.616184796</text:p>
          </table:table-cell>
          <table:table-cell office:value-type="float" office:value="19" table:style-name="ce1">
            <text:p>19</text:p>
          </table:table-cell>
          <table:table-cell office:value-type="float" office:value="0.176067586504909" table:style-name="ce1">
            <text:p>0.176067587</text:p>
          </table:table-cell>
          <table:table-cell office:value-type="float" office:value="0.54357708490024303" table:style-name="ce1">
            <text:p>0.543577085</text:p>
          </table:table-cell>
          <table:table-cell office:value-type="float" office:value="0.72954091816367295" table:style-name="ce1">
            <text:p>0.729540918</text:p>
          </table:table-cell>
          <table:table-cell office:value-type="float" office:value="2.2852631578947399E-2" table:style-name="ce1">
            <text:p>0.022852632</text:p>
          </table:table-cell>
          <table:table-cell office:value-type="float" office:value="0.31817204004323102" table:style-name="ce1">
            <text:p>0.31817204</text:p>
          </table:table-cell>
          <table:table-cell office:value-type="float" office:value="0.94579642449241097" table:style-name="ce1">
            <text:p>0.945796424</text:p>
          </table:table-cell>
          <table:table-cell office:value-type="float" office:value="6.5535026763172903E-4" table:style-name="ce1">
            <text:p>0.00065535</text:p>
          </table:table-cell>
          <table:table-cell office:value-type="float" office:value="3.7711301273604999E-3" table:style-name="ce1">
            <text:p>0.00377113</text:p>
          </table:table-cell>
          <table:table-cell office:value-type="float" office:value="5.5281786394637301E-2" table:style-name="ce1">
            <text:p>0.055281786</text:p>
          </table:table-cell>
          <table:table-cell office:value-type="float" office:value="6.81596558477576E-2" table:style-name="ce1">
            <text:p>0.068159656</text:p>
          </table:table-cell>
          <table:table-cell office:value-type="float" office:value="8.8665359848739494E-2" table:style-name="ce1">
            <text:p>0.08866536</text:p>
          </table:table-cell>
          <table:table-cell office:value-type="float" office:value="2.45696828715446" table:style-name="ce1">
            <text:p>2.456968287</text:p>
          </table:table-cell>
          <table:table-cell office:value-type="float" office:value="20.05" table:style-name="ce1">
            <text:p>20.05</text:p>
          </table:table-cell>
          <table:table-cell office:value-type="float" office:value="9.2978680541588496E-4" table:style-name="ce1">
            <text:p>0.000929787</text:p>
          </table:table-cell>
          <table:table-cell office:value-type="float" office:value="6.3398795035918597E-3" table:style-name="ce1">
            <text:p>0.00633988</text:p>
          </table:table-cell>
          <table:table-cell office:value-type="float" office:value="4.2685749812594598E-2" table:style-name="ce1">
            <text:p>0.04268575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float" office:value="187" table:style-name="ce1">
            <text:p>18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4.2" table:style-name="ce1">
            <text:p>14.2</text:p>
          </table:table-cell>
          <table:table-cell office:value-type="float" office:value="18" table:style-name="ce1">
            <text:p>18</text:p>
          </table:table-cell>
          <table:table-cell table:number-columns-repeated="1632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0549999999999999" table:style-name="ce1">
            <text:p>0.2055</text:p>
          </table:table-cell>
          <table:table-cell office:value-type="float" office:value="9.7854907055499893" table:style-name="ce1">
            <text:p>9.785490706</text:p>
          </table:table-cell>
          <table:table-cell office:value-type="float" office:value="0.65248937294847398" table:style-name="ce1">
            <text:p>0.652489373</text:p>
          </table:table-cell>
          <table:table-cell office:value-type="float" office:value="1.19021131798319E-2" table:style-name="ce1">
            <text:p>0.011902113</text:p>
          </table:table-cell>
          <table:table-cell office:value-type="float" office:value="0.26340443321896101" table:style-name="ce1">
            <text:p>0.263404433</text:p>
          </table:table-cell>
          <table:table-cell office:value-type="float" office:value="0.47332576258494402" table:style-name="ce1">
            <text:p>0.473325763</text:p>
          </table:table-cell>
          <table:table-cell office:value-type="float" office:value="0.19194485317613899" table:style-name="ce1">
            <text:p>0.191944853</text:p>
          </table:table-cell>
          <table:table-cell office:value-type="float" office:value="0.74244499950867604" table:style-name="ce1">
            <text:p>0.742445</text:p>
          </table:table-cell>
          <table:table-cell office:value-type="float" office:value="3.1555050857929299" table:style-name="ce1">
            <text:p>3.155505086</text:p>
          </table:table-cell>
          <table:table-cell office:value-type="float" office:value="9" table:style-name="ce1">
            <text:p>9</text:p>
          </table:table-cell>
          <table:table-cell office:value-type="float" office:value="8.5899644660541397E-2" table:style-name="ce1">
            <text:p>0.085899645</text:p>
          </table:table-cell>
          <table:table-cell office:value-type="float" office:value="0.47424656109826901" table:style-name="ce1">
            <text:p>0.474246561</text:p>
          </table:table-cell>
          <table:table-cell office:value-type="float" office:value="0.56139079697951" table:style-name="ce1">
            <text:p>0.561390797</text:p>
          </table:table-cell>
          <table:table-cell office:value-type="float" office:value="1.04" table:style-name="ce1">
            <text:p>1.04</text:p>
          </table:table-cell>
          <table:table-cell office:value-type="float" office:value="10.009990500000001" table:style-name="ce1">
            <text:p>10.0099905</text:p>
          </table:table-cell>
          <table:table-cell office:value-type="float" office:value="2.1283077361315201" table:style-name="ce1">
            <text:p>2.128307736</text:p>
          </table:table-cell>
          <table:table-cell office:value-type="float" office:value="8.2573981259932899E-2" table:style-name="ce1">
            <text:p>0.082573981</text:p>
          </table:table-cell>
          <table:table-cell office:value-type="float" office:value="0.35191848846474599" table:style-name="ce1">
            <text:p>0.351918488</text:p>
          </table:table-cell>
          <table:table-cell office:value-type="float" office:value="0.68672694327922701" table:style-name="ce1">
            <text:p>0.686726943</text:p>
          </table:table-cell>
          <table:table-cell office:value-type="float" office:value="0.92279880527515601" table:style-name="ce1">
            <text:p>0.922798805</text:p>
          </table:table-cell>
          <table:table-cell office:value-type="float" office:value="4.5781796246084197" table:style-name="ce1">
            <text:p>4.578179625</text:p>
          </table:table-cell>
          <table:table-cell office:value-type="float" office:value="17" table:style-name="ce1">
            <text:p>17</text:p>
          </table:table-cell>
          <table:table-cell office:value-type="float" office:value="0.131451417557469" table:style-name="ce1">
            <text:p>0.131451418</text:p>
          </table:table-cell>
          <table:table-cell office:value-type="float" office:value="0.58470082363820897" table:style-name="ce1">
            <text:p>0.584700824</text:p>
          </table:table-cell>
          <table:table-cell office:value-type="float" office:value="0.75648702594810402" table:style-name="ce1">
            <text:p>0.756487026</text:p>
          </table:table-cell>
          <table:table-cell office:value-type="float" office:value="8.9089210526315799E-2" table:style-name="ce1">
            <text:p>0.089089211</text:p>
          </table:table-cell>
          <table:table-cell office:value-type="float" office:value="0.96133109718068899" table:style-name="ce1">
            <text:p>0.961331097</text:p>
          </table:table-cell>
          <table:table-cell office:value-type="float" office:value="0.59746856696687201" table:style-name="ce1">
            <text:p>0.597468567</text:p>
          </table:table-cell>
          <table:table-cell office:value-type="float" office:value="3.0872872884985702E-4" table:style-name="ce1">
            <text:p>0.000308729</text:p>
          </table:table-cell>
          <table:table-cell office:value-type="float" office:value="3.9506505695190101E-3" table:style-name="ce1">
            <text:p>0.003950651</text:p>
          </table:table-cell>
          <table:table-cell office:value-type="float" office:value="1.4904266025709699E-2" table:style-name="ce1">
            <text:p>0.014904266</text:p>
          </table:table-cell>
          <table:table-cell office:value-type="float" office:value="9.64260182323112E-2" table:style-name="ce1">
            <text:p>0.096426018</text:p>
          </table:table-cell>
          <table:table-cell office:value-type="float" office:value="0.11364019044571599" table:style-name="ce1">
            <text:p>0.11364019</text:p>
          </table:table-cell>
          <table:table-cell office:value-type="float" office:value="0.66241182415976896" table:style-name="ce1">
            <text:p>0.662411824</text:p>
          </table:table-cell>
          <table:table-cell office:value-type="float" office:value="12.7368421052632" table:style-name="ce1">
            <text:p>12.73684211</text:p>
          </table:table-cell>
          <table:table-cell office:value-type="float" office:value="3.7662726518391398E-4" table:style-name="ce1">
            <text:p>0.000376627</text:p>
          </table:table-cell>
          <table:table-cell office:value-type="float" office:value="5.0186778293352498E-3" table:style-name="ce1">
            <text:p>0.005018678</text:p>
          </table:table-cell>
          <table:table-cell office:value-type="float" office:value="1.99705179351823E-2" table:style-name="ce1">
            <text:p>0.019970518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3.35" table:style-name="ce1">
            <text:p>3.35</text:p>
          </table:table-cell>
          <table:table-cell office:value-type="float" office:value="38" table:style-name="ce1">
            <text:p>38</text:p>
          </table:table-cell>
          <table:table-cell table:number-columns-repeated="1632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85" table:style-name="ce1">
            <text:p>0.1285</text:p>
          </table:table-cell>
          <table:table-cell office:value-type="float" office:value="5.6704446335999998" table:style-name="ce1">
            <text:p>5.670444634</text:p>
          </table:table-cell>
          <table:table-cell office:value-type="float" office:value="1.08847341182213" table:style-name="ce1">
            <text:p>1.088473412</text:p>
          </table:table-cell>
          <table:table-cell office:value-type="float" office:value="1.44768907422435E-2" table:style-name="ce1">
            <text:p>0.014476891</text:p>
          </table:table-cell>
          <table:table-cell office:value-type="float" office:value="0.22183106740499201" table:style-name="ce1">
            <text:p>0.221831067</text:p>
          </table:table-cell>
          <table:table-cell office:value-type="float" office:value="0.31832262344464701" table:style-name="ce1">
            <text:p>0.318322623</text:p>
          </table:table-cell>
          <table:table-cell office:value-type="float" office:value="0.50828400048037603" table:style-name="ce1">
            <text:p>0.508284</text:p>
          </table:table-cell>
          <table:table-cell office:value-type="float" office:value="0.56220077804853996" table:style-name="ce1">
            <text:p>0.562200778</text:p>
          </table:table-cell>
          <table:table-cell office:value-type="float" office:value="2.1221508242375999" table:style-name="ce1">
            <text:p>2.122150824</text:p>
          </table:table-cell>
          <table:table-cell office:value-type="float" office:value="7.95" table:style-name="ce1">
            <text:p>7.95</text:p>
          </table:table-cell>
          <table:table-cell office:value-type="float" office:value="5.1189039308997202E-2" table:style-name="ce1">
            <text:p>0.051189039</text:p>
          </table:table-cell>
          <table:table-cell office:value-type="float" office:value="0.671576069490051" table:style-name="ce1">
            <text:p>0.671576069</text:p>
          </table:table-cell>
          <table:table-cell office:value-type="float" office:value="0.28506173723227801" table:style-name="ce1">
            <text:p>0.285061737</text:p>
          </table:table-cell>
          <table:table-cell office:value-type="float" office:value="0.5" table:style-name="ce1">
            <text:p>0.5</text:p>
          </table:table-cell>
          <table:table-cell office:value-type="float" office:value="9.7289907919999994" table:style-name="ce1">
            <text:p>9.728990792</text:p>
          </table:table-cell>
          <table:table-cell office:value-type="float" office:value="2.8800260863898099" table:style-name="ce1">
            <text:p>2.880026086</text:p>
          </table:table-cell>
          <table:table-cell office:value-type="float" office:value="6.7415246440423099E-2" table:style-name="ce1">
            <text:p>0.067415246</text:p>
          </table:table-cell>
          <table:table-cell office:value-type="float" office:value="0.348343944673424" table:style-name="ce1">
            <text:p>0.348343945</text:p>
          </table:table-cell>
          <table:table-cell office:value-type="float" office:value="0.52154357024160702" table:style-name="ce1">
            <text:p>0.52154357</text:p>
          </table:table-cell>
          <table:table-cell office:value-type="float" office:value="0.95758200977974395" table:style-name="ce1">
            <text:p>0.95758201</text:p>
          </table:table-cell>
          <table:table-cell office:value-type="float" office:value="3.4769571370302201" table:style-name="ce1">
            <text:p>3.476957137</text:p>
          </table:table-cell>
          <table:table-cell office:value-type="float" office:value="15" table:style-name="ce1">
            <text:p>15</text:p>
          </table:table-cell>
          <table:table-cell office:value-type="float" office:value="6.7749493689644197E-2" table:style-name="ce1">
            <text:p>0.067749494</text:p>
          </table:table-cell>
          <table:table-cell office:value-type="float" office:value="0.83327534016035099" table:style-name="ce1">
            <text:p>0.83327534</text:p>
          </table:table-cell>
          <table:table-cell office:value-type="float" office:value="0.55357142857142905" table:style-name="ce1">
            <text:p>0.553571429</text:p>
          </table:table-cell>
          <table:table-cell office:value-type="float" office:value="2.65397368421053E-2" table:style-name="ce1">
            <text:p>0.026539737</text:p>
          </table:table-cell>
          <table:table-cell office:value-type="float" office:value="3.9599212346073398" table:style-name="ce1">
            <text:p>3.959921235</text:p>
          </table:table-cell>
          <table:table-cell office:value-type="float" office:value="1.2178719170174199" table:style-name="ce1">
            <text:p>1.217871917</text:p>
          </table:table-cell>
          <table:table-cell office:value-type="float" office:value="2.0411990715636099E-4" table:style-name="ce1">
            <text:p>0.00020412</text:p>
          </table:table-cell>
          <table:table-cell office:value-type="float" office:value="1.6712687297835301E-3" table:style-name="ce1">
            <text:p>0.001671269</text:p>
          </table:table-cell>
          <table:table-cell office:value-type="float" office:value="6.9938672631471004E-3" table:style-name="ce1">
            <text:p>0.006993867</text:p>
          </table:table-cell>
          <table:table-cell office:value-type="float" office:value="0.10272270787658799" table:style-name="ce1">
            <text:p>0.102722708</text:p>
          </table:table-cell>
          <table:table-cell office:value-type="float" office:value="0.14670119487723199" table:style-name="ce1">
            <text:p>0.146701195</text:p>
          </table:table-cell>
          <table:table-cell office:value-type="float" office:value="0.31083854540176598" table:style-name="ce1">
            <text:p>0.310838545</text:p>
          </table:table-cell>
          <table:table-cell office:value-type="float" office:value="14.997368421052601" table:style-name="ce1">
            <text:p>14.99736842</text:p>
          </table:table-cell>
          <table:table-cell office:value-type="float" office:value="1.1409496999986E-4" table:style-name="ce1">
            <text:p>0.000114095</text:p>
          </table:table-cell>
          <table:table-cell office:value-type="float" office:value="9.4345112476813299E-3" table:style-name="ce1">
            <text:p>0.009434511</text:p>
          </table:table-cell>
          <table:table-cell office:value-type="float" office:value="1.51136955886482E-2" table:style-name="ce1">
            <text:p>0.015113696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185" table:style-name="ce1">
            <text:p>185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28" table:style-name="ce1">
            <text:p>28</text:p>
          </table:table-cell>
          <table:table-cell table:number-columns-repeated="1632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9356405972659996" table:style-name="ce1">
            <text:p>9.935640597</text:p>
          </table:table-cell>
          <table:table-cell office:value-type="float" office:value="0.77565267099174895" table:style-name="ce1">
            <text:p>0.775652671</text:p>
          </table:table-cell>
          <table:table-cell office:value-type="float" office:value="3.9859858733460103E-2" table:style-name="ce1">
            <text:p>0.039859859</text:p>
          </table:table-cell>
          <table:table-cell office:value-type="float" office:value="0.23520876594401499" table:style-name="ce1">
            <text:p>0.235208766</text:p>
          </table:table-cell>
          <table:table-cell office:value-type="float" office:value="0.60882446478459895" table:style-name="ce1">
            <text:p>0.608824465</text:p>
          </table:table-cell>
          <table:table-cell office:value-type="float" office:value="0.233625444038039" table:style-name="ce1">
            <text:p>0.233625444</text:p>
          </table:table-cell>
          <table:table-cell office:value-type="float" office:value="0.61450102863406797" table:style-name="ce1">
            <text:p>0.614501029</text:p>
          </table:table-cell>
          <table:table-cell office:value-type="float" office:value="4.0588297676659604" table:style-name="ce1">
            <text:p>4.058829768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0.12965626895915999" table:style-name="ce1">
            <text:p>0.129656269</text:p>
          </table:table-cell>
          <table:table-cell office:value-type="float" office:value="0.33632088281565797" table:style-name="ce1">
            <text:p>0.336320883</text:p>
          </table:table-cell>
          <table:table-cell office:value-type="float" office:value="0.228554395042047" table:style-name="ce1">
            <text:p>0.228554395</text:p>
          </table:table-cell>
          <table:table-cell office:value-type="float" office:value="0.22" table:style-name="ce1">
            <text:p>0.22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3718760216678998" table:style-name="ce1">
            <text:p>2.371876022</text:p>
          </table:table-cell>
          <table:table-cell office:value-type="float" office:value="0.122722438682136" table:style-name="ce1">
            <text:p>0.122722439</text:p>
          </table:table-cell>
          <table:table-cell office:value-type="float" office:value="0.31667004133815602" table:style-name="ce1">
            <text:p>0.316670041</text:p>
          </table:table-cell>
          <table:table-cell office:value-type="float" office:value="0.73998346559154204" table:style-name="ce1">
            <text:p>0.739983466</text:p>
          </table:table-cell>
          <table:table-cell office:value-type="float" office:value="0.78592137350622104" table:style-name="ce1">
            <text:p>0.785921374</text:p>
          </table:table-cell>
          <table:table-cell office:value-type="float" office:value="4.9332231069035499" table:style-name="ce1">
            <text:p>4.933223107</text:p>
          </table:table-cell>
          <table:table-cell office:value-type="float" office:value="23" table:style-name="ce1">
            <text:p>23</text:p>
          </table:table-cell>
          <table:table-cell office:value-type="float" office:value="0.170988585882699" table:style-name="ce1">
            <text:p>0.170988586</text:p>
          </table:table-cell>
          <table:table-cell office:value-type="float" office:value="0.490502802472149" table:style-name="ce1">
            <text:p>0.490502802</text:p>
          </table:table-cell>
          <table:table-cell office:value-type="float" office:value="0.47052947052947097" table:style-name="ce1">
            <text:p>0.470529471</text:p>
          </table:table-cell>
          <table:table-cell office:value-type="float" office:value="5.2410526315789501E-3" table:style-name="ce1">
            <text:p>0.005241053</text:p>
          </table:table-cell>
          <table:table-cell office:value-type="float" office:value="9.7540790503957905E-2" table:style-name="ce1">
            <text:p>0.097540791</text:p>
          </table:table-cell>
          <table:table-cell office:value-type="float" office:value="0.80117889696342803" table:style-name="ce1">
            <text:p>0.801178897</text:p>
          </table:table-cell>
          <table:table-cell office:value-type="float" office:value="1.13948656893652E-3" table:style-name="ce1">
            <text:p>0.001139487</text:p>
          </table:table-cell>
          <table:table-cell office:value-type="float" office:value="2.1101558671991999E-3" table:style-name="ce1">
            <text:p>0.002110156</text:p>
          </table:table-cell>
          <table:table-cell office:value-type="float" office:value="6.6666615972841301E-3" table:style-name="ce1">
            <text:p>0.006666662</text:p>
          </table:table-cell>
          <table:table-cell office:value-type="float" office:value="3.4033764374983302E-2" table:style-name="ce1">
            <text:p>0.034033764</text:p>
          </table:table-cell>
          <table:table-cell office:value-type="float" office:value="0.121365713170863" table:style-name="ce1">
            <text:p>0.121365713</text:p>
          </table:table-cell>
          <table:table-cell office:value-type="float" office:value="0.29629607134596098" table:style-name="ce1">
            <text:p>0.296296071</text:p>
          </table:table-cell>
          <table:table-cell office:value-type="float" office:value="8.5552631578947391" table:style-name="ce1">
            <text:p>8.555263158</text:p>
          </table:table-cell>
          <table:table-cell office:value-type="float" office:value="4.5316762438421098E-4" table:style-name="ce1">
            <text:p>0.000453168</text:p>
          </table:table-cell>
          <table:table-cell office:value-type="float" office:value="7.1313494507939503E-3" table:style-name="ce1">
            <text:p>0.007131349</text:p>
          </table:table-cell>
          <table:table-cell office:value-type="float" office:value="9.1174661292644701E-3" table:style-name="ce1">
            <text:p>0.009117466</text:p>
          </table:table-cell>
          <table:table-cell office:value-type="float" office:value="66" table:style-name="ce1">
            <text:p>66</text:p>
          </table:table-cell>
          <table:table-cell office:value-type="float" office:value="70" table:style-name="ce1">
            <text:p>70</text:p>
          </table:table-cell>
          <table:table-cell office:value-type="float" office:value="240" table:style-name="ce1">
            <text:p>24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0.149999999999999" table:style-name="ce1">
            <text:p>20.15</text:p>
          </table:table-cell>
          <table:table-cell office:value-type="float" office:value="33" table:style-name="ce1">
            <text:p>33</text:p>
          </table:table-cell>
          <table:table-cell table:number-columns-repeated="1632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6250000000000001" table:style-name="ce1">
            <text:p>0.1625</text:p>
          </table:table-cell>
          <table:table-cell office:value-type="float" office:value="9.5546909569565006" table:style-name="ce1">
            <text:p>9.554690957</text:p>
          </table:table-cell>
          <table:table-cell office:value-type="float" office:value="0.84466381412142" table:style-name="ce1">
            <text:p>0.844663814</text:p>
          </table:table-cell>
          <table:table-cell office:value-type="float" office:value="3.9677369086541903E-2" table:style-name="ce1">
            <text:p>0.039677369</text:p>
          </table:table-cell>
          <table:table-cell office:value-type="float" office:value="0.28685584320623098" table:style-name="ce1">
            <text:p>0.286855843</text:p>
          </table:table-cell>
          <table:table-cell office:value-type="float" office:value="0.67053326464964302" table:style-name="ce1">
            <text:p>0.670533265</text:p>
          </table:table-cell>
          <table:table-cell office:value-type="float" office:value="0.25915767412564" table:style-name="ce1">
            <text:p>0.259157674</text:p>
          </table:table-cell>
          <table:table-cell office:value-type="float" office:value="0.67048725373981" table:style-name="ce1">
            <text:p>0.670487254</text:p>
          </table:table-cell>
          <table:table-cell office:value-type="float" office:value="4.4702217670130899" table:style-name="ce1">
            <text:p>4.470221767</text:p>
          </table:table-cell>
          <table:table-cell office:value-type="float" office:value="12.7" table:style-name="ce1">
            <text:p>12.7</text:p>
          </table:table-cell>
          <table:table-cell office:value-type="float" office:value="9.2342729950341707E-2" table:style-name="ce1">
            <text:p>0.09234273</text:p>
          </table:table-cell>
          <table:table-cell office:value-type="float" office:value="0.416838276173361" table:style-name="ce1">
            <text:p>0.416838276</text:p>
          </table:table-cell>
          <table:table-cell office:value-type="float" office:value="0.37097438732465599" table:style-name="ce1">
            <text:p>0.370974387</text:p>
          </table:table-cell>
          <table:table-cell office:value-type="float" office:value="0.53" table:style-name="ce1">
            <text:p>0.53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6998099922874799" table:style-name="ce1">
            <text:p>2.699809992</text:p>
          </table:table-cell>
          <table:table-cell office:value-type="float" office:value="0.23158991833557299" table:style-name="ce1">
            <text:p>0.231589918</text:p>
          </table:table-cell>
          <table:table-cell office:value-type="float" office:value="0.43094069078656599" table:style-name="ce1">
            <text:p>0.430940691</text:p>
          </table:table-cell>
          <table:table-cell office:value-type="float" office:value="1.29434497683601" table:style-name="ce1">
            <text:p>1.294344977</text:p>
          </table:table-cell>
          <table:table-cell office:value-type="float" office:value="0.80503554527638699" table:style-name="ce1">
            <text:p>0.805035545</text:p>
          </table:table-cell>
          <table:table-cell office:value-type="float" office:value="8.6289665174174406" table:style-name="ce1">
            <text:p>8.628966517</text:p>
          </table:table-cell>
          <table:table-cell office:value-type="float" office:value="19" table:style-name="ce1">
            <text:p>19</text:p>
          </table:table-cell>
          <table:table-cell office:value-type="float" office:value="0.168979928637076" table:style-name="ce1">
            <text:p>0.168979929</text:p>
          </table:table-cell>
          <table:table-cell office:value-type="float" office:value="0.61953983968472504" table:style-name="ce1">
            <text:p>0.61953984</text:p>
          </table:table-cell>
          <table:table-cell office:value-type="float" office:value="0.67732267732267704" table:style-name="ce1">
            <text:p>0.677322677</text:p>
          </table:table-cell>
          <table:table-cell office:value-type="float" office:value="3.4335526315789497E-2" table:style-name="ce1">
            <text:p>0.034335526</text:p>
          </table:table-cell>
          <table:table-cell office:value-type="float" office:value="2.22340064302269" table:style-name="ce1">
            <text:p>2.223400643</text:p>
          </table:table-cell>
          <table:table-cell office:value-type="float" office:value="0.84000114544120696" table:style-name="ce1">
            <text:p>0.840001145</text:p>
          </table:table-cell>
          <table:table-cell office:value-type="float" office:value="2.9664891116746202E-3" table:style-name="ce1">
            <text:p>0.002966489</text:p>
          </table:table-cell>
          <table:table-cell office:value-type="float" office:value="5.57584783334702E-3" table:style-name="ce1">
            <text:p>0.005575848</text:p>
          </table:table-cell>
          <table:table-cell office:value-type="float" office:value="9.1029441467165406E-2" table:style-name="ce1">
            <text:p>0.091029441</text:p>
          </table:table-cell>
          <table:table-cell office:value-type="float" office:value="9.9660315167270794E-2" table:style-name="ce1">
            <text:p>0.099660315</text:p>
          </table:table-cell>
          <table:table-cell office:value-type="float" office:value="0.119445488675467" table:style-name="ce1">
            <text:p>0.119445489</text:p>
          </table:table-cell>
          <table:table-cell office:value-type="float" office:value="4.0457529589511401" table:style-name="ce1">
            <text:p>4.045752959</text:p>
          </table:table-cell>
          <table:table-cell office:value-type="float" office:value="17.063157894736801" table:style-name="ce1">
            <text:p>17.06315789</text:p>
          </table:table-cell>
          <table:table-cell office:value-type="float" office:value="6.7879300986756598E-4" table:style-name="ce1">
            <text:p>0.000678793</text:p>
          </table:table-cell>
          <table:table-cell office:value-type="float" office:value="9.3164237400506396E-3" table:style-name="ce1">
            <text:p>0.009316424</text:p>
          </table:table-cell>
          <table:table-cell office:value-type="float" office:value="2.4289098713904202E-2" table:style-name="ce1">
            <text:p>0.024289099</text:p>
          </table:table-cell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200" table:style-name="ce1">
            <text:p>200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5.43" table:style-name="ce1">
            <text:p>25.43</text:p>
          </table:table-cell>
          <table:table-cell office:value-type="float" office:value="9" table:style-name="ce1">
            <text:p>9</text:p>
          </table:table-cell>
          <table:table-cell table:number-columns-repeated="1632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10.00354053615" table:style-name="ce1">
            <text:p>10.00354054</text:p>
          </table:table-cell>
          <table:table-cell office:value-type="float" office:value="0.871301528377597" table:style-name="ce1">
            <text:p>0.871301528</text:p>
          </table:table-cell>
          <table:table-cell office:value-type="float" office:value="4.9347453080716502E-2" table:style-name="ce1">
            <text:p>0.049347453</text:p>
          </table:table-cell>
          <table:table-cell office:value-type="float" office:value="0.27500826748631202" table:style-name="ce1">
            <text:p>0.275008267</text:p>
          </table:table-cell>
          <table:table-cell office:value-type="float" office:value="0.640110800023444" table:style-name="ce1">
            <text:p>0.6401108</text:p>
          </table:table-cell>
          <table:table-cell office:value-type="float" office:value="0.13047706599817699" table:style-name="ce1">
            <text:p>0.130477066</text:p>
          </table:table-cell>
          <table:table-cell office:value-type="float" office:value="0.345581674293234" table:style-name="ce1">
            <text:p>0.345581674</text:p>
          </table:table-cell>
          <table:table-cell office:value-type="float" office:value="4.2674053360500697" table:style-name="ce1">
            <text:p>4.267405336</text:p>
          </table:table-cell>
          <table:table-cell office:value-type="float" office:value="14.05" table:style-name="ce1">
            <text:p>14.05</text:p>
          </table:table-cell>
          <table:table-cell office:value-type="float" office:value="9.6718021355442205E-2" table:style-name="ce1">
            <text:p>0.096718021</text:p>
          </table:table-cell>
          <table:table-cell office:value-type="float" office:value="0.34735321327472901" table:style-name="ce1">
            <text:p>0.347353213</text:p>
          </table:table-cell>
          <table:table-cell office:value-type="float" office:value="0.369514036462539" table:style-name="ce1">
            <text:p>0.369514036</text:p>
          </table:table-cell>
          <table:table-cell office:value-type="float" office:value="0.34" table:style-name="ce1">
            <text:p>0.34</text:p>
          </table:table-cell>
          <table:table-cell office:value-type="float" office:value="10.00899076" table:style-name="ce1">
            <text:p>10.00899076</text:p>
          </table:table-cell>
          <table:table-cell office:value-type="float" office:value="2.7366557998437502" table:style-name="ce1">
            <text:p>2.7366558</text:p>
          </table:table-cell>
          <table:table-cell office:value-type="float" office:value="0.26160161291087097" table:style-name="ce1">
            <text:p>0.261601613</text:p>
          </table:table-cell>
          <table:table-cell office:value-type="float" office:value="0.58030974752780395" table:style-name="ce1">
            <text:p>0.580309748</text:p>
          </table:table-cell>
          <table:table-cell office:value-type="float" office:value="1.64755782606798" table:style-name="ce1">
            <text:p>1.647557826</text:p>
          </table:table-cell>
          <table:table-cell office:value-type="float" office:value="0.66333803613721898" table:style-name="ce1">
            <text:p>0.663338036</text:p>
          </table:table-cell>
          <table:table-cell office:value-type="float" office:value="10.9837188470435" table:style-name="ce1">
            <text:p>10.98371885</text:p>
          </table:table-cell>
          <table:table-cell office:value-type="float" office:value="20" table:style-name="ce1">
            <text:p>20</text:p>
          </table:table-cell>
          <table:table-cell office:value-type="float" office:value="0.196518473313289" table:style-name="ce1">
            <text:p>0.196518473</text:p>
          </table:table-cell>
          <table:table-cell office:value-type="float" office:value="0.56775370524303903" table:style-name="ce1">
            <text:p>0.567753705</text:p>
          </table:table-cell>
          <table:table-cell office:value-type="float" office:value="0.84530938123752497" table:style-name="ce1">
            <text:p>0.845309381</text:p>
          </table:table-cell>
          <table:table-cell office:value-type="float" office:value="9.3536842105263196E-3" table:style-name="ce1">
            <text:p>0.009353684</text:p>
          </table:table-cell>
          <table:table-cell office:value-type="float" office:value="3.6155400041429801E-5" table:style-name="ce2">
            <text:p>3.62E-05</text:p>
          </table:table-cell>
          <table:table-cell office:value-type="float" office:value="1.2342738272349301" table:style-name="ce1">
            <text:p>1.234273827</text:p>
          </table:table-cell>
          <table:table-cell office:value-type="float" office:value="3.0233465843882202E-3" table:style-name="ce1">
            <text:p>0.003023347</text:p>
          </table:table-cell>
          <table:table-cell office:value-type="float" office:value="1.6346899204401501E-2" table:style-name="ce1">
            <text:p>0.016346899</text:p>
          </table:table-cell>
          <table:table-cell office:value-type="float" office:value="0.144593497841489" table:style-name="ce1">
            <text:p>0.144593498</text:p>
          </table:table-cell>
          <table:table-cell office:value-type="float" office:value="3.1564498394960901E-2" table:style-name="ce1">
            <text:p>0.031564498</text:p>
          </table:table-cell>
          <table:table-cell office:value-type="float" office:value="4.2928549842585102E-2" table:style-name="ce1">
            <text:p>0.04292855</text:p>
          </table:table-cell>
          <table:table-cell office:value-type="float" office:value="6.4263776895555802" table:style-name="ce1">
            <text:p>6.42637769</text:p>
          </table:table-cell>
          <table:table-cell office:value-type="float" office:value="16.681578947368401" table:style-name="ce1">
            <text:p>16.68157895</text:p>
          </table:table-cell>
          <table:table-cell office:value-type="float" office:value="1.8971068850870501E-3" table:style-name="ce1">
            <text:p>0.001897107</text:p>
          </table:table-cell>
          <table:table-cell office:value-type="float" office:value="1.27767760593816E-2" table:style-name="ce1">
            <text:p>0.012776776</text:p>
          </table:table-cell>
          <table:table-cell office:value-type="float" office:value="3.3652330926279297E-2" table:style-name="ce1">
            <text:p>0.033652331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134" table:style-name="ce1">
            <text:p>134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3.14" table:style-name="ce1">
            <text:p>3.14</text:p>
          </table:table-cell>
          <table:table-cell office:value-type="float" office:value="40" table:style-name="ce1">
            <text:p>40</text:p>
          </table:table-cell>
          <table:table-cell table:number-columns-repeated="1632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" table:style-name="ce1">
            <text:p>0.1</text:p>
          </table:table-cell>
          <table:table-cell office:value-type="float" office:value="10.005490532" table:style-name="ce1">
            <text:p>10.00549053</text:p>
          </table:table-cell>
          <table:table-cell office:value-type="float" office:value="0.36221850484046098" table:style-name="ce1">
            <text:p>0.362218505</text:p>
          </table:table-cell>
          <table:table-cell office:value-type="float" office:value="2.5711114086120899E-2" table:style-name="ce1">
            <text:p>0.025711114</text:p>
          </table:table-cell>
          <table:table-cell office:value-type="float" office:value="0.22106409533167501" table:style-name="ce1">
            <text:p>0.221064095</text:p>
          </table:table-cell>
          <table:table-cell office:value-type="float" office:value="0.50249612180941905" table:style-name="ce1">
            <text:p>0.502496122</text:p>
          </table:table-cell>
          <table:table-cell office:value-type="float" office:value="9.3927515759658603E-2" table:style-name="ce1">
            <text:p>0.093927516</text:p>
          </table:table-cell>
          <table:table-cell office:value-type="float" office:value="0.64709447810840703" table:style-name="ce1">
            <text:p>0.647094478</text:p>
          </table:table-cell>
          <table:table-cell office:value-type="float" office:value="3.34997414740611" table:style-name="ce1">
            <text:p>3.349974147</text:p>
          </table:table-cell>
          <table:table-cell office:value-type="float" office:value="16.2" table:style-name="ce1">
            <text:p>16.2</text:p>
          </table:table-cell>
          <table:table-cell office:value-type="float" office:value="0.14893338392772101" table:style-name="ce1">
            <text:p>0.148933384</text:p>
          </table:table-cell>
          <table:table-cell office:value-type="float" office:value="0.349371531850799" table:style-name="ce1">
            <text:p>0.349371532</text:p>
          </table:table-cell>
          <table:table-cell office:value-type="float" office:value="0.36106288920660201" table:style-name="ce1">
            <text:p>0.361062889</text:p>
          </table:table-cell>
          <table:table-cell office:value-type="float" office:value="0.6" table:style-name="ce1">
            <text:p>0.6</text:p>
          </table:table-cell>
          <table:table-cell office:value-type="float" office:value="10.008990600000001" table:style-name="ce1">
            <text:p>10.0089906</text:p>
          </table:table-cell>
          <table:table-cell office:value-type="float" office:value="1.8884920505563301" table:style-name="ce1">
            <text:p>1.888492051</text:p>
          </table:table-cell>
          <table:table-cell office:value-type="float" office:value="0.15630288064754799" table:style-name="ce1">
            <text:p>0.156302881</text:p>
          </table:table-cell>
          <table:table-cell office:value-type="float" office:value="0.31610273044391402" table:style-name="ce1">
            <text:p>0.31610273</text:p>
          </table:table-cell>
          <table:table-cell office:value-type="float" office:value="0.80020332126980898" table:style-name="ce1">
            <text:p>0.800203321</text:p>
          </table:table-cell>
          <table:table-cell office:value-type="float" office:value="0.436498623111293" table:style-name="ce1">
            <text:p>0.436498623</text:p>
          </table:table-cell>
          <table:table-cell office:value-type="float" office:value="5.3346888116662097" table:style-name="ce1">
            <text:p>5.334688812</text:p>
          </table:table-cell>
          <table:table-cell office:value-type="float" office:value="23" table:style-name="ce1">
            <text:p>23</text:p>
          </table:table-cell>
          <table:table-cell office:value-type="float" office:value="0.263516472290105" table:style-name="ce1">
            <text:p>0.263516472</text:p>
          </table:table-cell>
          <table:table-cell office:value-type="float" office:value="0.47549042685718901" table:style-name="ce1">
            <text:p>0.475490427</text:p>
          </table:table-cell>
          <table:table-cell office:value-type="float" office:value="0.59540459540459501" table:style-name="ce1">
            <text:p>0.595404595</text:p>
          </table:table-cell>
          <table:table-cell office:value-type="float" office:value="2.6578947368421101E-2" table:style-name="ce1">
            <text:p>0.026578947</text:p>
          </table:table-cell>
          <table:table-cell office:value-type="float" office:value="2.3947446317572899E-5" table:style-name="ce2">
            <text:p>2.39E-05</text:p>
          </table:table-cell>
          <table:table-cell office:value-type="float" office:value="0.361960191617334" table:style-name="ce1">
            <text:p>0.361960192</text:p>
          </table:table-cell>
          <table:table-cell office:value-type="float" office:value="1.16287647785154E-3" table:style-name="ce1">
            <text:p>0.001162876</text:p>
          </table:table-cell>
          <table:table-cell office:value-type="float" office:value="2.72232799702361E-3" table:style-name="ce1">
            <text:p>0.002722328</text:p>
          </table:table-cell>
          <table:table-cell office:value-type="float" office:value="1.8020603357888201E-2" table:style-name="ce1">
            <text:p>0.018020603</text:p>
          </table:table-cell>
          <table:table-cell office:value-type="float" office:value="2.44066846433919E-2" table:style-name="ce1">
            <text:p>0.024406685</text:p>
          </table:table-cell>
          <table:table-cell office:value-type="float" office:value="0.14374170388275201" table:style-name="ce1">
            <text:p>0.143741704</text:p>
          </table:table-cell>
          <table:table-cell office:value-type="float" office:value="0.80091570575613003" table:style-name="ce1">
            <text:p>0.800915706</text:p>
          </table:table-cell>
          <table:table-cell office:value-type="float" office:value="9.4315789473684202" table:style-name="ce1">
            <text:p>9.431578947</text:p>
          </table:table-cell>
          <table:table-cell office:value-type="float" office:value="2.3294431888417001E-3" table:style-name="ce1">
            <text:p>0.002329443</text:p>
          </table:table-cell>
          <table:table-cell office:value-type="float" office:value="6.4671468447624102E-3" table:style-name="ce1">
            <text:p>0.006467147</text:p>
          </table:table-cell>
          <table:table-cell office:value-type="float" office:value="1.8318288786957598E-2" table:style-name="ce1">
            <text:p>0.018318289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.76" table:style-name="ce1">
            <text:p>2.76</text:p>
          </table:table-cell>
          <table:table-cell office:value-type="float" office:value="35" table:style-name="ce1">
            <text:p>35</text:p>
          </table:table-cell>
          <table:table-cell table:number-columns-repeated="1632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20349999999999999" table:style-name="ce1">
            <text:p>0.2035</text:p>
          </table:table-cell>
          <table:table-cell office:value-type="float" office:value="9.8671406508290005" table:style-name="ce1">
            <text:p>9.867140651</text:p>
          </table:table-cell>
          <table:table-cell office:value-type="float" office:value="0.94212459093452705" table:style-name="ce1">
            <text:p>0.942124591</text:p>
          </table:table-cell>
          <table:table-cell office:value-type="float" office:value="2.4097319169985101E-2" table:style-name="ce1">
            <text:p>0.024097319</text:p>
          </table:table-cell>
          <table:table-cell office:value-type="float" office:value="0.20730709057126001" table:style-name="ce1">
            <text:p>0.207307091</text:p>
          </table:table-cell>
          <table:table-cell office:value-type="float" office:value="0.47659714343770998" table:style-name="ce1">
            <text:p>0.476597143</text:p>
          </table:table-cell>
          <table:table-cell office:value-type="float" office:value="0.153156293278949" table:style-name="ce1">
            <text:p>0.153156293</text:p>
          </table:table-cell>
          <table:table-cell office:value-type="float" office:value="0.418905479429931" table:style-name="ce1">
            <text:p>0.418905479</text:p>
          </table:table-cell>
          <table:table-cell office:value-type="float" office:value="3.1773142914911201" table:style-name="ce1">
            <text:p>3.177314291</text:p>
          </table:table-cell>
          <table:table-cell office:value-type="float" office:value="14.8" table:style-name="ce1">
            <text:p>14.8</text:p>
          </table:table-cell>
          <table:table-cell office:value-type="float" office:value="0.113442300883228" table:style-name="ce1">
            <text:p>0.113442301</text:p>
          </table:table-cell>
          <table:table-cell office:value-type="float" office:value="0.38183537755507901" table:style-name="ce1">
            <text:p>0.381835378</text:p>
          </table:table-cell>
          <table:table-cell office:value-type="float" office:value="0.398474753522712" table:style-name="ce1">
            <text:p>0.398474754</text:p>
          </table:table-cell>
          <table:table-cell office:value-type="float" office:value="0.69" table:style-name="ce1">
            <text:p>0.69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4881810311093902" table:style-name="ce1">
            <text:p>2.488181031</text:p>
          </table:table-cell>
          <table:table-cell office:value-type="float" office:value="0.12945678363072399" table:style-name="ce1">
            <text:p>0.129456784</text:p>
          </table:table-cell>
          <table:table-cell office:value-type="float" office:value="0.37485327786871803" table:style-name="ce1">
            <text:p>0.374853278</text:p>
          </table:table-cell>
          <table:table-cell office:value-type="float" office:value="1.46853430764742" table:style-name="ce1">
            <text:p>1.468534308</text:p>
          </table:table-cell>
          <table:table-cell office:value-type="float" office:value="0.80462576015012299" table:style-name="ce1">
            <text:p>0.80462576</text:p>
          </table:table-cell>
          <table:table-cell office:value-type="float" office:value="9.7902287235235903" table:style-name="ce1">
            <text:p>9.790228724</text:p>
          </table:table-cell>
          <table:table-cell office:value-type="float" office:value="21" table:style-name="ce1">
            <text:p>21</text:p>
          </table:table-cell>
          <table:table-cell office:value-type="float" office:value="0.23130686484018101" table:style-name="ce1">
            <text:p>0.231306865</text:p>
          </table:table-cell>
          <table:table-cell office:value-type="float" office:value="0.58210004669708304" table:style-name="ce1">
            <text:p>0.582100047</text:p>
          </table:table-cell>
          <table:table-cell office:value-type="float" office:value="0.74451097804391198" table:style-name="ce1">
            <text:p>0.744510978</text:p>
          </table:table-cell>
          <table:table-cell office:value-type="float" office:value="5.7476578947368399E-2" table:style-name="ce1">
            <text:p>0.057476579</text:p>
          </table:table-cell>
          <table:table-cell office:value-type="float" office:value="0.36230219739540798" table:style-name="ce1">
            <text:p>0.362302197</text:p>
          </table:table-cell>
          <table:table-cell office:value-type="float" office:value="0.92363586949312904" table:style-name="ce1">
            <text:p>0.923635869</text:p>
          </table:table-cell>
          <table:table-cell office:value-type="float" office:value="1.0337132839188801E-3" table:style-name="ce1">
            <text:p>0.001033713</text:p>
          </table:table-cell>
          <table:table-cell office:value-type="float" office:value="4.9417341197235997E-3" table:style-name="ce1">
            <text:p>0.004941734</text:p>
          </table:table-cell>
          <table:table-cell office:value-type="float" office:value="7.2297508856196194E-2" table:style-name="ce1">
            <text:p>0.072297509</text:p>
          </table:table-cell>
          <table:table-cell office:value-type="float" office:value="6.2990344532930301E-2" table:style-name="ce1">
            <text:p>0.062990345</text:p>
          </table:table-cell>
          <table:table-cell office:value-type="float" office:value="0.116034779074273" table:style-name="ce1">
            <text:p>0.116034779</text:p>
          </table:table-cell>
          <table:table-cell office:value-type="float" office:value="3.2132226196868099" table:style-name="ce1">
            <text:p>3.21322262</text:p>
          </table:table-cell>
          <table:table-cell office:value-type="float" office:value="20.273684210526302" table:style-name="ce1">
            <text:p>20.27368421</text:p>
          </table:table-cell>
          <table:table-cell office:value-type="float" office:value="2.36548177793631E-3" table:style-name="ce1">
            <text:p>0.002365482</text:p>
          </table:table-cell>
          <table:table-cell office:value-type="float" office:value="1.08442825759172E-2" table:style-name="ce1">
            <text:p>0.010844283</text:p>
          </table:table-cell>
          <table:table-cell office:value-type="float" office:value="3.1259318258204001E-2" table:style-name="ce1">
            <text:p>0.031259318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office:value-type="float" office:value="205" table:style-name="ce1">
            <text:p>205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7.65" table:style-name="ce1">
            <text:p>7.65</text:p>
          </table:table-cell>
          <table:table-cell office:value-type="float" office:value="29" table:style-name="ce1">
            <text:p>29</text:p>
          </table:table-cell>
          <table:table-cell table:number-columns-repeated="1632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1115" table:style-name="ce1">
            <text:p>0.1115</text:p>
          </table:table-cell>
          <table:table-cell office:value-type="float" office:value="6.9123934476500004" table:style-name="ce1">
            <text:p>6.912393448</text:p>
          </table:table-cell>
          <table:table-cell office:value-type="float" office:value="1.0236368735872401" table:style-name="ce1">
            <text:p>1.023636874</text:p>
          </table:table-cell>
          <table:table-cell office:value-type="float" office:value="8.8290529734110102E-3" table:style-name="ce1">
            <text:p>0.008829053</text:p>
          </table:table-cell>
          <table:table-cell office:value-type="float" office:value="0.13560152118580199" table:style-name="ce1">
            <text:p>0.135601521</text:p>
          </table:table-cell>
          <table:table-cell office:value-type="float" office:value="0.23548638272091199" table:style-name="ce1">
            <text:p>0.235486383</text:p>
          </table:table-cell>
          <table:table-cell office:value-type="float" office:value="0.20314932555058199" table:style-name="ce1">
            <text:p>0.203149326</text:p>
          </table:table-cell>
          <table:table-cell office:value-type="float" office:value="0.588828599836549" table:style-name="ce1">
            <text:p>0.5888286</text:p>
          </table:table-cell>
          <table:table-cell office:value-type="float" office:value="1.5699092190813599" table:style-name="ce1">
            <text:p>1.569909219</text:p>
          </table:table-cell>
          <table:table-cell office:value-type="float" office:value="6.85" table:style-name="ce1">
            <text:p>6.85</text:p>
          </table:table-cell>
          <table:table-cell office:value-type="float" office:value="5.7004746350025497E-2" table:style-name="ce1">
            <text:p>0.057004746</text:p>
          </table:table-cell>
          <table:table-cell office:value-type="float" office:value="0.71649863317888196" table:style-name="ce1">
            <text:p>0.716498633</text:p>
          </table:table-cell>
          <table:table-cell office:value-type="float" office:value="0.28480157474359802" table:style-name="ce1">
            <text:p>0.284801575</text:p>
          </table:table-cell>
          <table:table-cell office:value-type="float" office:value="0.53" table:style-name="ce1">
            <text:p>0.53</text:p>
          </table:table-cell>
          <table:table-cell office:value-type="float" office:value="9.8689906000000196" table:style-name="ce1">
            <text:p>9.8689906</text:p>
          </table:table-cell>
          <table:table-cell office:value-type="float" office:value="2.60744099236293" table:style-name="ce1">
            <text:p>2.607440992</text:p>
          </table:table-cell>
          <table:table-cell office:value-type="float" office:value="1.9424915675017501E-2" table:style-name="ce1">
            <text:p>0.019424916</text:p>
          </table:table-cell>
          <table:table-cell office:value-type="float" office:value="0.20126653691192101" table:style-name="ce1">
            <text:p>0.201266537</text:p>
          </table:table-cell>
          <table:table-cell office:value-type="float" office:value="0.28042201174464498" table:style-name="ce1">
            <text:p>0.280422012</text:p>
          </table:table-cell>
          <table:table-cell office:value-type="float" office:value="0.80756921694996597" table:style-name="ce1">
            <text:p>0.807569217</text:p>
          </table:table-cell>
          <table:table-cell office:value-type="float" office:value="1.86948007941932" table:style-name="ce1">
            <text:p>1.869480079</text:p>
          </table:table-cell>
          <table:table-cell office:value-type="float" office:value="12" table:style-name="ce1">
            <text:p>12</text:p>
          </table:table-cell>
          <table:table-cell office:value-type="float" office:value="7.4068369425632594E-2" table:style-name="ce1">
            <text:p>0.074068369</text:p>
          </table:table-cell>
          <table:table-cell office:value-type="float" office:value="0.79086584573298502" table:style-name="ce1">
            <text:p>0.790865846</text:p>
          </table:table-cell>
          <table:table-cell office:value-type="float" office:value="0.584008097165992" table:style-name="ce1">
            <text:p>0.584008097</text:p>
          </table:table-cell>
          <table:table-cell office:value-type="float" office:value="3.02239473684211E-2" table:style-name="ce1">
            <text:p>0.030223947</text:p>
          </table:table-cell>
          <table:table-cell office:value-type="float" office:value="2.4538404195330701" table:style-name="ce1">
            <text:p>2.45384042</text:p>
          </table:table-cell>
          <table:table-cell office:value-type="float" office:value="1.28594211156927" table:style-name="ce1">
            <text:p>1.285942112</text:p>
          </table:table-cell>
          <table:table-cell office:value-type="float" office:value="2.3915224496158399E-5" table:style-name="ce2">
            <text:p>2.39E-05</text:p>
          </table:table-cell>
          <table:table-cell office:value-type="float" office:value="8.2876325656230205E-4" table:style-name="ce1">
            <text:p>0.000828763</text:p>
          </table:table-cell>
          <table:table-cell office:value-type="float" office:value="4.87861331711779E-4" table:style-name="ce1">
            <text:p>0.000487861</text:p>
          </table:table-cell>
          <table:table-cell office:value-type="float" office:value="9.5023989048879098E-2" table:style-name="ce1">
            <text:p>0.095023989</text:p>
          </table:table-cell>
          <table:table-cell office:value-type="float" office:value="0.17921803212246801" table:style-name="ce1">
            <text:p>0.179218032</text:p>
          </table:table-cell>
          <table:table-cell office:value-type="float" office:value="2.1682725879876099E-2" table:style-name="ce1">
            <text:p>0.021682726</text:p>
          </table:table-cell>
          <table:table-cell office:value-type="float" office:value="3.71315789473684" table:style-name="ce1">
            <text:p>3.713157895</text:p>
          </table:table-cell>
          <table:table-cell office:value-type="float" office:value="1.04010786846619E-4" table:style-name="ce1">
            <text:p>0.000104011</text:p>
          </table:table-cell>
          <table:table-cell office:value-type="float" office:value="1.4893936627688399E-3" table:style-name="ce1">
            <text:p>0.001489394</text:p>
          </table:table-cell>
          <table:table-cell office:value-type="float" office:value="1.8669960139436E-2" table:style-name="ce1">
            <text:p>0.01866996</text:p>
          </table:table-cell>
          <table:table-cell office:value-type="float" office:value="26" table:style-name="ce1">
            <text:p>26</text:p>
          </table:table-cell>
          <table:table-cell office:value-type="float" office:value="73" table:style-name="ce1">
            <text:p>73</text:p>
          </table:table-cell>
          <table:table-cell office:value-type="float" office:value="158" table:style-name="ce1">
            <text:p>15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.89" table:style-name="ce1">
            <text:p>2.89</text:p>
          </table:table-cell>
          <table:table-cell office:value-type="float" office:value="39" table:style-name="ce1">
            <text:p>39</text:p>
          </table:table-cell>
          <table:table-cell table:number-columns-repeated="1632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565" table:style-name="ce1">
            <text:p>0.1565</text:p>
          </table:table-cell>
          <table:table-cell office:value-type="float" office:value="5.7105445861769999" table:style-name="ce1">
            <text:p>5.710544586</text:p>
          </table:table-cell>
          <table:table-cell office:value-type="float" office:value="1.14538990952663" table:style-name="ce1">
            <text:p>1.14538991</text:p>
          </table:table-cell>
          <table:table-cell office:value-type="float" office:value="9.7562994761594395E-3" table:style-name="ce1">
            <text:p>0.009756299</text:p>
          </table:table-cell>
          <table:table-cell office:value-type="float" office:value="0.32422043033258202" table:style-name="ce1">
            <text:p>0.32422043</text:p>
          </table:table-cell>
          <table:table-cell office:value-type="float" office:value="0.33102415304149302" table:style-name="ce1">
            <text:p>0.331024153</text:p>
          </table:table-cell>
          <table:table-cell office:value-type="float" office:value="0.21217333924604501" table:style-name="ce1">
            <text:p>0.212173339</text:p>
          </table:table-cell>
          <table:table-cell office:value-type="float" office:value="0.66641568482206104" table:style-name="ce1">
            <text:p>0.666415685</text:p>
          </table:table-cell>
          <table:table-cell office:value-type="float" office:value="2.2068276882673801" table:style-name="ce1">
            <text:p>2.206827688</text:p>
          </table:table-cell>
          <table:table-cell office:value-type="float" office:value="5.8" table:style-name="ce1">
            <text:p>5.8</text:p>
          </table:table-cell>
          <table:table-cell office:value-type="float" office:value="4.3757807875851797E-2" table:style-name="ce1">
            <text:p>0.043757808</text:p>
          </table:table-cell>
          <table:table-cell office:value-type="float" office:value="0.60942387478566795" table:style-name="ce1">
            <text:p>0.609423875</text:p>
          </table:table-cell>
          <table:table-cell office:value-type="float" office:value="0.53153442240509097" table:style-name="ce1">
            <text:p>0.531534422</text:p>
          </table:table-cell>
          <table:table-cell office:value-type="float" office:value="0.47" table:style-name="ce1">
            <text:p>0.47</text:p>
          </table:table-cell>
          <table:table-cell office:value-type="float" office:value="10.0099904537" table:style-name="ce1">
            <text:p>10.00999045</text:p>
          </table:table-cell>
          <table:table-cell office:value-type="float" office:value="2.67262021745745" table:style-name="ce1">
            <text:p>2.672620217</text:p>
          </table:table-cell>
          <table:table-cell office:value-type="float" office:value="5.5102569880132103E-2" table:style-name="ce1">
            <text:p>0.05510257</text:p>
          </table:table-cell>
          <table:table-cell office:value-type="float" office:value="0.410512804062521" table:style-name="ce1">
            <text:p>0.410512804</text:p>
          </table:table-cell>
          <table:table-cell office:value-type="float" office:value="0.68312534401809999" table:style-name="ce1">
            <text:p>0.683125344</text:p>
          </table:table-cell>
          <table:table-cell office:value-type="float" office:value="0.93293884601871802" table:style-name="ce1">
            <text:p>0.932938846</text:p>
          </table:table-cell>
          <table:table-cell office:value-type="float" office:value="4.5541689628531703" table:style-name="ce1">
            <text:p>4.554168963</text:p>
          </table:table-cell>
          <table:table-cell office:value-type="float" office:value="13" table:style-name="ce1">
            <text:p>13</text:p>
          </table:table-cell>
          <table:table-cell office:value-type="float" office:value="0.119493612383822" table:style-name="ce1">
            <text:p>0.119493612</text:p>
          </table:table-cell>
          <table:table-cell office:value-type="float" office:value="0.93435806298900403" table:style-name="ce1">
            <text:p>0.934358063</text:p>
          </table:table-cell>
          <table:table-cell office:value-type="float" office:value="0.83309352517985602" table:style-name="ce1">
            <text:p>0.833093525</text:p>
          </table:table-cell>
          <table:table-cell office:value-type="float" office:value="3.1823947368421097E-2" table:style-name="ce1">
            <text:p>0.031823947</text:p>
          </table:table-cell>
          <table:table-cell office:value-type="float" office:value="7.0660762111468296" table:style-name="ce1">
            <text:p>7.066076211</text:p>
          </table:table-cell>
          <table:table-cell office:value-type="float" office:value="1.46611154565944" table:style-name="ce1">
            <text:p>1.466111546</text:p>
          </table:table-cell>
          <table:table-cell office:value-type="float" office:value="1.4131187061568499E-4" table:style-name="ce1">
            <text:p>0.000141312</text:p>
          </table:table-cell>
          <table:table-cell office:value-type="float" office:value="2.4702779217340601E-3" table:style-name="ce1">
            <text:p>0.002470278</text:p>
          </table:table-cell>
          <table:table-cell office:value-type="float" office:value="1.21374941909872E-2" table:style-name="ce1">
            <text:p>0.012137494</text:p>
          </table:table-cell>
          <table:table-cell office:value-type="float" office:value="9.6404986899135001E-2" table:style-name="ce1">
            <text:p>0.096404987</text:p>
          </table:table-cell>
          <table:table-cell office:value-type="float" office:value="0.14932506379997201" table:style-name="ce1">
            <text:p>0.149325064</text:p>
          </table:table-cell>
          <table:table-cell office:value-type="float" office:value="0.53944418691343199" table:style-name="ce1">
            <text:p>0.539444187</text:p>
          </table:table-cell>
          <table:table-cell office:value-type="float" office:value="10.6947368421053" table:style-name="ce1">
            <text:p>10.69473684</text:p>
          </table:table-cell>
          <table:table-cell office:value-type="float" office:value="5.1157068134669601E-4" table:style-name="ce1">
            <text:p>0.000511571</text:p>
          </table:table-cell>
          <table:table-cell office:value-type="float" office:value="1.4398814609933501E-2" table:style-name="ce1">
            <text:p>0.014398815</text:p>
          </table:table-cell>
          <table:table-cell office:value-type="float" office:value="3.41337870961477E-2" table:style-name="ce1">
            <text:p>0.034133787</text:p>
          </table:table-cell>
          <table:table-cell office:value-type="float" office:value="62" table:style-name="ce1">
            <text:p>62</text:p>
          </table:table-cell>
          <table:table-cell office:value-type="float" office:value="67.5" table:style-name="ce1">
            <text:p>67.5</text:p>
          </table:table-cell>
          <table:table-cell office:value-type="float" office:value="165" table:style-name="ce1">
            <text:p>165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.5" table:style-name="ce1">
            <text:p>3.5</text:p>
          </table:table-cell>
          <table:table-cell office:value-type="float" office:value="38" table:style-name="ce1">
            <text:p>38</text:p>
          </table:table-cell>
          <table:table-cell table:number-columns-repeated="1632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26900000000000002" table:style-name="ce1">
            <text:p>0.269</text:p>
          </table:table-cell>
          <table:table-cell office:value-type="float" office:value="4.909545350018" table:style-name="ce1">
            <text:p>4.90954535</text:p>
          </table:table-cell>
          <table:table-cell office:value-type="float" office:value="1.45469103518214" table:style-name="ce1">
            <text:p>1.454691035</text:p>
          </table:table-cell>
          <table:table-cell office:value-type="float" office:value="2.4642144467414999E-3" table:style-name="ce1">
            <text:p>0.002464214</text:p>
          </table:table-cell>
          <table:table-cell office:value-type="float" office:value="0.25668495465176899" table:style-name="ce1">
            <text:p>0.256684955</text:p>
          </table:table-cell>
          <table:table-cell office:value-type="float" office:value="0.26323862036248002" table:style-name="ce1">
            <text:p>0.26323862</text:p>
          </table:table-cell>
          <table:table-cell office:value-type="float" office:value="0.62611436224772898" table:style-name="ce1">
            <text:p>0.626114362</text:p>
          </table:table-cell>
          <table:table-cell office:value-type="float" office:value="0.99863302004697896" table:style-name="ce1">
            <text:p>0.99863302</text:p>
          </table:table-cell>
          <table:table-cell office:value-type="float" office:value="1.7549241368028199" table:style-name="ce1">
            <text:p>1.754924137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5.2547937593720097E-2" table:style-name="ce1">
            <text:p>0.052547938</text:p>
          </table:table-cell>
          <table:table-cell office:value-type="float" office:value="0.71330615201416703" table:style-name="ce1">
            <text:p>0.713306152</text:p>
          </table:table-cell>
          <table:table-cell office:value-type="float" office:value="0.48620312238563901" table:style-name="ce1">
            <text:p>0.48620312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9.9989905360000098" table:style-name="ce1">
            <text:p>9.998990536</text:p>
          </table:table-cell>
          <table:table-cell office:value-type="float" office:value="2.96249618701935" table:style-name="ce1">
            <text:p>2.962496187</text:p>
          </table:table-cell>
          <table:table-cell office:value-type="float" office:value="6.6222754806375796E-3" table:style-name="ce1">
            <text:p>0.006622275</text:p>
          </table:table-cell>
          <table:table-cell office:value-type="float" office:value="0.36736458677485601" table:style-name="ce1">
            <text:p>0.367364587</text:p>
          </table:table-cell>
          <table:table-cell office:value-type="float" office:value="0.328452629296411" table:style-name="ce1">
            <text:p>0.328452629</text:p>
          </table:table-cell>
          <table:table-cell office:value-type="float" office:value="0.99504909677345699" table:style-name="ce1">
            <text:p>0.995049097</text:p>
          </table:table-cell>
          <table:table-cell office:value-type="float" office:value="2.1896841966232201" table:style-name="ce1">
            <text:p>2.189684197</text:p>
          </table:table-cell>
          <table:table-cell office:value-type="float" office:value="7" table:style-name="ce1">
            <text:p>7</text:p>
          </table:table-cell>
          <table:table-cell office:value-type="float" office:value="9.1182396437187604E-2" table:style-name="ce1">
            <text:p>0.091182396</text:p>
          </table:table-cell>
          <table:table-cell office:value-type="float" office:value="0.82864568011670803" table:style-name="ce1">
            <text:p>0.82864568</text:p>
          </table:table-cell>
          <table:table-cell office:value-type="float" office:value="0.80819180819180803" table:style-name="ce1">
            <text:p>0.808191808</text:p>
          </table:table-cell>
          <table:table-cell office:value-type="float" office:value="4.2419999999999999E-2" table:style-name="ce1">
            <text:p>0.04242</text:p>
          </table:table-cell>
          <table:table-cell office:value-type="float" office:value="3.5250515066347901" table:style-name="ce1">
            <text:p>3.525051507</text:p>
          </table:table-cell>
          <table:table-cell office:value-type="float" office:value="1.30748546991759" table:style-name="ce1">
            <text:p>1.30748547</text:p>
          </table:table-cell>
          <table:table-cell office:value-type="float" office:value="2.2447183003080999E-6" table:style-name="ce2">
            <text:p>2.24E-06</text:p>
          </table:table-cell>
          <table:table-cell office:value-type="float" office:value="1.6219898858325799E-3" table:style-name="ce1">
            <text:p>0.00162199</text:p>
          </table:table-cell>
          <table:table-cell office:value-type="float" office:value="1.09426528453759E-3" table:style-name="ce1">
            <text:p>0.001094265</text:p>
          </table:table-cell>
          <table:table-cell office:value-type="float" office:value="0.11598423045341399" table:style-name="ce1">
            <text:p>0.11598423</text:p>
          </table:table-cell>
          <table:table-cell office:value-type="float" office:value="3.7372683839244001E-5" table:style-name="ce2">
            <text:p>3.74E-05</text:p>
          </table:table-cell>
          <table:table-cell office:value-type="float" office:value="4.8634012704475801E-2" table:style-name="ce1">
            <text:p>0.048634013</text:p>
          </table:table-cell>
          <table:table-cell office:value-type="float" office:value="1.71315789473684" table:style-name="ce1">
            <text:p>1.713157895</text:p>
          </table:table-cell>
          <table:table-cell office:value-type="float" office:value="3.2104653709577401E-4" table:style-name="ce1">
            <text:p>0.000321047</text:p>
          </table:table-cell>
          <table:table-cell office:value-type="float" office:value="4.7933039873335002E-3" table:style-name="ce1">
            <text:p>0.004793304</text:p>
          </table:table-cell>
          <table:table-cell office:value-type="float" office:value="2.20676633864785E-2" table:style-name="ce1">
            <text:p>0.022067663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float" office:value="192" table:style-name="ce1">
            <text:p>192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3.21" table:style-name="ce1">
            <text:p>3.21</text:p>
          </table:table-cell>
          <table:table-cell office:value-type="float" office:value="48" table:style-name="ce1">
            <text:p>48</text:p>
          </table:table-cell>
          <table:table-cell table:number-columns-repeated="1632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182" table:style-name="ce1">
            <text:p>0.182</text:p>
          </table:table-cell>
          <table:table-cell office:value-type="float" office:value="9.7272407769190004" table:style-name="ce1">
            <text:p>9.727240777</text:p>
          </table:table-cell>
          <table:table-cell office:value-type="float" office:value="0.65936153602626402" table:style-name="ce1">
            <text:p>0.659361536</text:p>
          </table:table-cell>
          <table:table-cell office:value-type="float" office:value="1.23473128982953E-2" table:style-name="ce1">
            <text:p>0.012347313</text:p>
          </table:table-cell>
          <table:table-cell office:value-type="float" office:value="0.25039179403655099" table:style-name="ce1">
            <text:p>0.250391794</text:p>
          </table:table-cell>
          <table:table-cell office:value-type="float" office:value="0.36277285627970102" table:style-name="ce1">
            <text:p>0.362772856</text:p>
          </table:table-cell>
          <table:table-cell office:value-type="float" office:value="0.19170262905941099" table:style-name="ce1">
            <text:p>0.191702629</text:p>
          </table:table-cell>
          <table:table-cell office:value-type="float" office:value="0.66338619674779997" table:style-name="ce1">
            <text:p>0.663386197</text:p>
          </table:table-cell>
          <table:table-cell office:value-type="float" office:value="2.4184857099824302" table:style-name="ce1">
            <text:p>2.41848571</text:p>
          </table:table-cell>
          <table:table-cell office:value-type="float" office:value="8.35" table:style-name="ce1">
            <text:p>8.35</text:p>
          </table:table-cell>
          <table:table-cell office:value-type="float" office:value="5.1756086325277999E-2" table:style-name="ce1">
            <text:p>0.051756086</text:p>
          </table:table-cell>
          <table:table-cell office:value-type="float" office:value="0.54727403062395996" table:style-name="ce1">
            <text:p>0.547274031</text:p>
          </table:table-cell>
          <table:table-cell office:value-type="float" office:value="0.60973220131059802" table:style-name="ce1">
            <text:p>0.609732201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0.0099904541" table:style-name="ce1">
            <text:p>10.00999045</text:p>
          </table:table-cell>
          <table:table-cell office:value-type="float" office:value="2.5178155670286899" table:style-name="ce1">
            <text:p>2.517815567</text:p>
          </table:table-cell>
          <table:table-cell office:value-type="float" office:value="7.3484258882588596E-2" table:style-name="ce1">
            <text:p>0.073484259</text:p>
          </table:table-cell>
          <table:table-cell office:value-type="float" office:value="0.382028277357299" table:style-name="ce1">
            <text:p>0.382028277</text:p>
          </table:table-cell>
          <table:table-cell office:value-type="float" office:value="0.55271896232173501" table:style-name="ce1">
            <text:p>0.552718962</text:p>
          </table:table-cell>
          <table:table-cell office:value-type="float" office:value="0.87709775188174699" table:style-name="ce1">
            <text:p>0.877097752</text:p>
          </table:table-cell>
          <table:table-cell office:value-type="float" office:value="3.6847930843557801" table:style-name="ce1">
            <text:p>3.684793084</text:p>
          </table:table-cell>
          <table:table-cell office:value-type="float" office:value="17" table:style-name="ce1">
            <text:p>17</text:p>
          </table:table-cell>
          <table:table-cell office:value-type="float" office:value="8.6710035259119703E-2" table:style-name="ce1">
            <text:p>0.086710035</text:p>
          </table:table-cell>
          <table:table-cell office:value-type="float" office:value="0.68648660103544901" table:style-name="ce1">
            <text:p>0.686486601</text:p>
          </table:table-cell>
          <table:table-cell office:value-type="float" office:value="0.87624750499002002" table:style-name="ce1">
            <text:p>0.876247505</text:p>
          </table:table-cell>
          <table:table-cell office:value-type="float" office:value="9.5785263157894707E-2" table:style-name="ce1">
            <text:p>0.095785263</text:p>
          </table:table-cell>
          <table:table-cell office:value-type="float" office:value="0.76953871925998996" table:style-name="ce1">
            <text:p>0.769538719</text:p>
          </table:table-cell>
          <table:table-cell office:value-type="float" office:value="0.83699679300357699" table:style-name="ce1">
            <text:p>0.836996793</text:p>
          </table:table-cell>
          <table:table-cell office:value-type="float" office:value="3.5986183412039401E-4" table:style-name="ce1">
            <text:p>0.000359862</text:p>
          </table:table-cell>
          <table:table-cell office:value-type="float" office:value="5.93391610896816E-3" table:style-name="ce1">
            <text:p>0.005933916</text:p>
          </table:table-cell>
          <table:table-cell office:value-type="float" office:value="6.1534339868506696E-3" table:style-name="ce1">
            <text:p>0.006153434</text:p>
          </table:table-cell>
          <table:table-cell office:value-type="float" office:value="7.9229916803054801E-2" table:style-name="ce1">
            <text:p>0.079229917</text:p>
          </table:table-cell>
          <table:table-cell office:value-type="float" office:value="0.10454237802161299" table:style-name="ce1">
            <text:p>0.104542378</text:p>
          </table:table-cell>
          <table:table-cell office:value-type="float" office:value="0.27348595529932401" table:style-name="ce1">
            <text:p>0.273485955</text:p>
          </table:table-cell>
          <table:table-cell office:value-type="float" office:value="14.2394736842105" table:style-name="ce1">
            <text:p>14.23947368</text:p>
          </table:table-cell>
          <table:table-cell office:value-type="float" office:value="4.32641418483718E-4" table:style-name="ce1">
            <text:p>0.000432641</text:p>
          </table:table-cell>
          <table:table-cell office:value-type="float" office:value="4.8654892277939302E-3" table:style-name="ce1">
            <text:p>0.004865489</text:p>
          </table:table-cell>
          <table:table-cell office:value-type="float" office:value="3.1596020923488399E-2" table:style-name="ce1">
            <text:p>0.031596021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office:value-type="float" office:value="188" table:style-name="ce1">
            <text:p>188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.65" table:style-name="ce1">
            <text:p>2.65</text:p>
          </table:table-cell>
          <table:table-cell office:value-type="float" office:value="40" table:style-name="ce1">
            <text:p>40</text:p>
          </table:table-cell>
          <table:table-cell table:number-columns-repeated="1632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.7957463979375001" table:style-name="ce1">
            <text:p>3.795746398</text:p>
          </table:table-cell>
          <table:table-cell office:value-type="float" office:value="0.76181474182111797" table:style-name="ce1">
            <text:p>0.761814742</text:p>
          </table:table-cell>
          <table:table-cell office:value-type="float" office:value="2.1454810482857301E-2" table:style-name="ce1">
            <text:p>0.02145481</text:p>
          </table:table-cell>
          <table:table-cell office:value-type="float" office:value="0.22004489755984999" table:style-name="ce1">
            <text:p>0.220044898</text:p>
          </table:table-cell>
          <table:table-cell office:value-type="float" office:value="0.28124579391312898" table:style-name="ce1">
            <text:p>0.281245794</text:p>
          </table:table-cell>
          <table:table-cell office:value-type="float" office:value="0.329046512286363" table:style-name="ce1">
            <text:p>0.329046512</text:p>
          </table:table-cell>
          <table:table-cell office:value-type="float" office:value="0.81283645785944003" table:style-name="ce1">
            <text:p>0.812836458</text:p>
          </table:table-cell>
          <table:table-cell office:value-type="float" office:value="1.8749719605458399" table:style-name="ce1">
            <text:p>1.874971961</text:p>
          </table:table-cell>
          <table:table-cell office:value-type="float" office:value="4.8" table:style-name="ce1">
            <text:p>4.8</text:p>
          </table:table-cell>
          <table:table-cell office:value-type="float" office:value="6.4171968491600506E-2" table:style-name="ce1">
            <text:p>0.064171968</text:p>
          </table:table-cell>
          <table:table-cell office:value-type="float" office:value="0.65305824594561401" table:style-name="ce1">
            <text:p>0.653058246</text:p>
          </table:table-cell>
          <table:table-cell office:value-type="float" office:value="0.21126529557194701" table:style-name="ce1">
            <text:p>0.211265296</text:p>
          </table:table-cell>
          <table:table-cell office:value-type="float" office:value="0.44" table:style-name="ce1">
            <text:p>0.44</text:p>
          </table:table-cell>
          <table:table-cell office:value-type="float" office:value="6.0099942683999998" table:style-name="ce1">
            <text:p>6.009994268</text:p>
          </table:table-cell>
          <table:table-cell office:value-type="float" office:value="2.4621803060704699" table:style-name="ce1">
            <text:p>2.462180306</text:p>
          </table:table-cell>
          <table:table-cell office:value-type="float" office:value="0.180626616007492" table:style-name="ce1">
            <text:p>0.180626616</text:p>
          </table:table-cell>
          <table:table-cell office:value-type="float" office:value="0.29445139802081299" table:style-name="ce1">
            <text:p>0.294451398</text:p>
          </table:table-cell>
          <table:table-cell office:value-type="float" office:value="0.50955569865628003" table:style-name="ce1">
            <text:p>0.509555699</text:p>
          </table:table-cell>
          <table:table-cell office:value-type="float" office:value="0.98416826758326204" table:style-name="ce1">
            <text:p>0.984168268</text:p>
          </table:table-cell>
          <table:table-cell office:value-type="float" office:value="3.3970379930800898" table:style-name="ce1">
            <text:p>3.397037993</text:p>
          </table:table-cell>
          <table:table-cell office:value-type="float" office:value="9" table:style-name="ce1">
            <text:p>9</text:p>
          </table:table-cell>
          <table:table-cell office:value-type="float" office:value="0.13071436412662599" table:style-name="ce1">
            <text:p>0.130714364</text:p>
          </table:table-cell>
          <table:table-cell office:value-type="float" office:value="0.82100629131587499" table:style-name="ce1">
            <text:p>0.821006291</text:p>
          </table:table-cell>
          <table:table-cell office:value-type="float" office:value="0.38039867109634601" table:style-name="ce1">
            <text:p>0.380398671</text:p>
          </table:table-cell>
          <table:table-cell office:value-type="float" office:value="1.5642105263157902E-2" table:style-name="ce1">
            <text:p>0.015642105</text:p>
          </table:table-cell>
          <table:table-cell office:value-type="float" office:value="1.43221222226967" table:style-name="ce1">
            <text:p>1.432212222</text:p>
          </table:table-cell>
          <table:table-cell office:value-type="float" office:value="0.99378137329856997" table:style-name="ce1">
            <text:p>0.993781373</text:p>
          </table:table-cell>
          <table:table-cell office:value-type="float" office:value="1.57606100646949E-3" table:style-name="ce1">
            <text:p>0.001576061</text:p>
          </table:table-cell>
          <table:table-cell office:value-type="float" office:value="1.79627760028333E-3" table:style-name="ce1">
            <text:p>0.001796278</text:p>
          </table:table-cell>
          <table:table-cell office:value-type="float" office:value="5.8817366722799204E-3" table:style-name="ce1">
            <text:p>0.005881737</text:p>
          </table:table-cell>
          <table:table-cell office:value-type="float" office:value="0.17807317991367799" table:style-name="ce1">
            <text:p>0.17807318</text:p>
          </table:table-cell>
          <table:table-cell office:value-type="float" office:value="0.103518425403957" table:style-name="ce1">
            <text:p>0.103518425</text:p>
          </table:table-cell>
          <table:table-cell office:value-type="float" office:value="0.261410519081689" table:style-name="ce1">
            <text:p>0.261410519</text:p>
          </table:table-cell>
          <table:table-cell office:value-type="float" office:value="4.8" table:style-name="ce1">
            <text:p>4.8</text:p>
          </table:table-cell>
          <table:table-cell office:value-type="float" office:value="4.9180478088350595E-4" table:style-name="ce1">
            <text:p>0.000491805</text:p>
          </table:table-cell>
          <table:table-cell office:value-type="float" office:value="8.9842391146083295E-3" table:style-name="ce1">
            <text:p>0.008984239</text:p>
          </table:table-cell>
          <table:table-cell office:value-type="float" office:value="1.2741238424614901E-2" table:style-name="ce1">
            <text:p>0.012741238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float" office:value="165" table:style-name="ce1">
            <text:p>165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.59" table:style-name="ce1">
            <text:p>2.59</text:p>
          </table:table-cell>
          <table:table-cell office:value-type="float" office:value="43" table:style-name="ce1">
            <text:p>43</text:p>
          </table:table-cell>
          <table:table-cell table:number-columns-repeated="1632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22" table:style-name="ce1">
            <text:p>0.122</text:p>
          </table:table-cell>
          <table:table-cell office:value-type="float" office:value="10.006690513994" table:style-name="ce1">
            <text:p>10.00669051</text:p>
          </table:table-cell>
          <table:table-cell office:value-type="float" office:value="0.81578783692947399" table:style-name="ce1">
            <text:p>0.815787837</text:p>
          </table:table-cell>
          <table:table-cell office:value-type="float" office:value="3.0209349513205901E-2" table:style-name="ce1">
            <text:p>0.03020935</text:p>
          </table:table-cell>
          <table:table-cell office:value-type="float" office:value="0.31461282275859598" table:style-name="ce1">
            <text:p>0.314612823</text:p>
          </table:table-cell>
          <table:table-cell office:value-type="float" office:value="0.76418204384819099" table:style-name="ce1">
            <text:p>0.764182044</text:p>
          </table:table-cell>
          <table:table-cell office:value-type="float" office:value="0.25845230034970601" table:style-name="ce1">
            <text:p>0.2584523</text:p>
          </table:table-cell>
          <table:table-cell office:value-type="float" office:value="0.39640865729802499" table:style-name="ce1">
            <text:p>0.396408657</text:p>
          </table:table-cell>
          <table:table-cell office:value-type="float" office:value="5.0945469620446602" table:style-name="ce1">
            <text:p>5.094546962</text:p>
          </table:table-cell>
          <table:table-cell office:value-type="float" office:value="13.95" table:style-name="ce1">
            <text:p>13.95</text:p>
          </table:table-cell>
          <table:table-cell office:value-type="float" office:value="0.159976196848714" table:style-name="ce1">
            <text:p>0.159976197</text:p>
          </table:table-cell>
          <table:table-cell office:value-type="float" office:value="0.38597292967536501" table:style-name="ce1">
            <text:p>0.38597293</text:p>
          </table:table-cell>
          <table:table-cell office:value-type="float" office:value="0.36910394994227302" table:style-name="ce1">
            <text:p>0.36910395</text:p>
          </table:table-cell>
          <table:table-cell office:value-type="float" office:value="0.47" table:style-name="ce1">
            <text:p>0.47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1.90040819124736" table:style-name="ce1">
            <text:p>1.900408191</text:p>
          </table:table-cell>
          <table:table-cell office:value-type="float" office:value="8.6705567693682206E-2" table:style-name="ce1">
            <text:p>0.086705568</text:p>
          </table:table-cell>
          <table:table-cell office:value-type="float" office:value="0.53024019841595704" table:style-name="ce1">
            <text:p>0.530240198</text:p>
          </table:table-cell>
          <table:table-cell office:value-type="float" office:value="1.5991767419663101" table:style-name="ce1">
            <text:p>1.599176742</text:p>
          </table:table-cell>
          <table:table-cell office:value-type="float" office:value="0.72220508238594605" table:style-name="ce1">
            <text:p>0.722205082</text:p>
          </table:table-cell>
          <table:table-cell office:value-type="float" office:value="10.661178286172101" table:style-name="ce1">
            <text:p>10.66117829</text:p>
          </table:table-cell>
          <table:table-cell office:value-type="float" office:value="18" table:style-name="ce1">
            <text:p>18</text:p>
          </table:table-cell>
          <table:table-cell office:value-type="float" office:value="0.25953040060180599" table:style-name="ce1">
            <text:p>0.259530401</text:p>
          </table:table-cell>
          <table:table-cell office:value-type="float" office:value="0.53289169402518" table:style-name="ce1">
            <text:p>0.532891694</text:p>
          </table:table-cell>
          <table:table-cell office:value-type="float" office:value="0.66766467065868296" table:style-name="ce1">
            <text:p>0.667664671</text:p>
          </table:table-cell>
          <table:table-cell office:value-type="float" office:value="1.8679999999999999E-2" table:style-name="ce1">
            <text:p>0.01868</text:p>
          </table:table-cell>
          <table:table-cell office:value-type="float" office:value="1.78000933401634E-5" table:style-name="ce2">
            <text:p>1.78E-05</text:p>
          </table:table-cell>
          <table:table-cell office:value-type="float" office:value="0.61695662351088199" table:style-name="ce1">
            <text:p>0.616956624</text:p>
          </table:table-cell>
          <table:table-cell office:value-type="float" office:value="6.1417094798962596E-4" table:style-name="ce1">
            <text:p>0.000614171</text:p>
          </table:table-cell>
          <table:table-cell office:value-type="float" office:value="1.05804628846196E-2" table:style-name="ce1">
            <text:p>0.010580463</text:p>
          </table:table-cell>
          <table:table-cell office:value-type="float" office:value="0.107543381082759" table:style-name="ce1">
            <text:p>0.107543381</text:p>
          </table:table-cell>
          <table:table-cell office:value-type="float" office:value="8.0204078722949407E-2" table:style-name="ce1">
            <text:p>0.080204079</text:p>
          </table:table-cell>
          <table:table-cell office:value-type="float" office:value="8.9911021253519796E-2" table:style-name="ce1">
            <text:p>0.089911021</text:p>
          </table:table-cell>
          <table:table-cell office:value-type="float" office:value="4.7797058316360497" table:style-name="ce1">
            <text:p>4.779705832</text:p>
          </table:table-cell>
          <table:table-cell office:value-type="float" office:value="8.9973684210526308" table:style-name="ce1">
            <text:p>8.997368421</text:p>
          </table:table-cell>
          <table:table-cell office:value-type="float" office:value="3.5376543861621E-3" table:style-name="ce1">
            <text:p>0.003537654</text:p>
          </table:table-cell>
          <table:table-cell office:value-type="float" office:value="3.4098382134434002E-3" table:style-name="ce1">
            <text:p>0.003409838</text:p>
          </table:table-cell>
          <table:table-cell office:value-type="float" office:value="2.5809808662794899E-2" table:style-name="ce1">
            <text:p>0.025809809</text:p>
          </table:table-cell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float" office:value="178" table:style-name="ce1">
            <text:p>178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12.08" table:style-name="ce1">
            <text:p>12.08</text:p>
          </table:table-cell>
          <table:table-cell office:value-type="float" office:value="13" table:style-name="ce1">
            <text:p>13</text:p>
          </table:table-cell>
          <table:table-cell table:number-columns-repeated="1632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.35E-2" table:style-name="ce1">
            <text:p>0.0935</text:p>
          </table:table-cell>
          <table:table-cell office:value-type="float" office:value="10.003240513761" table:style-name="ce1">
            <text:p>10.00324051</text:p>
          </table:table-cell>
          <table:table-cell office:value-type="float" office:value="0.66679248904954602" table:style-name="ce1">
            <text:p>0.666792489</text:p>
          </table:table-cell>
          <table:table-cell office:value-type="float" office:value="3.6508364797418098E-2" table:style-name="ce1">
            <text:p>0.036508365</text:p>
          </table:table-cell>
          <table:table-cell office:value-type="float" office:value="0.293369234167701" table:style-name="ce1">
            <text:p>0.293369234</text:p>
          </table:table-cell>
          <table:table-cell office:value-type="float" office:value="0.57148262943740602" table:style-name="ce1">
            <text:p>0.571482629</text:p>
          </table:table-cell>
          <table:table-cell office:value-type="float" office:value="0.32385877335206698" table:style-name="ce1">
            <text:p>0.323858773</text:p>
          </table:table-cell>
          <table:table-cell office:value-type="float" office:value="0.39239035358372099" table:style-name="ce1">
            <text:p>0.392390354</text:p>
          </table:table-cell>
          <table:table-cell office:value-type="float" office:value="3.8098841985353" table:style-name="ce1">
            <text:p>3.809884199</text:p>
          </table:table-cell>
          <table:table-cell office:value-type="float" office:value="14.9" table:style-name="ce1">
            <text:p>14.9</text:p>
          </table:table-cell>
          <table:table-cell office:value-type="float" office:value="0.135044802313871" table:style-name="ce1">
            <text:p>0.135044802</text:p>
          </table:table-cell>
          <table:table-cell office:value-type="float" office:value="0.233588798629348" table:style-name="ce1">
            <text:p>0.233588799</text:p>
          </table:table-cell>
          <table:table-cell office:value-type="float" office:value="0.45240872171740398" table:style-name="ce1">
            <text:p>0.452408722</text:p>
          </table:table-cell>
          <table:table-cell office:value-type="float" office:value="0.38" table:style-name="ce1">
            <text:p>0.38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7232550925540102" table:style-name="ce1">
            <text:p>2.723255093</text:p>
          </table:table-cell>
          <table:table-cell office:value-type="float" office:value="0.11904886254373299" table:style-name="ce1">
            <text:p>0.119048863</text:p>
          </table:table-cell>
          <table:table-cell office:value-type="float" office:value="0.40461396416249001" table:style-name="ce1">
            <text:p>0.404613964</text:p>
          </table:table-cell>
          <table:table-cell office:value-type="float" office:value="0.88712134409405496" table:style-name="ce1">
            <text:p>0.887121344</text:p>
          </table:table-cell>
          <table:table-cell office:value-type="float" office:value="0.78185748354377904" table:style-name="ce1">
            <text:p>0.781857484</text:p>
          </table:table-cell>
          <table:table-cell office:value-type="float" office:value="5.9141422975088496" table:style-name="ce1">
            <text:p>5.914142298</text:p>
          </table:table-cell>
          <table:table-cell office:value-type="float" office:value="24" table:style-name="ce1">
            <text:p>24</text:p>
          </table:table-cell>
          <table:table-cell office:value-type="float" office:value="0.23726007446557701" table:style-name="ce1">
            <text:p>0.237260074</text:p>
          </table:table-cell>
          <table:table-cell office:value-type="float" office:value="0.43820333217760499" table:style-name="ce1">
            <text:p>0.438203332</text:p>
          </table:table-cell>
          <table:table-cell office:value-type="float" office:value="0.65734265734265696" table:style-name="ce1">
            <text:p>0.657342657</text:p>
          </table:table-cell>
          <table:table-cell office:value-type="float" office:value="1.4066052631579E-2" table:style-name="ce1">
            <text:p>0.014066053</text:p>
          </table:table-cell>
          <table:table-cell office:value-type="float" office:value="3.7039298678518701E-5" table:style-name="ce2">
            <text:p>3.70E-05</text:p>
          </table:table-cell>
          <table:table-cell office:value-type="float" office:value="0.793220053389321" table:style-name="ce1">
            <text:p>0.793220053</text:p>
          </table:table-cell>
          <table:table-cell office:value-type="float" office:value="1.1070650892586801E-3" table:style-name="ce1">
            <text:p>0.001107065</text:p>
          </table:table-cell>
          <table:table-cell office:value-type="float" office:value="3.5072973010991898E-3" table:style-name="ce1">
            <text:p>0.003507297</text:p>
          </table:table-cell>
          <table:table-cell office:value-type="float" office:value="2.0938802708226501E-2" table:style-name="ce1">
            <text:p>0.020938803</text:p>
          </table:table-cell>
          <table:table-cell office:value-type="float" office:value="9.7060249174213006E-2" table:style-name="ce1">
            <text:p>0.097060249</text:p>
          </table:table-cell>
          <table:table-cell office:value-type="float" office:value="6.3356696330905501E-2" table:style-name="ce1">
            <text:p>0.063356696</text:p>
          </table:table-cell>
          <table:table-cell office:value-type="float" office:value="0.93061345481569102" table:style-name="ce1">
            <text:p>0.930613455</text:p>
          </table:table-cell>
          <table:table-cell office:value-type="float" office:value="17.7789473684211" table:style-name="ce1">
            <text:p>17.77894737</text:p>
          </table:table-cell>
          <table:table-cell office:value-type="float" office:value="1.48346171490609E-3" table:style-name="ce1">
            <text:p>0.001483462</text:p>
          </table:table-cell>
          <table:table-cell office:value-type="float" office:value="5.5610141204737E-3" table:style-name="ce1">
            <text:p>0.005561014</text:p>
          </table:table-cell>
          <table:table-cell office:value-type="float" office:value="1.55540053609799E-2" table:style-name="ce1">
            <text:p>0.015554005</text:p>
          </table:table-cell>
          <table:table-cell office:value-type="float" office:value="42" table:style-name="ce1">
            <text:p>42</text:p>
          </table:table-cell>
          <table:table-cell office:value-type="float" office:value="68" table:style-name="ce1">
            <text:p>68</text:p>
          </table:table-cell>
          <table:table-cell office:value-type="float" office:value="215" table:style-name="ce1">
            <text:p>215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9.24" table:style-name="ce1">
            <text:p>49.24</text:p>
          </table:table-cell>
          <table:table-cell office:value-type="float" office:value="0" table:style-name="ce1">
            <text:p>0</text:p>
          </table:table-cell>
          <table:table-cell table:number-columns-repeated="1632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155" table:style-name="ce1">
            <text:p>0.155</text:p>
          </table:table-cell>
          <table:table-cell office:value-type="float" office:value="9.9407905696509999" table:style-name="ce1">
            <text:p>9.94079057</text:p>
          </table:table-cell>
          <table:table-cell office:value-type="float" office:value="0.94048110608113999" table:style-name="ce1">
            <text:p>0.940481106</text:p>
          </table:table-cell>
          <table:table-cell office:value-type="float" office:value="5.8419343983875098E-2" table:style-name="ce1">
            <text:p>0.058419344</text:p>
          </table:table-cell>
          <table:table-cell office:value-type="float" office:value="0.301200085579785" table:style-name="ce1">
            <text:p>0.301200086</text:p>
          </table:table-cell>
          <table:table-cell office:value-type="float" office:value="0.74634428315685197" table:style-name="ce1">
            <text:p>0.746344283</text:p>
          </table:table-cell>
          <table:table-cell office:value-type="float" office:value="0.24123852620675901" table:style-name="ce1">
            <text:p>0.241238526</text:p>
          </table:table-cell>
          <table:table-cell office:value-type="float" office:value="0.45422722242626301" table:style-name="ce1">
            <text:p>0.454227222</text:p>
          </table:table-cell>
          <table:table-cell office:value-type="float" office:value="4.9756285573643897" table:style-name="ce1">
            <text:p>4.975628557</text:p>
          </table:table-cell>
          <table:table-cell office:value-type="float" office:value="16.25" table:style-name="ce1">
            <text:p>16.25</text:p>
          </table:table-cell>
          <table:table-cell office:value-type="float" office:value="8.5465378828414706E-2" table:style-name="ce1">
            <text:p>0.085465379</text:p>
          </table:table-cell>
          <table:table-cell office:value-type="float" office:value="0.41056534510781201" table:style-name="ce1">
            <text:p>0.410565345</text:p>
          </table:table-cell>
          <table:table-cell office:value-type="float" office:value="0.235751295496994" table:style-name="ce1">
            <text:p>0.235751295</text:p>
          </table:table-cell>
          <table:table-cell office:value-type="float" office:value="0.79" table:style-name="ce1">
            <text:p>0.79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94498366451666" table:style-name="ce1">
            <text:p>2.944983665</text:p>
          </table:table-cell>
          <table:table-cell office:value-type="float" office:value="0.127775825196973" table:style-name="ce1">
            <text:p>0.127775825</text:p>
          </table:table-cell>
          <table:table-cell office:value-type="float" office:value="0.411812942515833" table:style-name="ce1">
            <text:p>0.411812943</text:p>
          </table:table-cell>
          <table:table-cell office:value-type="float" office:value="1.0246789231000899" table:style-name="ce1">
            <text:p>1.024678923</text:p>
          </table:table-cell>
          <table:table-cell office:value-type="float" office:value="0.77104229996440599" table:style-name="ce1">
            <text:p>0.7710423</text:p>
          </table:table-cell>
          <table:table-cell office:value-type="float" office:value="6.8311928247659504" table:style-name="ce1">
            <text:p>6.831192825</text:p>
          </table:table-cell>
          <table:table-cell office:value-type="float" office:value="21" table:style-name="ce1">
            <text:p>21</text:p>
          </table:table-cell>
          <table:table-cell office:value-type="float" office:value="0.12598827030555901" table:style-name="ce1">
            <text:p>0.12598827</text:p>
          </table:table-cell>
          <table:table-cell office:value-type="float" office:value="0.49068669079946697" table:style-name="ce1">
            <text:p>0.490686691</text:p>
          </table:table-cell>
          <table:table-cell office:value-type="float" office:value="0.55688622754491002" table:style-name="ce1">
            <text:p>0.556886228</text:p>
          </table:table-cell>
          <table:table-cell office:value-type="float" office:value="4.9089473684210502E-2" table:style-name="ce1">
            <text:p>0.049089474</text:p>
          </table:table-cell>
          <table:table-cell office:value-type="float" office:value="8.8084112623292701E-2" table:style-name="ce1">
            <text:p>0.088084113</text:p>
          </table:table-cell>
          <table:table-cell office:value-type="float" office:value="1.2822234362468501" table:style-name="ce1">
            <text:p>1.282223436</text:p>
          </table:table-cell>
          <table:table-cell office:value-type="float" office:value="7.8607660737151205E-4" table:style-name="ce1">
            <text:p>0.000786077</text:p>
          </table:table-cell>
          <table:table-cell office:value-type="float" office:value="4.5828672601303799E-3" table:style-name="ce1">
            <text:p>0.004582867</text:p>
          </table:table-cell>
          <table:table-cell office:value-type="float" office:value="2.9913312598788599E-2" table:style-name="ce1">
            <text:p>0.029913313</text:p>
          </table:table-cell>
          <table:table-cell office:value-type="float" office:value="6.0781561073834298E-2" table:style-name="ce1">
            <text:p>0.060781561</text:p>
          </table:table-cell>
          <table:table-cell office:value-type="float" office:value="8.86964330646174E-2" table:style-name="ce1">
            <text:p>0.088696433</text:p>
          </table:table-cell>
          <table:table-cell office:value-type="float" office:value="1.3294805615415299" table:style-name="ce1">
            <text:p>1.329480562</text:p>
          </table:table-cell>
          <table:table-cell office:value-type="float" office:value="6.5131578947368398" table:style-name="ce1">
            <text:p>6.513157895</text:p>
          </table:table-cell>
          <table:table-cell office:value-type="float" office:value="5.4804150171945199E-4" table:style-name="ce1">
            <text:p>0.000548042</text:p>
          </table:table-cell>
          <table:table-cell office:value-type="float" office:value="1.8325730785372701E-3" table:style-name="ce1">
            <text:p>0.001832573</text:p>
          </table:table-cell>
          <table:table-cell office:value-type="float" office:value="2.1103859009139601E-2" table:style-name="ce1">
            <text:p>0.021103859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185" table:style-name="ce1">
            <text:p>185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4.25" table:style-name="ce1">
            <text:p>4.25</text:p>
          </table:table-cell>
          <table:table-cell office:value-type="float" office:value="28" table:style-name="ce1">
            <text:p>28</text:p>
          </table:table-cell>
          <table:table-cell table:number-columns-repeated="1632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113" table:style-name="ce1">
            <text:p>0.113</text:p>
          </table:table-cell>
          <table:table-cell office:value-type="float" office:value="9.4431910635289995" table:style-name="ce1">
            <text:p>9.443191064</text:p>
          </table:table-cell>
          <table:table-cell office:value-type="float" office:value="0.71271590486901104" table:style-name="ce1">
            <text:p>0.712715905</text:p>
          </table:table-cell>
          <table:table-cell office:value-type="float" office:value="2.3590316964853E-2" table:style-name="ce1">
            <text:p>0.023590317</text:p>
          </table:table-cell>
          <table:table-cell office:value-type="float" office:value="0.24040036769835799" table:style-name="ce1">
            <text:p>0.240400368</text:p>
          </table:table-cell>
          <table:table-cell office:value-type="float" office:value="0.49544131519828899" table:style-name="ce1">
            <text:p>0.495441315</text:p>
          </table:table-cell>
          <table:table-cell office:value-type="float" office:value="0.18163952068651101" table:style-name="ce1">
            <text:p>0.181639521</text:p>
          </table:table-cell>
          <table:table-cell office:value-type="float" office:value="0.34766425278832902" table:style-name="ce1">
            <text:p>0.347664253</text:p>
          </table:table-cell>
          <table:table-cell office:value-type="float" office:value="3.3029421033036899" table:style-name="ce1">
            <text:p>3.302942103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9.3966638625606294E-2" table:style-name="ce1">
            <text:p>0.093966639</text:p>
          </table:table-cell>
          <table:table-cell office:value-type="float" office:value="0.399328320426455" table:style-name="ce1">
            <text:p>0.39932832</text:p>
          </table:table-cell>
          <table:table-cell office:value-type="float" office:value="0.32853222458273301" table:style-name="ce1">
            <text:p>0.328532225</text:p>
          </table:table-cell>
          <table:table-cell office:value-type="float" office:value="0.51" table:style-name="ce1">
            <text:p>0.51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8423883371719798" table:style-name="ce1">
            <text:p>2.842388337</text:p>
          </table:table-cell>
          <table:table-cell office:value-type="float" office:value="6.0931424115708802E-2" table:style-name="ce1">
            <text:p>0.060931424</text:p>
          </table:table-cell>
          <table:table-cell office:value-type="float" office:value="0.30051404071453502" table:style-name="ce1">
            <text:p>0.300514041</text:p>
          </table:table-cell>
          <table:table-cell office:value-type="float" office:value="0.64694801128539103" table:style-name="ce1">
            <text:p>0.646948011</text:p>
          </table:table-cell>
          <table:table-cell office:value-type="float" office:value="0.93871780168805696" table:style-name="ce1">
            <text:p>0.938717802</text:p>
          </table:table-cell>
          <table:table-cell office:value-type="float" office:value="4.3129867444904004" table:style-name="ce1">
            <text:p>4.312986744</text:p>
          </table:table-cell>
          <table:table-cell office:value-type="float" office:value="29" table:style-name="ce1">
            <text:p>29</text:p>
          </table:table-cell>
          <table:table-cell office:value-type="float" office:value="0.15773013944335401" table:style-name="ce1">
            <text:p>0.157730139</text:p>
          </table:table-cell>
          <table:table-cell office:value-type="float" office:value="0.53412851257649896" table:style-name="ce1">
            <text:p>0.534128513</text:p>
          </table:table-cell>
          <table:table-cell office:value-type="float" office:value="0.58241758241758201" table:style-name="ce1">
            <text:p>0.582417582</text:p>
          </table:table-cell>
          <table:table-cell office:value-type="float" office:value="2.72010526315789E-2" table:style-name="ce1">
            <text:p>0.027201053</text:p>
          </table:table-cell>
          <table:table-cell office:value-type="float" office:value="3.0478706110131002" table:style-name="ce1">
            <text:p>3.047870611</text:p>
          </table:table-cell>
          <table:table-cell office:value-type="float" office:value="1.08511673231269" table:style-name="ce1">
            <text:p>1.085116732</text:p>
          </table:table-cell>
          <table:table-cell office:value-type="float" office:value="2.27245343246758E-4" table:style-name="ce1">
            <text:p>0.000227245</text:p>
          </table:table-cell>
          <table:table-cell office:value-type="float" office:value="1.7070445901254401E-3" table:style-name="ce1">
            <text:p>0.001707045</text:p>
          </table:table-cell>
          <table:table-cell office:value-type="float" office:value="5.5029472934935804E-3" table:style-name="ce1">
            <text:p>0.005502947</text:p>
          </table:table-cell>
          <table:table-cell office:value-type="float" office:value="7.8082755793894801E-2" table:style-name="ce1">
            <text:p>0.078082756</text:p>
          </table:table-cell>
          <table:table-cell office:value-type="float" office:value="6.28814107025506E-2" table:style-name="ce1">
            <text:p>0.062881411</text:p>
          </table:table-cell>
          <table:table-cell office:value-type="float" office:value="0.24457543555987199" table:style-name="ce1">
            <text:p>0.244575436</text:p>
          </table:table-cell>
          <table:table-cell office:value-type="float" office:value="34.5552631578947" table:style-name="ce1">
            <text:p>34.55526316</text:p>
          </table:table-cell>
          <table:table-cell office:value-type="float" office:value="6.0863153110411402E-4" table:style-name="ce1">
            <text:p>0.000608632</text:p>
          </table:table-cell>
          <table:table-cell office:value-type="float" office:value="5.71055647454432E-3" table:style-name="ce1">
            <text:p>0.005710556</text:p>
          </table:table-cell>
          <table:table-cell office:value-type="float" office:value="2.55026132206989E-2" table:style-name="ce1">
            <text:p>0.025502613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202" table:style-name="ce1">
            <text:p>202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9.15" table:style-name="ce1">
            <text:p>9.15</text:p>
          </table:table-cell>
          <table:table-cell office:value-type="float" office:value="20" table:style-name="ce1">
            <text:p>20</text:p>
          </table:table-cell>
          <table:table-cell table:number-columns-repeated="1632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8150000000000001" table:style-name="ce1">
            <text:p>0.3815</text:p>
          </table:table-cell>
          <table:table-cell office:value-type="float" office:value="8.3089921237555107" table:style-name="ce1">
            <text:p>8.308992124</text:p>
          </table:table-cell>
          <table:table-cell office:value-type="float" office:value="1.1783695176200999" table:style-name="ce1">
            <text:p>1.178369518</text:p>
          </table:table-cell>
          <table:table-cell office:value-type="float" office:value="7.5510534674828296E-3" table:style-name="ce1">
            <text:p>0.007551053</text:p>
          </table:table-cell>
          <table:table-cell office:value-type="float" office:value="0.215002471810261" table:style-name="ce1">
            <text:p>0.215002472</text:p>
          </table:table-cell>
          <table:table-cell office:value-type="float" office:value="0.41208814768785401" table:style-name="ce1">
            <text:p>0.412088148</text:p>
          </table:table-cell>
          <table:table-cell office:value-type="float" office:value="0.281747343891802" table:style-name="ce1">
            <text:p>0.281747344</text:p>
          </table:table-cell>
          <table:table-cell office:value-type="float" office:value="0.82512445462829298" table:style-name="ce1">
            <text:p>0.825124455</text:p>
          </table:table-cell>
          <table:table-cell office:value-type="float" office:value="2.74725431956738" table:style-name="ce1">
            <text:p>2.74725432</text:p>
          </table:table-cell>
          <table:table-cell office:value-type="float" office:value="11.5" table:style-name="ce1">
            <text:p>11.5</text:p>
          </table:table-cell>
          <table:table-cell office:value-type="float" office:value="4.6491494021683101E-2" table:style-name="ce1">
            <text:p>0.046491494</text:p>
          </table:table-cell>
          <table:table-cell office:value-type="float" office:value="0.53104091429951605" table:style-name="ce1">
            <text:p>0.531040914</text:p>
          </table:table-cell>
          <table:table-cell office:value-type="float" office:value="0.35265840618118" table:style-name="ce1">
            <text:p>0.352658406</text:p>
          </table:table-cell>
          <table:table-cell office:value-type="float" office:value="0.9" table:style-name="ce1">
            <text:p>0.9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9202255201924001" table:style-name="ce1">
            <text:p>2.92022552</text:p>
          </table:table-cell>
          <table:table-cell office:value-type="float" office:value="2.8342876442163E-2" table:style-name="ce1">
            <text:p>0.028342876</text:p>
          </table:table-cell>
          <table:table-cell office:value-type="float" office:value="0.31865009295263902" table:style-name="ce1">
            <text:p>0.318650093</text:p>
          </table:table-cell>
          <table:table-cell office:value-type="float" office:value="0.627440533581893" table:style-name="ce1">
            <text:p>0.627440534</text:p>
          </table:table-cell>
          <table:table-cell office:value-type="float" office:value="0.81132059450859495" table:style-name="ce1">
            <text:p>0.811320595</text:p>
          </table:table-cell>
          <table:table-cell office:value-type="float" office:value="4.18293689305571" table:style-name="ce1">
            <text:p>4.182936893</text:p>
          </table:table-cell>
          <table:table-cell office:value-type="float" office:value="20" table:style-name="ce1">
            <text:p>20</text:p>
          </table:table-cell>
          <table:table-cell office:value-type="float" office:value="7.4485757517448098E-2" table:style-name="ce1">
            <text:p>0.074485758</text:p>
          </table:table-cell>
          <table:table-cell office:value-type="float" office:value="0.70496386173555503" table:style-name="ce1">
            <text:p>0.704963862</text:p>
          </table:table-cell>
          <table:table-cell office:value-type="float" office:value="0.58032128514056203" table:style-name="ce1">
            <text:p>0.580321285</text:p>
          </table:table-cell>
          <table:table-cell office:value-type="float" office:value="0.12532921052631599" table:style-name="ce1">
            <text:p>0.125329211</text:p>
          </table:table-cell>
          <table:table-cell office:value-type="float" office:value="3.1297019537900601" table:style-name="ce1">
            <text:p>3.129701954</text:p>
          </table:table-cell>
          <table:table-cell office:value-type="float" office:value="1.49693979359416" table:style-name="ce1">
            <text:p>1.496939794</text:p>
          </table:table-cell>
          <table:table-cell office:value-type="float" office:value="4.8026778678643298E-5" table:style-name="ce2">
            <text:p>4.80E-05</text:p>
          </table:table-cell>
          <table:table-cell office:value-type="float" office:value="2.3820980438365399E-3" table:style-name="ce1">
            <text:p>0.002382098</text:p>
          </table:table-cell>
          <table:table-cell office:value-type="float" office:value="9.5672955413623698E-3" table:style-name="ce1">
            <text:p>0.009567296</text:p>
          </table:table-cell>
          <table:table-cell office:value-type="float" office:value="9.4522240060336493E-2" table:style-name="ce1">
            <text:p>0.09452224</text:p>
          </table:table-cell>
          <table:table-cell office:value-type="float" office:value="9.7797975776223095E-2" table:style-name="ce1">
            <text:p>0.097797976</text:p>
          </table:table-cell>
          <table:table-cell office:value-type="float" office:value="0.42521313568191699" table:style-name="ce1">
            <text:p>0.425213136</text:p>
          </table:table-cell>
          <table:table-cell office:value-type="float" office:value="25.105263157894701" table:style-name="ce1">
            <text:p>25.10526316</text:p>
          </table:table-cell>
          <table:table-cell office:value-type="float" office:value="3.30220269050472E-4" table:style-name="ce1">
            <text:p>0.00033022</text:p>
          </table:table-cell>
          <table:table-cell office:value-type="float" office:value="6.2629341456262901E-3" table:style-name="ce1">
            <text:p>0.006262934</text:p>
          </table:table-cell>
          <table:table-cell office:value-type="float" office:value="2.2350595545362398E-2" table:style-name="ce1">
            <text:p>0.022350596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office:value-type="float" office:value="270" table:style-name="ce1">
            <text:p>27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5.08" table:style-name="ce1">
            <text:p>5.08</text:p>
          </table:table-cell>
          <table:table-cell office:value-type="float" office:value="24" table:style-name="ce1">
            <text:p>24</text:p>
          </table:table-cell>
          <table:table-cell table:number-columns-repeated="1632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10.004090535727" table:style-name="ce1">
            <text:p>10.00409054</text:p>
          </table:table-cell>
          <table:table-cell office:value-type="float" office:value="0.42717466930264902" table:style-name="ce1">
            <text:p>0.427174669</text:p>
          </table:table-cell>
          <table:table-cell office:value-type="float" office:value="6.2852676867851703E-2" table:style-name="ce1">
            <text:p>0.062852677</text:p>
          </table:table-cell>
          <table:table-cell office:value-type="float" office:value="0.33929050665710297" table:style-name="ce1">
            <text:p>0.339290507</text:p>
          </table:table-cell>
          <table:table-cell office:value-type="float" office:value="0.79803940250363004" table:style-name="ce1">
            <text:p>0.798039403</text:p>
          </table:table-cell>
          <table:table-cell office:value-type="float" office:value="0.27497576250316003" table:style-name="ce1">
            <text:p>0.274975763</text:p>
          </table:table-cell>
          <table:table-cell office:value-type="float" office:value="0.45340244542652403" table:style-name="ce1">
            <text:p>0.453402445</text:p>
          </table:table-cell>
          <table:table-cell office:value-type="float" office:value="5.3202626865496896" table:style-name="ce1">
            <text:p>5.320262687</text:p>
          </table:table-cell>
          <table:table-cell office:value-type="float" office:value="18.149999999999999" table:style-name="ce1">
            <text:p>18.15</text:p>
          </table:table-cell>
          <table:table-cell office:value-type="float" office:value="0.118019623578873" table:style-name="ce1">
            <text:p>0.118019624</text:p>
          </table:table-cell>
          <table:table-cell office:value-type="float" office:value="0.37980676132510099" table:style-name="ce1">
            <text:p>0.379806761</text:p>
          </table:table-cell>
          <table:table-cell office:value-type="float" office:value="0.30449349472882398" table:style-name="ce1">
            <text:p>0.304493495</text:p>
          </table:table-cell>
          <table:table-cell office:value-type="float" office:value="0.22" table:style-name="ce1">
            <text:p>0.22</text:p>
          </table:table-cell>
          <table:table-cell office:value-type="float" office:value="10.00999045374" table:style-name="ce1">
            <text:p>10.00999045</text:p>
          </table:table-cell>
          <table:table-cell office:value-type="float" office:value="1.6067499525257201" table:style-name="ce1">
            <text:p>1.606749953</text:p>
          </table:table-cell>
          <table:table-cell office:value-type="float" office:value="0.18136778261476899" table:style-name="ce1">
            <text:p>0.181367783</text:p>
          </table:table-cell>
          <table:table-cell office:value-type="float" office:value="0.52761106948856595" table:style-name="ce1">
            <text:p>0.527611069</text:p>
          </table:table-cell>
          <table:table-cell office:value-type="float" office:value="1.3883917233380301" table:style-name="ce1">
            <text:p>1.388391723</text:p>
          </table:table-cell>
          <table:table-cell office:value-type="float" office:value="0.66628128645076601" table:style-name="ce1">
            <text:p>0.666281286</text:p>
          </table:table-cell>
          <table:table-cell office:value-type="float" office:value="9.2559448278071006" table:style-name="ce1">
            <text:p>9.255944828</text:p>
          </table:table-cell>
          <table:table-cell office:value-type="float" office:value="24" table:style-name="ce1">
            <text:p>24</text:p>
          </table:table-cell>
          <table:table-cell office:value-type="float" office:value="0.16619074348181001" table:style-name="ce1">
            <text:p>0.166190743</text:p>
          </table:table-cell>
          <table:table-cell office:value-type="float" office:value="0.47752189955386498" table:style-name="ce1">
            <text:p>0.4775219</text:p>
          </table:table-cell>
          <table:table-cell office:value-type="float" office:value="0.48651348651348703" table:style-name="ce1">
            <text:p>0.486513487</text:p>
          </table:table-cell>
          <table:table-cell office:value-type="float" office:value="6.5313157894736898E-3" table:style-name="ce1">
            <text:p>0.006531316</text:p>
          </table:table-cell>
          <table:table-cell office:value-type="float" office:value="3.7989434528362902E-5" table:style-name="ce2">
            <text:p>3.80E-05</text:p>
          </table:table-cell>
          <table:table-cell office:value-type="float" office:value="0.32756742959802698" table:style-name="ce1">
            <text:p>0.32756743</text:p>
          </table:table-cell>
          <table:table-cell office:value-type="float" office:value="2.3961320767038399E-3" table:style-name="ce1">
            <text:p>0.002396132</text:p>
          </table:table-cell>
          <table:table-cell office:value-type="float" office:value="8.4697424654327294E-3" table:style-name="ce1">
            <text:p>0.008469742</text:p>
          </table:table-cell>
          <table:table-cell office:value-type="float" office:value="4.8913849370143002E-2" table:style-name="ce1">
            <text:p>0.048913849</text:p>
          </table:table-cell>
          <table:table-cell office:value-type="float" office:value="5.9888966963144601E-2" table:style-name="ce1">
            <text:p>0.059888967</text:p>
          </table:table-cell>
          <table:table-cell office:value-type="float" office:value="7.8092600799924E-2" table:style-name="ce1">
            <text:p>0.078092601</text:p>
          </table:table-cell>
          <table:table-cell office:value-type="float" office:value="2.1739488635039801" table:style-name="ce1">
            <text:p>2.173948864</text:p>
          </table:table-cell>
          <table:table-cell office:value-type="float" office:value="11.186842105263199" table:style-name="ce1">
            <text:p>11.18684211</text:p>
          </table:table-cell>
          <table:table-cell office:value-type="float" office:value="8.6941898894198099E-4" table:style-name="ce1">
            <text:p>0.000869419</text:p>
          </table:table-cell>
          <table:table-cell office:value-type="float" office:value="3.0666359551210398E-3" table:style-name="ce1">
            <text:p>0.003066636</text:p>
          </table:table-cell>
          <table:table-cell office:value-type="float" office:value="6.9432434089528603E-3" table:style-name="ce1">
            <text:p>0.006943243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office:value-type="float" office:value="210" table:style-name="ce1">
            <text:p>21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5.11" table:style-name="ce1">
            <text:p>25.11</text:p>
          </table:table-cell>
          <table:table-cell office:value-type="float" office:value="7" table:style-name="ce1">
            <text:p>7</text:p>
          </table:table-cell>
          <table:table-cell table:number-columns-repeated="1632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22" table:style-name="ce1">
            <text:p>0.122</text:p>
          </table:table-cell>
          <table:table-cell office:value-type="float" office:value="7.50219290263" table:style-name="ce1">
            <text:p>7.502192903</text:p>
          </table:table-cell>
          <table:table-cell office:value-type="float" office:value="0.88490421695407995" table:style-name="ce1">
            <text:p>0.884904217</text:p>
          </table:table-cell>
          <table:table-cell office:value-type="float" office:value="2.3005147555587899E-2" table:style-name="ce1">
            <text:p>0.023005148</text:p>
          </table:table-cell>
          <table:table-cell office:value-type="float" office:value="0.32115589781988502" table:style-name="ce1">
            <text:p>0.321155898</text:p>
          </table:table-cell>
          <table:table-cell office:value-type="float" office:value="0.57170338044440505" table:style-name="ce1">
            <text:p>0.57170338</text:p>
          </table:table-cell>
          <table:table-cell office:value-type="float" office:value="0.29844450347836299" table:style-name="ce1">
            <text:p>0.298444503</text:p>
          </table:table-cell>
          <table:table-cell office:value-type="float" office:value="0.61984162390164199" table:style-name="ce1">
            <text:p>0.619841624</text:p>
          </table:table-cell>
          <table:table-cell office:value-type="float" office:value="3.81135587191618" table:style-name="ce1">
            <text:p>3.811355872</text:p>
          </table:table-cell>
          <table:table-cell office:value-type="float" office:value="12.7" table:style-name="ce1">
            <text:p>12.7</text:p>
          </table:table-cell>
          <table:table-cell office:value-type="float" office:value="7.9049800694331096E-2" table:style-name="ce1">
            <text:p>0.079049801</text:p>
          </table:table-cell>
          <table:table-cell office:value-type="float" office:value="0.474369090160424" table:style-name="ce1">
            <text:p>0.47436909</text:p>
          </table:table-cell>
          <table:table-cell office:value-type="float" office:value="0.31102619282558402" table:style-name="ce1">
            <text:p>0.311026193</text:p>
          </table:table-cell>
          <table:table-cell office:value-type="float" office:value="0.51" table:style-name="ce1">
            <text:p>0.51</text:p>
          </table:table-cell>
          <table:table-cell office:value-type="float" office:value="10.008990527" table:style-name="ce1">
            <text:p>10.00899053</text:p>
          </table:table-cell>
          <table:table-cell office:value-type="float" office:value="2.2323464070010801" table:style-name="ce1">
            <text:p>2.232346407</text:p>
          </table:table-cell>
          <table:table-cell office:value-type="float" office:value="6.72905675896244E-2" table:style-name="ce1">
            <text:p>0.067290568</text:p>
          </table:table-cell>
          <table:table-cell office:value-type="float" office:value="0.45406920573780601" table:style-name="ce1">
            <text:p>0.454069206</text:p>
          </table:table-cell>
          <table:table-cell office:value-type="float" office:value="1.0317734756302499" table:style-name="ce1">
            <text:p>1.031773476</text:p>
          </table:table-cell>
          <table:table-cell office:value-type="float" office:value="0.93351305070867896" table:style-name="ce1">
            <text:p>0.933513051</text:p>
          </table:table-cell>
          <table:table-cell office:value-type="float" office:value="6.8784898416621099" table:style-name="ce1">
            <text:p>6.878489842</text:p>
          </table:table-cell>
          <table:table-cell office:value-type="float" office:value="26" table:style-name="ce1">
            <text:p>26</text:p>
          </table:table-cell>
          <table:table-cell office:value-type="float" office:value="0.16275578062795501" table:style-name="ce1">
            <text:p>0.162755781</text:p>
          </table:table-cell>
          <table:table-cell office:value-type="float" office:value="0.726752880099648" table:style-name="ce1">
            <text:p>0.72675288</text:p>
          </table:table-cell>
          <table:table-cell office:value-type="float" office:value="0.603917301414581" table:style-name="ce1">
            <text:p>0.603917301</text:p>
          </table:table-cell>
          <table:table-cell office:value-type="float" office:value="2.2711578947368399E-2" table:style-name="ce1">
            <text:p>0.022711579</text:p>
          </table:table-cell>
          <table:table-cell office:value-type="float" office:value="7.0389013325584404" table:style-name="ce1">
            <text:p>7.038901333</text:p>
          </table:table-cell>
          <table:table-cell office:value-type="float" office:value="0.91870337933281698" table:style-name="ce1">
            <text:p>0.918703379</text:p>
          </table:table-cell>
          <table:table-cell office:value-type="float" office:value="2.9914902213622999E-4" table:style-name="ce1">
            <text:p>0.000299149</text:p>
          </table:table-cell>
          <table:table-cell office:value-type="float" office:value="3.4046119281559298E-3" table:style-name="ce1">
            <text:p>0.003404612</text:p>
          </table:table-cell>
          <table:table-cell office:value-type="float" office:value="5.7918003762678402E-2" table:style-name="ce1">
            <text:p>0.057918004</text:p>
          </table:table-cell>
          <table:table-cell office:value-type="float" office:value="0.122406749518256" table:style-name="ce1">
            <text:p>0.12240675</text:p>
          </table:table-cell>
          <table:table-cell office:value-type="float" office:value="0.15852201734376001" table:style-name="ce1">
            <text:p>0.158522017</text:p>
          </table:table-cell>
          <table:table-cell office:value-type="float" office:value="2.5741335036524502" table:style-name="ce1">
            <text:p>2.574133504</text:p>
          </table:table-cell>
          <table:table-cell office:value-type="float" office:value="41.8" table:style-name="ce1">
            <text:p>41.8</text:p>
          </table:table-cell>
          <table:table-cell office:value-type="float" office:value="1.05828061335382E-3" table:style-name="ce1">
            <text:p>0.001058281</text:p>
          </table:table-cell>
          <table:table-cell office:value-type="float" office:value="1.3858711125088401E-2" table:style-name="ce1">
            <text:p>0.013858711</text:p>
          </table:table-cell>
          <table:table-cell office:value-type="float" office:value="1.9836474672094699E-2" table:style-name="ce1">
            <text:p>0.019836475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140" table:style-name="ce1">
            <text:p>14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26" table:style-name="ce1">
            <text:p>26</text:p>
          </table:table-cell>
          <table:table-cell table:number-columns-repeated="1632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.8499999999999995E-2" table:style-name="ce1">
            <text:p>0.0885</text:p>
          </table:table-cell>
          <table:table-cell office:value-type="float" office:value="9.4444910407815108" table:style-name="ce1">
            <text:p>9.444491041</text:p>
          </table:table-cell>
          <table:table-cell office:value-type="float" office:value="0.99525484303674105" table:style-name="ce1">
            <text:p>0.995254843</text:p>
          </table:table-cell>
          <table:table-cell office:value-type="float" office:value="6.0922703394678299E-2" table:style-name="ce1">
            <text:p>0.060922703</text:p>
          </table:table-cell>
          <table:table-cell office:value-type="float" office:value="0.30792479217754198" table:style-name="ce1">
            <text:p>0.307924792</text:p>
          </table:table-cell>
          <table:table-cell office:value-type="float" office:value="0.56618935351053401" table:style-name="ce1">
            <text:p>0.566189354</text:p>
          </table:table-cell>
          <table:table-cell office:value-type="float" office:value="0.17092673668738001" table:style-name="ce1">
            <text:p>0.170926737</text:p>
          </table:table-cell>
          <table:table-cell office:value-type="float" office:value="0.50513640310629004" table:style-name="ce1">
            <text:p>0.505136403</text:p>
          </table:table-cell>
          <table:table-cell office:value-type="float" office:value="3.7745956923349899" table:style-name="ce1">
            <text:p>3.774595692</text:p>
          </table:table-cell>
          <table:table-cell office:value-type="float" office:value="18.8" table:style-name="ce1">
            <text:p>18.8</text:p>
          </table:table-cell>
          <table:table-cell office:value-type="float" office:value="0.11425701662502299" table:style-name="ce1">
            <text:p>0.114257017</text:p>
          </table:table-cell>
          <table:table-cell office:value-type="float" office:value="0.377673286080002" table:style-name="ce1">
            <text:p>0.377673286</text:p>
          </table:table-cell>
          <table:table-cell office:value-type="float" office:value="0.43442260057023302" table:style-name="ce1">
            <text:p>0.434422601</text:p>
          </table:table-cell>
          <table:table-cell office:value-type="float" office:value="0.34" table:style-name="ce1">
            <text:p>0.34</text:p>
          </table:table-cell>
          <table:table-cell office:value-type="float" office:value="10.009990692000001" table:style-name="ce1">
            <text:p>10.00999069</text:p>
          </table:table-cell>
          <table:table-cell office:value-type="float" office:value="2.3809012914241698" table:style-name="ce1">
            <text:p>2.380901291</text:p>
          </table:table-cell>
          <table:table-cell office:value-type="float" office:value="0.22009651879484901" table:style-name="ce1">
            <text:p>0.220096519</text:p>
          </table:table-cell>
          <table:table-cell office:value-type="float" office:value="0.43551781826100799" table:style-name="ce1">
            <text:p>0.435517818</text:p>
          </table:table-cell>
          <table:table-cell office:value-type="float" office:value="0.98465581212845299" table:style-name="ce1">
            <text:p>0.984655812</text:p>
          </table:table-cell>
          <table:table-cell office:value-type="float" office:value="0.77140115748884797" table:style-name="ce1">
            <text:p>0.771401157</text:p>
          </table:table-cell>
          <table:table-cell office:value-type="float" office:value="6.5643720847949796" table:style-name="ce1">
            <text:p>6.564372085</text:p>
          </table:table-cell>
          <table:table-cell office:value-type="float" office:value="30" table:style-name="ce1">
            <text:p>30</text:p>
          </table:table-cell>
          <table:table-cell office:value-type="float" office:value="0.15316385531392601" table:style-name="ce1">
            <text:p>0.153163855</text:p>
          </table:table-cell>
          <table:table-cell office:value-type="float" office:value="0.49968992090993197" table:style-name="ce1">
            <text:p>0.499689921</text:p>
          </table:table-cell>
          <table:table-cell office:value-type="float" office:value="0.78821178821178794" table:style-name="ce1">
            <text:p>0.788211788</text:p>
          </table:table-cell>
          <table:table-cell office:value-type="float" office:value="8.5713157894736908E-3" table:style-name="ce1">
            <text:p>0.008571316</text:p>
          </table:table-cell>
          <table:table-cell office:value-type="float" office:value="1.7927895095186499" table:style-name="ce1">
            <text:p>1.79278951</text:p>
          </table:table-cell>
          <table:table-cell office:value-type="float" office:value="0.91670013375263104" table:style-name="ce1">
            <text:p>0.916700134</text:p>
          </table:table-cell>
          <table:table-cell office:value-type="float" office:value="5.4979225494350597E-3" table:style-name="ce1">
            <text:p>0.005497923</text:p>
          </table:table-cell>
          <table:table-cell office:value-type="float" office:value="2.7782287564827E-3" table:style-name="ce1">
            <text:p>0.002778229</text:p>
          </table:table-cell>
          <table:table-cell office:value-type="float" office:value="1.67060435090647E-2" table:style-name="ce1">
            <text:p>0.016706044</text:p>
          </table:table-cell>
          <table:table-cell office:value-type="float" office:value="6.8619924498340895E-2" table:style-name="ce1">
            <text:p>0.068619924</text:p>
          </table:table-cell>
          <table:table-cell office:value-type="float" office:value="0.13266957081220401" table:style-name="ce1">
            <text:p>0.132669571</text:p>
          </table:table-cell>
          <table:table-cell office:value-type="float" office:value="0.74249082351608398" table:style-name="ce1">
            <text:p>0.742490824</text:p>
          </table:table-cell>
          <table:table-cell office:value-type="float" office:value="51.010526315789498" table:style-name="ce1">
            <text:p>51.01052632</text:p>
          </table:table-cell>
          <table:table-cell office:value-type="float" office:value="5.9028717976872898E-4" table:style-name="ce1">
            <text:p>0.000590287</text:p>
          </table:table-cell>
          <table:table-cell office:value-type="float" office:value="4.9344602041347602E-3" table:style-name="ce1">
            <text:p>0.00493446</text:p>
          </table:table-cell>
          <table:table-cell office:value-type="float" office:value="3.22656737796655E-2" table:style-name="ce1">
            <text:p>0.032265674</text:p>
          </table:table-cell>
          <table:table-cell office:value-type="float" office:value="78" table:style-name="ce1">
            <text:p>78</text:p>
          </table:table-cell>
          <table:table-cell office:value-type="float" office:value="65.5" table:style-name="ce1">
            <text:p>65.5</text:p>
          </table:table-cell>
          <table:table-cell office:value-type="float" office:value="230" table:style-name="ce1">
            <text:p>23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4.43" table:style-name="ce1">
            <text:p>4.43</text:p>
          </table:table-cell>
          <table:table-cell office:value-type="float" office:value="34" table:style-name="ce1">
            <text:p>34</text:p>
          </table:table-cell>
          <table:table-cell table:number-columns-repeated="1632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60947368421052595" table:style-name="ce1">
            <text:p>0.609473684</text:p>
          </table:table-cell>
          <table:table-cell office:value-type="float" office:value="10.0029905094926" table:style-name="ce1">
            <text:p>10.00299051</text:p>
          </table:table-cell>
          <table:table-cell office:value-type="float" office:value="0.82233719792039806" table:style-name="ce1">
            <text:p>0.822337198</text:p>
          </table:table-cell>
          <table:table-cell office:value-type="float" office:value="4.1871906997237501E-2" table:style-name="ce1">
            <text:p>0.041871907</text:p>
          </table:table-cell>
          <table:table-cell office:value-type="float" office:value="0.13051306028016599" table:style-name="ce1">
            <text:p>0.13051306</text:p>
          </table:table-cell>
          <table:table-cell office:value-type="float" office:value="0.32165349689922501" table:style-name="ce1">
            <text:p>0.321653497</text:p>
          </table:table-cell>
          <table:table-cell office:value-type="float" office:value="4.9935159233098297E-2" table:style-name="ce1">
            <text:p>0.049935159</text:p>
          </table:table-cell>
          <table:table-cell office:value-type="float" office:value="0.29093180813747099" table:style-name="ce1">
            <text:p>0.290931808</text:p>
          </table:table-cell>
          <table:table-cell office:value-type="float" office:value="2.1443566472814499" table:style-name="ce1">
            <text:p>2.144356647</text:p>
          </table:table-cell>
          <table:table-cell office:value-type="float" office:value="13.157894736842101" table:style-name="ce1">
            <text:p>13.15789474</text:p>
          </table:table-cell>
          <table:table-cell office:value-type="float" office:value="0.10807632758308899" table:style-name="ce1">
            <text:p>0.108076328</text:p>
          </table:table-cell>
          <table:table-cell office:value-type="float" office:value="0.31517289726023101" table:style-name="ce1">
            <text:p>0.315172897</text:p>
          </table:table-cell>
          <table:table-cell office:value-type="float" office:value="0.28284372597672303" table:style-name="ce1">
            <text:p>0.282843726</text:p>
          </table:table-cell>
          <table:table-cell office:value-type="float" office:value="2.19" table:style-name="ce1">
            <text:p>2.19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4922652143080399" table:style-name="ce1">
            <text:p>2.492265214</text:p>
          </table:table-cell>
          <table:table-cell office:value-type="float" office:value="0.26730804249002299" table:style-name="ce1">
            <text:p>0.267308042</text:p>
          </table:table-cell>
          <table:table-cell office:value-type="float" office:value="0.31226438339589802" table:style-name="ce1">
            <text:p>0.312264383</text:p>
          </table:table-cell>
          <table:table-cell office:value-type="float" office:value="0.61328583439974904" table:style-name="ce1">
            <text:p>0.613285834</text:p>
          </table:table-cell>
          <table:table-cell office:value-type="float" office:value="0.39914739053307402" table:style-name="ce1">
            <text:p>0.399147391</text:p>
          </table:table-cell>
          <table:table-cell office:value-type="float" office:value="4.0885722317848003" table:style-name="ce1">
            <text:p>4.088572232</text:p>
          </table:table-cell>
          <table:table-cell office:value-type="float" office:value="17" table:style-name="ce1">
            <text:p>17</text:p>
          </table:table-cell>
          <table:table-cell office:value-type="float" office:value="0.20735701711714899" table:style-name="ce1">
            <text:p>0.207357017</text:p>
          </table:table-cell>
          <table:table-cell office:value-type="float" office:value="0.481308651335005" table:style-name="ce1">
            <text:p>0.481308651</text:p>
          </table:table-cell>
          <table:table-cell office:value-type="float" office:value="0.53493013972055903" table:style-name="ce1">
            <text:p>0.53493014</text:p>
          </table:table-cell>
          <table:table-cell office:value-type="float" office:value="0.48717192982456098" table:style-name="ce1">
            <text:p>0.48717193</text:p>
          </table:table-cell>
          <table:table-cell office:value-type="float" office:value="3.6777614363512602E-5" table:style-name="ce2">
            <text:p>3.68E-05</text:p>
          </table:table-cell>
          <table:table-cell office:value-type="float" office:value="0.87999793430414697" table:style-name="ce1">
            <text:p>0.879997934</text:p>
          </table:table-cell>
          <table:table-cell office:value-type="float" office:value="4.4532271020888796E-3" table:style-name="ce1">
            <text:p>0.004453227</text:p>
          </table:table-cell>
          <table:table-cell office:value-type="float" office:value="3.9812400713061403E-3" table:style-name="ce1">
            <text:p>0.00398124</text:p>
          </table:table-cell>
          <table:table-cell office:value-type="float" office:value="1.54585880041161E-2" table:style-name="ce1">
            <text:p>0.015458588</text:p>
          </table:table-cell>
          <table:table-cell office:value-type="float" office:value="9.5861846947538597E-3" table:style-name="ce1">
            <text:p>0.009586185</text:p>
          </table:table-cell>
          <table:table-cell office:value-type="float" office:value="8.2341073453147604E-2" table:style-name="ce1">
            <text:p>0.082341073</text:p>
          </table:table-cell>
          <table:table-cell office:value-type="float" office:value="0.68704835656295205" table:style-name="ce1">
            <text:p>0.687048357</text:p>
          </table:table-cell>
          <table:table-cell office:value-type="float" office:value="5.9181286549707597" table:style-name="ce1">
            <text:p>5.918128655</text:p>
          </table:table-cell>
          <table:table-cell office:value-type="float" office:value="1.3008449353507101E-3" table:style-name="ce1">
            <text:p>0.001300845</text:p>
          </table:table-cell>
          <table:table-cell office:value-type="float" office:value="1.5763750597635202E-2" table:style-name="ce1">
            <text:p>0.015763751</text:p>
          </table:table-cell>
          <table:table-cell office:value-type="float" office:value="1.3635129955178399E-2" table:style-name="ce1">
            <text:p>0.01363513</text:p>
          </table:table-cell>
          <table:table-cell office:value-type="float" office:value="51" table:style-name="ce1">
            <text:p>51</text:p>
          </table:table-cell>
          <table:table-cell office:value-type="float" office:value="64.5" table:style-name="ce1">
            <text:p>64.5</text:p>
          </table:table-cell>
          <table:table-cell office:value-type="float" office:value="306" table:style-name="ce1">
            <text:p>306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.32" table:style-name="ce1">
            <text:p>4.32</text:p>
          </table:table-cell>
          <table:table-cell office:value-type="float" office:value="24" table:style-name="ce1">
            <text:p>24</text:p>
          </table:table-cell>
          <table:table-cell table:number-columns-repeated="1632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0052631578947401" table:style-name="ce1">
            <text:p>0.100526316</text:p>
          </table:table-cell>
          <table:table-cell office:value-type="float" office:value="6.2700993262284301" table:style-name="ce1">
            <text:p>6.270099326</text:p>
          </table:table-cell>
          <table:table-cell office:value-type="float" office:value="0.97947021295616998" table:style-name="ce1">
            <text:p>0.979470213</text:p>
          </table:table-cell>
          <table:table-cell office:value-type="float" office:value="3.4493020462634097E-2" table:style-name="ce1">
            <text:p>0.03449302</text:p>
          </table:table-cell>
          <table:table-cell office:value-type="float" office:value="0.32302990538472998" table:style-name="ce1">
            <text:p>0.323029905</text:p>
          </table:table-cell>
          <table:table-cell office:value-type="float" office:value="0.41172401030345901" table:style-name="ce1">
            <text:p>0.41172401</text:p>
          </table:table-cell>
          <table:table-cell office:value-type="float" office:value="0.58512542745042595" table:style-name="ce1">
            <text:p>0.585125427</text:p>
          </table:table-cell>
          <table:table-cell office:value-type="float" office:value="0.62685193037736897" table:style-name="ce1">
            <text:p>0.62685193</text:p>
          </table:table-cell>
          <table:table-cell office:value-type="float" office:value="2.7448267370032902" table:style-name="ce1">
            <text:p>2.744826737</text:p>
          </table:table-cell>
          <table:table-cell office:value-type="float" office:value="9.2631578947368407" table:style-name="ce1">
            <text:p>9.263157895</text:p>
          </table:table-cell>
          <table:table-cell office:value-type="float" office:value="8.4439340494034801E-2" table:style-name="ce1">
            <text:p>0.08443934</text:p>
          </table:table-cell>
          <table:table-cell office:value-type="float" office:value="0.48583403373585499" table:style-name="ce1">
            <text:p>0.485834034</text:p>
          </table:table-cell>
          <table:table-cell office:value-type="float" office:value="0.44773311201412402" table:style-name="ce1">
            <text:p>0.447733112</text:p>
          </table:table-cell>
          <table:table-cell office:value-type="float" office:value="0.4" table:style-name="ce1">
            <text:p>0.4</text:p>
          </table:table-cell>
          <table:table-cell office:value-type="float" office:value="9.9489905830000094" table:style-name="ce1">
            <text:p>9.948990583</text:p>
          </table:table-cell>
          <table:table-cell office:value-type="float" office:value="2.56726221842673" table:style-name="ce1">
            <text:p>2.567262218</text:p>
          </table:table-cell>
          <table:table-cell office:value-type="float" office:value="0.15967841803857699" table:style-name="ce1">
            <text:p>0.159678418</text:p>
          </table:table-cell>
          <table:table-cell office:value-type="float" office:value="0.47572225079728803" table:style-name="ce1">
            <text:p>0.475722251</text:p>
          </table:table-cell>
          <table:table-cell office:value-type="float" office:value="0.47020555994775298" table:style-name="ce1">
            <text:p>0.47020556</text:p>
          </table:table-cell>
          <table:table-cell office:value-type="float" office:value="0.91401372849029305" table:style-name="ce1">
            <text:p>0.914013728</text:p>
          </table:table-cell>
          <table:table-cell office:value-type="float" office:value="3.1347037348658402" table:style-name="ce1">
            <text:p>3.134703735</text:p>
          </table:table-cell>
          <table:table-cell office:value-type="float" office:value="17" table:style-name="ce1">
            <text:p>17</text:p>
          </table:table-cell>
          <table:table-cell office:value-type="float" office:value="0.112778337219999" table:style-name="ce1">
            <text:p>0.112778337</text:p>
          </table:table-cell>
          <table:table-cell office:value-type="float" office:value="0.55992355286541395" table:style-name="ce1">
            <text:p>0.559923553</text:p>
          </table:table-cell>
          <table:table-cell office:value-type="float" office:value="0.69541778975741197" table:style-name="ce1">
            <text:p>0.69541779</text:p>
          </table:table-cell>
          <table:table-cell office:value-type="float" office:value="1.1883040935672501E-2" table:style-name="ce1">
            <text:p>0.011883041</text:p>
          </table:table-cell>
          <table:table-cell office:value-type="float" office:value="2.53570448665451" table:style-name="ce1">
            <text:p>2.535704487</text:p>
          </table:table-cell>
          <table:table-cell office:value-type="float" office:value="1.1013619959612799" table:style-name="ce1">
            <text:p>1.101361996</text:p>
          </table:table-cell>
          <table:table-cell office:value-type="float" office:value="1.99734724308861E-3" table:style-name="ce1">
            <text:p>0.001997347</text:p>
          </table:table-cell>
          <table:table-cell office:value-type="float" office:value="2.5437645224643899E-3" table:style-name="ce1">
            <text:p>0.002543765</text:p>
          </table:table-cell>
          <table:table-cell office:value-type="float" office:value="1.39156192941183E-3" table:style-name="ce1">
            <text:p>0.001391562</text:p>
          </table:table-cell>
          <table:table-cell office:value-type="float" office:value="0.103506889841723" table:style-name="ce1">
            <text:p>0.10350689</text:p>
          </table:table-cell>
          <table:table-cell office:value-type="float" office:value="7.13930889498295E-2" table:style-name="ce1">
            <text:p>0.071393089</text:p>
          </table:table-cell>
          <table:table-cell office:value-type="float" office:value="6.18471969369647E-2" table:style-name="ce1">
            <text:p>0.061847197</text:p>
          </table:table-cell>
          <table:table-cell office:value-type="float" office:value="9.4269005847953196" table:style-name="ce1">
            <text:p>9.426900585</text:p>
          </table:table-cell>
          <table:table-cell office:value-type="float" office:value="3.0404878550530703E-4" table:style-name="ce1">
            <text:p>0.000304049</text:p>
          </table:table-cell>
          <table:table-cell office:value-type="float" office:value="1.40554750610492E-3" table:style-name="ce1">
            <text:p>0.001405548</text:p>
          </table:table-cell>
          <table:table-cell office:value-type="float" office:value="1.09272152202552E-2" table:style-name="ce1">
            <text:p>0.010927215</text:p>
          </table:table-cell>
          <table:table-cell office:value-type="float" office:value="64" table:style-name="ce1">
            <text:p>64</text:p>
          </table:table-cell>
          <table:table-cell office:value-type="float" office:value="73" table:style-name="ce1">
            <text:p>73</text:p>
          </table:table-cell>
          <table:table-cell office:value-type="float" office:value="242" table:style-name="ce1">
            <text:p>242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3.75" table:style-name="ce1">
            <text:p>3.75</text:p>
          </table:table-cell>
          <table:table-cell office:value-type="float" office:value="35" table:style-name="ce1">
            <text:p>35</text:p>
          </table:table-cell>
          <table:table-cell table:number-columns-repeated="1632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164210526315789" table:style-name="ce1">
            <text:p>0.164210526</text:p>
          </table:table-cell>
          <table:table-cell office:value-type="float" office:value="9.7513065838484305" table:style-name="ce1">
            <text:p>9.751306584</text:p>
          </table:table-cell>
          <table:table-cell office:value-type="float" office:value="0.940472884032306" table:style-name="ce1">
            <text:p>0.940472884</text:p>
          </table:table-cell>
          <table:table-cell office:value-type="float" office:value="5.0669744749819098E-3" table:style-name="ce1">
            <text:p>0.005066974</text:p>
          </table:table-cell>
          <table:table-cell office:value-type="float" office:value="0.38197988927186899" table:style-name="ce1">
            <text:p>0.381979889</text:p>
          </table:table-cell>
          <table:table-cell office:value-type="float" office:value="0.54822044350796795" table:style-name="ce1">
            <text:p>0.548220444</text:p>
          </table:table-cell>
          <table:table-cell office:value-type="float" office:value="0.299725421452051" table:style-name="ce1">
            <text:p>0.299725421</text:p>
          </table:table-cell>
          <table:table-cell office:value-type="float" office:value="0.85663087705010299" table:style-name="ce1">
            <text:p>0.856630877</text:p>
          </table:table-cell>
          <table:table-cell office:value-type="float" office:value="3.6548029589126698" table:style-name="ce1">
            <text:p>3.654802959</text:p>
          </table:table-cell>
          <table:table-cell office:value-type="float" office:value="9.4736842105263204" table:style-name="ce1">
            <text:p>9.473684211</text:p>
          </table:table-cell>
          <table:table-cell office:value-type="float" office:value="8.4955159756582105E-2" table:style-name="ce1">
            <text:p>0.08495516</text:p>
          </table:table-cell>
          <table:table-cell office:value-type="float" office:value="0.43775972246983103" table:style-name="ce1">
            <text:p>0.437759722</text:p>
          </table:table-cell>
          <table:table-cell office:value-type="float" office:value="0.59515690932912702" table:style-name="ce1">
            <text:p>0.595156909</text:p>
          </table:table-cell>
          <table:table-cell office:value-type="float" office:value="0.59" table:style-name="ce1">
            <text:p>0.59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6483896077656701" table:style-name="ce1">
            <text:p>2.648389608</text:p>
          </table:table-cell>
          <table:table-cell office:value-type="float" office:value="3.0371441772794699E-2" table:style-name="ce1">
            <text:p>0.030371442</text:p>
          </table:table-cell>
          <table:table-cell office:value-type="float" office:value="0.48562010309314402" table:style-name="ce1">
            <text:p>0.485620103</text:p>
          </table:table-cell>
          <table:table-cell office:value-type="float" office:value="0.78498857830570701" table:style-name="ce1">
            <text:p>0.784988578</text:p>
          </table:table-cell>
          <table:table-cell office:value-type="float" office:value="0.78077705287335097" table:style-name="ce1">
            <text:p>0.780777053</text:p>
          </table:table-cell>
          <table:table-cell office:value-type="float" office:value="5.23325719184467" table:style-name="ce1">
            <text:p>5.233257192</text:p>
          </table:table-cell>
          <table:table-cell office:value-type="float" office:value="14" table:style-name="ce1">
            <text:p>14</text:p>
          </table:table-cell>
          <table:table-cell office:value-type="float" office:value="0.12804998681943799" table:style-name="ce1">
            <text:p>0.128049987</text:p>
          </table:table-cell>
          <table:table-cell office:value-type="float" office:value="0.55679409038093297" table:style-name="ce1">
            <text:p>0.55679409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3.10035087719298E-2" table:style-name="ce1">
            <text:p>0.031003509</text:p>
          </table:table-cell>
          <table:table-cell office:value-type="float" office:value="0.91540504977197201" table:style-name="ce1">
            <text:p>0.91540505</text:p>
          </table:table-cell>
          <table:table-cell office:value-type="float" office:value="1.0396392967552801" table:style-name="ce1">
            <text:p>1.039639297</text:p>
          </table:table-cell>
          <table:table-cell office:value-type="float" office:value="4.9537729903123501E-5" table:style-name="ce2">
            <text:p>4.95E-05</text:p>
          </table:table-cell>
          <table:table-cell office:value-type="float" office:value="3.3502320445197801E-3" table:style-name="ce1">
            <text:p>0.003350232</text:p>
          </table:table-cell>
          <table:table-cell office:value-type="float" office:value="1.3032610466167801E-2" table:style-name="ce1">
            <text:p>0.01303261</text:p>
          </table:table-cell>
          <table:table-cell office:value-type="float" office:value="0.10212438189696101" table:style-name="ce1">
            <text:p>0.102124382</text:p>
          </table:table-cell>
          <table:table-cell office:value-type="float" office:value="0.103594574859826" table:style-name="ce1">
            <text:p>0.103594575</text:p>
          </table:table-cell>
          <table:table-cell office:value-type="float" office:value="0.57922713252475" table:style-name="ce1">
            <text:p>0.579227133</text:p>
          </table:table-cell>
          <table:table-cell office:value-type="float" office:value="8.3742690058479496" table:style-name="ce1">
            <text:p>8.374269006</text:p>
          </table:table-cell>
          <table:table-cell office:value-type="float" office:value="4.63041225842914E-4" table:style-name="ce1">
            <text:p>0.000463041</text:p>
          </table:table-cell>
          <table:table-cell office:value-type="float" office:value="3.8937209097637199E-3" table:style-name="ce1">
            <text:p>0.003893721</text:p>
          </table:table-cell>
          <table:table-cell office:value-type="float" office:value="9.8991371249865494E-3" table:style-name="ce1">
            <text:p>0.009899137</text:p>
          </table:table-cell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office:value-type="float" office:value="280" table:style-name="ce1">
            <text:p>28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.09" table:style-name="ce1">
            <text:p>4.09</text:p>
          </table:table-cell>
          <table:table-cell office:value-type="float" office:value="34" table:style-name="ce1">
            <text:p>34</text:p>
          </table:table-cell>
          <table:table-cell table:number-columns-repeated="1632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75789473684211" table:style-name="ce1">
            <text:p>0.175789474</text:p>
          </table:table-cell>
          <table:table-cell office:value-type="float" office:value="9.4660963007984193" table:style-name="ce1">
            <text:p>9.466096301</text:p>
          </table:table-cell>
          <table:table-cell office:value-type="float" office:value="1.0428887595245" table:style-name="ce1">
            <text:p>1.04288876</text:p>
          </table:table-cell>
          <table:table-cell office:value-type="float" office:value="1.2661816201638299E-2" table:style-name="ce1">
            <text:p>0.012661816</text:p>
          </table:table-cell>
          <table:table-cell office:value-type="float" office:value="0.32565189454174298" table:style-name="ce1">
            <text:p>0.325651895</text:p>
          </table:table-cell>
          <table:table-cell office:value-type="float" office:value="0.65895249896806096" table:style-name="ce1">
            <text:p>0.658952499</text:p>
          </table:table-cell>
          <table:table-cell office:value-type="float" office:value="0.52270649808010505" table:style-name="ce1">
            <text:p>0.522706498</text:p>
          </table:table-cell>
          <table:table-cell office:value-type="float" office:value="0.74226904384588099" table:style-name="ce1">
            <text:p>0.742269044</text:p>
          </table:table-cell>
          <table:table-cell office:value-type="float" office:value="4.3930166624228804" table:style-name="ce1">
            <text:p>4.393016662</text:p>
          </table:table-cell>
          <table:table-cell office:value-type="float" office:value="14.105263157894701" table:style-name="ce1">
            <text:p>14.10526316</text:p>
          </table:table-cell>
          <table:table-cell office:value-type="float" office:value="0.112620766101707" table:style-name="ce1">
            <text:p>0.112620766</text:p>
          </table:table-cell>
          <table:table-cell office:value-type="float" office:value="0.406539330033448" table:style-name="ce1">
            <text:p>0.40653933</text:p>
          </table:table-cell>
          <table:table-cell office:value-type="float" office:value="0.42202315059843098" table:style-name="ce1">
            <text:p>0.422023151</text:p>
          </table:table-cell>
          <table:table-cell office:value-type="float" office:value="0.5" table:style-name="ce1">
            <text:p>0.5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5283307808867201" table:style-name="ce1">
            <text:p>2.528330781</text:p>
          </table:table-cell>
          <table:table-cell office:value-type="float" office:value="3.1951530273268899E-2" table:style-name="ce1">
            <text:p>0.03195153</text:p>
          </table:table-cell>
          <table:table-cell office:value-type="float" office:value="0.45603668823458898" table:style-name="ce1">
            <text:p>0.456036688</text:p>
          </table:table-cell>
          <table:table-cell office:value-type="float" office:value="1.0521946809801801" table:style-name="ce1">
            <text:p>1.052194681</text:p>
          </table:table-cell>
          <table:table-cell office:value-type="float" office:value="0.82322418668469299" table:style-name="ce1">
            <text:p>0.823224187</text:p>
          </table:table-cell>
          <table:table-cell office:value-type="float" office:value="7.0146312107433397" table:style-name="ce1">
            <text:p>7.014631211</text:p>
          </table:table-cell>
          <table:table-cell office:value-type="float" office:value="24" table:style-name="ce1">
            <text:p>24</text:p>
          </table:table-cell>
          <table:table-cell office:value-type="float" office:value="0.15618750105860099" table:style-name="ce1">
            <text:p>0.156187501</text:p>
          </table:table-cell>
          <table:table-cell office:value-type="float" office:value="0.532808933879383" table:style-name="ce1">
            <text:p>0.532808934</text:p>
          </table:table-cell>
          <table:table-cell office:value-type="float" office:value="0.69415807560137499" table:style-name="ce1">
            <text:p>0.694158076</text:p>
          </table:table-cell>
          <table:table-cell office:value-type="float" office:value="3.9947953216374302E-2" table:style-name="ce1">
            <text:p>0.039947953</text:p>
          </table:table-cell>
          <table:table-cell office:value-type="float" office:value="0.86661975350815201" table:style-name="ce1">
            <text:p>0.866619754</text:p>
          </table:table-cell>
          <table:table-cell office:value-type="float" office:value="0.75387130593723795" table:style-name="ce1">
            <text:p>0.753871306</text:p>
          </table:table-cell>
          <table:table-cell office:value-type="float" office:value="9.6298554997496194E-5" table:style-name="ce2">
            <text:p>9.63E-05</text:p>
          </table:table-cell>
          <table:table-cell office:value-type="float" office:value="6.3008267947854898E-3" table:style-name="ce1">
            <text:p>0.006300827</text:p>
          </table:table-cell>
          <table:table-cell office:value-type="float" office:value="4.6696433811443699E-2" table:style-name="ce1">
            <text:p>0.046696434</text:p>
          </table:table-cell>
          <table:table-cell office:value-type="float" office:value="8.4392274945147103E-2" table:style-name="ce1">
            <text:p>0.084392275</text:p>
          </table:table-cell>
          <table:table-cell office:value-type="float" office:value="0.100592616392159" table:style-name="ce1">
            <text:p>0.100592616</text:p>
          </table:table-cell>
          <table:table-cell office:value-type="float" office:value="2.0753970607768601" table:style-name="ce1">
            <text:p>2.075397061</text:p>
          </table:table-cell>
          <table:table-cell office:value-type="float" office:value="27.543859649122801" table:style-name="ce1">
            <text:p>27.54385965</text:p>
          </table:table-cell>
          <table:table-cell office:value-type="float" office:value="4.9055526472439003E-4" table:style-name="ce1">
            <text:p>0.000490555</text:p>
          </table:table-cell>
          <table:table-cell office:value-type="float" office:value="2.4634499987150902E-3" table:style-name="ce1">
            <text:p>0.00246345</text:p>
          </table:table-cell>
          <table:table-cell office:value-type="float" office:value="2.0302074930146002E-2" table:style-name="ce1">
            <text:p>0.020302075</text:p>
          </table:table-cell>
          <table:table-cell office:value-type="float" office:value="54" table:style-name="ce1">
            <text:p>54</text:p>
          </table:table-cell>
          <table:table-cell office:value-type="float" office:value="63.5" table:style-name="ce1">
            <text:p>63.5</text:p>
          </table:table-cell>
          <table:table-cell office:value-type="float" office:value="220" table:style-name="ce1">
            <text:p>22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7.15" table:style-name="ce1">
            <text:p>47.15</text:p>
          </table:table-cell>
          <table:table-cell office:value-type="float" office:value="4" table:style-name="ce1">
            <text:p>4</text:p>
          </table:table-cell>
          <table:table-cell table:number-columns-repeated="1632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6315789473684201E-2" table:style-name="ce1">
            <text:p>0.056315789</text:p>
          </table:table-cell>
          <table:table-cell office:value-type="float" office:value="10.007622091305301" table:style-name="ce1">
            <text:p>10.00762209</text:p>
          </table:table-cell>
          <table:table-cell office:value-type="float" office:value="0.56879756153653505" table:style-name="ce1">
            <text:p>0.568797562</text:p>
          </table:table-cell>
          <table:table-cell office:value-type="float" office:value="3.8530355377609599E-2" table:style-name="ce1">
            <text:p>0.038530355</text:p>
          </table:table-cell>
          <table:table-cell office:value-type="float" office:value="0.25100459013468102" table:style-name="ce1">
            <text:p>0.25100459</text:p>
          </table:table-cell>
          <table:table-cell office:value-type="float" office:value="0.49148860343301398" table:style-name="ce1">
            <text:p>0.491488603</text:p>
          </table:table-cell>
          <table:table-cell office:value-type="float" office:value="0.13569695364933901" table:style-name="ce1">
            <text:p>0.135696954</text:p>
          </table:table-cell>
          <table:table-cell office:value-type="float" office:value="0.396764271982818" table:style-name="ce1">
            <text:p>0.396764272</text:p>
          </table:table-cell>
          <table:table-cell office:value-type="float" office:value="3.2765906915193801" table:style-name="ce1">
            <text:p>3.276590692</text:p>
          </table:table-cell>
          <table:table-cell office:value-type="float" office:value="11.2631578947368" table:style-name="ce1">
            <text:p>11.26315789</text:p>
          </table:table-cell>
          <table:table-cell office:value-type="float" office:value="0.126344288811055" table:style-name="ce1">
            <text:p>0.126344289</text:p>
          </table:table-cell>
          <table:table-cell office:value-type="float" office:value="0.31216258435546401" table:style-name="ce1">
            <text:p>0.312162584</text:p>
          </table:table-cell>
          <table:table-cell office:value-type="float" office:value="0.42833928336607202" table:style-name="ce1">
            <text:p>0.428339283</text:p>
          </table:table-cell>
          <table:table-cell office:value-type="float" office:value="0.36" table:style-name="ce1">
            <text:p>0.36</text:p>
          </table:table-cell>
          <table:table-cell office:value-type="float" office:value="10.009990454" table:style-name="ce1">
            <text:p>10.00999045</text:p>
          </table:table-cell>
          <table:table-cell office:value-type="float" office:value="2.6213139252229398" table:style-name="ce1">
            <text:p>2.621313925</text:p>
          </table:table-cell>
          <table:table-cell office:value-type="float" office:value="0.10753734336550499" table:style-name="ce1">
            <text:p>0.107537343</text:p>
          </table:table-cell>
          <table:table-cell office:value-type="float" office:value="0.37628002171363101" table:style-name="ce1">
            <text:p>0.376280022</text:p>
          </table:table-cell>
          <table:table-cell office:value-type="float" office:value="0.70855770080192404" table:style-name="ce1">
            <text:p>0.708557701</text:p>
          </table:table-cell>
          <table:table-cell office:value-type="float" office:value="0.72310361171582305" table:style-name="ce1">
            <text:p>0.723103612</text:p>
          </table:table-cell>
          <table:table-cell office:value-type="float" office:value="4.7237180081803896" table:style-name="ce1">
            <text:p>4.723718008</text:p>
          </table:table-cell>
          <table:table-cell office:value-type="float" office:value="18" table:style-name="ce1">
            <text:p>18</text:p>
          </table:table-cell>
          <table:table-cell office:value-type="float" office:value="0.17250887889041999" table:style-name="ce1">
            <text:p>0.172508879</text:p>
          </table:table-cell>
          <table:table-cell office:value-type="float" office:value="0.45520166820074898" table:style-name="ce1">
            <text:p>0.455201668</text:p>
          </table:table-cell>
          <table:table-cell office:value-type="float" office:value="0.76347305389221598" table:style-name="ce1">
            <text:p>0.763473054</text:p>
          </table:table-cell>
          <table:table-cell office:value-type="float" office:value="9.5578947368421003E-3" table:style-name="ce1">
            <text:p>0.009557895</text:p>
          </table:table-cell>
          <table:table-cell office:value-type="float" office:value="1.3801146958805101E-5" table:style-name="ce2">
            <text:p>1.38E-05</text:p>
          </table:table-cell>
          <table:table-cell office:value-type="float" office:value="0.92394381688388905" table:style-name="ce1">
            <text:p>0.923943817</text:p>
          </table:table-cell>
          <table:table-cell office:value-type="float" office:value="9.6648717143596105E-4" table:style-name="ce1">
            <text:p>0.000966487</text:p>
          </table:table-cell>
          <table:table-cell office:value-type="float" office:value="6.05928062059965E-3" table:style-name="ce1">
            <text:p>0.006059281</text:p>
          </table:table-cell>
          <table:table-cell office:value-type="float" office:value="1.15042714694433E-2" table:style-name="ce1">
            <text:p>0.011504271</text:p>
          </table:table-cell>
          <table:table-cell office:value-type="float" office:value="4.3407546491352901E-2" table:style-name="ce1">
            <text:p>0.043407546</text:p>
          </table:table-cell>
          <table:table-cell office:value-type="float" office:value="0.106563345918606" table:style-name="ce1">
            <text:p>0.106563346</text:p>
          </table:table-cell>
          <table:table-cell office:value-type="float" office:value="0.51130095481103999" table:style-name="ce1">
            <text:p>0.511300955</text:p>
          </table:table-cell>
          <table:table-cell office:value-type="float" office:value="18.538011695906398" table:style-name="ce1">
            <text:p>18.5380117</text:p>
          </table:table-cell>
          <table:table-cell office:value-type="float" office:value="7.2694288869416899E-4" table:style-name="ce1">
            <text:p>0.000726943</text:p>
          </table:table-cell>
          <table:table-cell office:value-type="float" office:value="1.14286445152518E-2" table:style-name="ce1">
            <text:p>0.011428645</text:p>
          </table:table-cell>
          <table:table-cell office:value-type="float" office:value="3.95366109404027E-2" table:style-name="ce1">
            <text:p>0.039536611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215" table:style-name="ce1">
            <text:p>21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3.31" table:style-name="ce1">
            <text:p>3.31</text:p>
          </table:table-cell>
          <table:table-cell office:value-type="float" office:value="22" table:style-name="ce1">
            <text:p>22</text:p>
          </table:table-cell>
          <table:table-cell table:number-columns-repeated="16328"/>
        </table:table-row>
        <table:table-row table:number-rows-repeated="1048549" table:style-name="ro1">
          <table:table-cell table:number-columns-repeated="16384"/>
        </table:table-row>
      </table:table>
      <table:table table:name="Ranks" table:style-name="ta1">
        <table:shapes>
          <draw:frame draw:z-index="1" draw:id="id0" draw:style-name="a0" draw:name="Chart 1" svg:x="0in" svg:y="12.87in" svg:width="20.87722in" svg:height="6.572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3"/>
        <table:table-column table:style-name="co15" table:default-cell-style-name="ce3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" table:number-columns-repeated="1007" table:default-cell-style-name="ce1"/>
        <table:table-column table:style-name="co2" table:number-columns-repeated="15360" table:default-cell-style-name="ce1"/>
        <table:table-row table:style-name="ro2">
          <table:table-cell table:style-name="ce1"/>
          <table:table-cell office:value-type="string" table:style-name="ce1">
            <text:p>FM_LIN_LASSO</text:p>
          </table:table-cell>
          <table:table-cell office:value-type="string" table:style-name="ce1">
            <text:p>FM_LIN_RF</text:p>
          </table:table-cell>
          <table:table-cell office:value-type="string" table:style-name="ce3">
            <text:p>FM_QUAD_LASSO</text:p>
          </table:table-cell>
          <table:table-cell office:value-type="string" table:style-name="ce3">
            <text:p>FM_QUAD_RF</text:p>
          </table:table-cell>
          <table:table-cell office:value-type="string" table:style-name="ce1">
            <text:p>NoExtrap_LS</text:p>
          </table:table-cell>
          <table:table-cell office:value-type="string" table:style-name="ce1">
            <text:p>NoExtrap_RF</text:p>
          </table:table-cell>
          <table:table-cell office:value-type="string" table:style-name="ce1">
            <text:p>FM_Rank</text:p>
          </table:table-cell>
          <table:table-cell table:style-name="ce1"/>
          <table:table-cell office:value-type="string" table:style-name="ce1">
            <text:p>WO_LIN_LASSO</text:p>
          </table:table-cell>
          <table:table-cell office:value-type="string" table:style-name="ce1">
            <text:p>WO_LIN_RF</text:p>
          </table:table-cell>
          <table:table-cell office:value-type="string" table:style-name="ce3">
            <text:p>WO_Quad_LASSO</text:p>
          </table:table-cell>
          <table:table-cell office:value-type="string" table:style-name="ce3">
            <text:p>WO_QUAD_RF</text:p>
          </table:table-cell>
          <table:table-cell office:value-type="string" table:style-name="ce1">
            <text:p>NoExtrap_LS</text:p>
          </table:table-cell>
          <table:table-cell office:value-type="string" table:style-name="ce1">
            <text:p>NoExtrap_RF</text:p>
          </table:table-cell>
          <table:table-cell office:value-type="string" table:style-name="ce1">
            <text:p>WO_Ran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ReactTime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9.351993856486214" table:formula="of:=([.B2]*[.C2]*[.F2]*[.G2])^(1/4)" table:style-name="ce1">
            <text:p>19.3519938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1.28180927925918" table:formula="of:=([.J2]*[.K2]*[.N2]*[.O2])^(1/4)" table:style-name="ce1">
            <text:p>11.2818092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TrialTime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2.636739857523107" table:formula="of:=([.B3]*[.C3]*[.F3]*[.G3])^(1/4)" table:style-name="ce1">
            <text:p>12.6367398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3">
            <text:p>14</text:p>
          </table:table-cell>
          <table:table-cell office:value-type="float" office:value="18" table:style-name="ce3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9.555727128374926" table:formula="of:=([.J3]*[.K3]*[.N3]*[.O3])^(1/4)" table:style-name="ce1">
            <text:p>19.555727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InitDirErr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1.725070185234511" table:formula="of:=([.B4]*[.C4]*[.F4]*[.G4])^(1/4)" table:style-name="ce1">
            <text:p>11.725070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8.314207507423536" table:formula="of:=([.J4]*[.K4]*[.N4]*[.O4])^(1/4)" table:style-name="ce1">
            <text:p>18.3142075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PreMvmntSpd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5.243982444638442" table:formula="of:=([.B5]*[.C5]*[.F5]*[.G5])^(1/4)" table:style-name="ce1">
            <text:p>15.2439824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.000000000000002" table:formula="of:=([.J5]*[.K5]*[.N5]*[.O5])^(1/4)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MaxSpd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.3976220398999413" table:formula="of:=([.B6]*[.C6]*[.F6]*[.G6])^(1/4)" table:style-name="ce1">
            <text:p>4.3976220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9292527589406205" table:formula="of:=([.J6]*[.K6]*[.N6]*[.O6])^(1/4)" table:style-name="ce1">
            <text:p>9.92925275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HPL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0.931557710148963" table:formula="of:=([.B7]*[.C7]*[.F7]*[.G7])^(1/4)" table:style-name="ce1">
            <text:p>10.9315577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6.581753275735064" table:formula="of:=([.J7]*[.K7]*[.N7]*[.O7])^(1/4)" table:style-name="ce1">
            <text:p>16.5817532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InitMvmntRto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9.128233779664917" table:formula="of:=([.B8]*[.C8]*[.F8]*[.G8])^(1/4)" table:style-name="ce1">
            <text:p>19.1282337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8.95900881143918" table:formula="of:=([.J8]*[.K8]*[.N8]*[.O8])^(1/4)" table:style-name="ce1">
            <text:p>18.9590088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SpdRto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3">
            <text:p>17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3.259641315159596" table:formula="of:=([.B9]*[.C9]*[.F9]*[.G9])^(1/4)" table:style-name="ce1">
            <text:p>13.2596413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3.93190272128907" table:formula="of:=([.J9]*[.K9]*[.N9]*[.O9])^(1/4)" table:style-name="ce1">
            <text:p>13.9319027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PathLRto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0.931557710148963" table:formula="of:=([.B10]*[.C10]*[.F10]*[.G10])^(1/4)" table:style-name="ce1">
            <text:p>10.9315577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6.507226655885422" table:formula="of:=([.J10]*[.K10]*[.N10]*[.O10])^(1/4)" table:style-name="ce1">
            <text:p>16.5072266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NumSpdPks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9.351993856486214" table:formula="of:=([.B11]*[.C11]*[.F11]*[.G11])^(1/4)" table:style-name="ce1">
            <text:p>19.3519938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1.17586506575522" table:formula="of:=([.J11]*[.K11]*[.N11]*[.O11])^(1/4)" table:style-name="ce1">
            <text:p>11.175865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MaxPD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3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.320508075688771" table:formula="of:=([.B12]*[.C12]*[.F12]*[.G12])^(1/4)" table:style-name="ce1">
            <text:p>17.3205080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2.510985509742438" table:formula="of:=([.J12]*[.K12]*[.N12]*[.O12])^(1/4)" table:style-name="ce1">
            <text:p>12.5109855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PMTD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9436557324016839" table:formula="of:=([.B13]*[.C13]*[.F13]*[.G13])^(1/4)" table:style-name="ce1">
            <text:p>5.94365573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.7326567532262018" table:formula="of:=([.J13]*[.K13]*[.N13]*[.O13])^(1/4)" table:style-name="ce1">
            <text:p>5.73265675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anMAPR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9.351993856486214" table:formula="of:=([.B14]*[.C14]*[.F14]*[.G14])^(1/4)" table:style-name="ce1">
            <text:p>19.3519938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.178832856309066" table:formula="of:=([.J14]*[.K14]*[.N14]*[.O14])^(1/4)" table:style-name="ce1">
            <text:p>12.1788328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ReactTime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8.143968265724855" table:formula="of:=([.B15]*[.C15]*[.F15]*[.G15])^(1/4)" table:style-name="ce1">
            <text:p>18.1439682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7.897272070372608" table:formula="of:=([.J15]*[.K15]*[.N15]*[.O15])^(1/4)" table:style-name="ce1">
            <text:p>17.897272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TrialTime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11" table:style-name="ce3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6.346491498720685" table:formula="of:=([.B16]*[.C16]*[.F16]*[.G16])^(1/4)" table:style-name="ce1">
            <text:p>16.346491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.779385873464317" table:formula="of:=([.J16]*[.K16]*[.N16]*[.O16])^(1/4)" table:style-name="ce1">
            <text:p>21.779385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InitDirErr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5.390074257343274" table:formula="of:=([.B17]*[.C17]*[.F17]*[.G17])^(1/4)" table:style-name="ce1">
            <text:p>15.3900742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1.17586506575522" table:formula="of:=([.J17]*[.K17]*[.N17]*[.O17])^(1/4)" table:style-name="ce1">
            <text:p>11.175865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PreMvmntSpd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7.935872106093132" table:formula="of:=([.B18]*[.C18]*[.F18]*[.G18])^(1/4)" table:style-name="ce1">
            <text:p>17.9358721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.779385873464317" table:formula="of:=([.J18]*[.K18]*[.N18]*[.O18])^(1/4)" table:style-name="ce1">
            <text:p>21.779385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MaxSpd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6.6874030497642201" table:formula="of:=([.B19]*[.C19]*[.F19]*[.G19])^(1/4)" table:style-name="ce1">
            <text:p>6.6874030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0.388530938165466" table:formula="of:=([.J19]*[.K19]*[.N19]*[.O19])^(1/4)" table:style-name="ce1">
            <text:p>20.388530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HPL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5.390074257343274" table:formula="of:=([.B20]*[.C20]*[.F20]*[.G20])^(1/4)" table:style-name="ce1">
            <text:p>15.3900742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5.91487205010149" table:formula="of:=([.J20]*[.K20]*[.N20]*[.O20])^(1/4)" table:style-name="ce1">
            <text:p>5.914872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InitMvmntRto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3.133235820109356" table:formula="of:=([.B21]*[.C21]*[.F21]*[.G21])^(1/4)" table:style-name="ce1">
            <text:p>13.1332358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7.198953141251966" table:formula="of:=([.J21]*[.K21]*[.N21]*[.O21])^(1/4)" table:style-name="ce1">
            <text:p>17.198953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PathLRto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5.761185722971376" table:formula="of:=([.B22]*[.C22]*[.F22]*[.G22])^(1/4)" table:style-name="ce1">
            <text:p>15.7611857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4.847696011519295" table:formula="of:=([.J22]*[.K22]*[.N22]*[.O22])^(1/4)" table:style-name="ce1">
            <text:p>14.847696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NumSpdPks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9.8399483563271506" table:formula="of:=([.B23]*[.C23]*[.F23]*[.G23])^(1/4)" table:style-name="ce1">
            <text:p>9.83994835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9" table:style-name="ce3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9.608663261485553" table:formula="of:=([.J23]*[.K23]*[.N23]*[.O23])^(1/4)" table:style-name="ce1">
            <text:p>19.6086632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MaxPD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5.233809611182773" table:formula="of:=([.B24]*[.C24]*[.F24]*[.G24])^(1/4)" table:style-name="ce1">
            <text:p>15.2338096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.2331756969605276" table:formula="of:=([.J24]*[.K24]*[.N24]*[.O24])^(1/4)" table:style-name="ce1">
            <text:p>5.2331756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PMTD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6.79026822835803" table:formula="of:=([.B25]*[.C25]*[.F25]*[.G25])^(1/4)" table:style-name="ce1">
            <text:p>16.7902682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2.818610191887021" table:formula="of:=([.J25]*[.K25]*[.N25]*[.O25])^(1/4)" table:style-name="ce1">
            <text:p>12.81861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xMAPR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3">
            <text:p>15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6.947806121350972" table:formula="of:=([.B26]*[.C26]*[.F26]*[.G26])^(1/4)" table:style-name="ce1">
            <text:p>16.947806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.779385873464317" table:formula="of:=([.J26]*[.K26]*[.N26]*[.O26])^(1/4)" table:style-name="ce1">
            <text:p>21.779385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ReactTime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.585019815778558" table:formula="of:=([.B27]*[.C27]*[.F27]*[.G27])^(1/4)" table:style-name="ce1">
            <text:p>17.5850198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7.738169422210554" table:formula="of:=([.J27]*[.K27]*[.N27]*[.O27])^(1/4)" table:style-name="ce1">
            <text:p>17.7381694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TrialTime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1.582921852882691" table:formula="of:=([.B28]*[.C28]*[.F28]*[.G28])^(1/4)" table:style-name="ce1">
            <text:p>11.58292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.779385873464317" table:formula="of:=([.J28]*[.K28]*[.N28]*[.O28])^(1/4)" table:style-name="ce1">
            <text:p>21.779385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InitDirErr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4.05425738545364" table:formula="of:=([.B29]*[.C29]*[.F29]*[.G29])^(1/4)" table:style-name="ce1">
            <text:p>14.0542573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0.626189246684916" table:formula="of:=([.J29]*[.K29]*[.N29]*[.O29])^(1/4)" table:style-name="ce1">
            <text:p>10.6261892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PreMvmntSpd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3">
            <text:p>22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7.099819599758032" table:formula="of:=([.B30]*[.C30]*[.F30]*[.G30])^(1/4)" table:style-name="ce1">
            <text:p>17.09981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0.07612674985721" table:formula="of:=([.J30]*[.K30]*[.N30]*[.O30])^(1/4)" table:style-name="ce1">
            <text:p>20.0761267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MaxSpd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4.233176602347402" table:formula="of:=([.B31]*[.C31]*[.F31]*[.G31])^(1/4)" table:style-name="ce1">
            <text:p>14.233176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.779385873464317" table:formula="of:=([.J31]*[.K31]*[.N31]*[.O31])^(1/4)" table:style-name="ce1">
            <text:p>21.779385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HPL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6.43336696605839" table:formula="of:=([.B32]*[.C32]*[.F32]*[.G32])^(1/4)" table:style-name="ce1">
            <text:p>16.4333669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3">
            <text:p>14</text:p>
          </table:table-cell>
          <table:table-cell office:value-type="float" office:value="19" table:style-name="ce3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8.165902124584949" table:formula="of:=([.J32]*[.K32]*[.N32]*[.O32])^(1/4)" table:style-name="ce1">
            <text:p>18.165902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InitMvmntRto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8.128252384140609" table:formula="of:=([.B33]*[.C33]*[.F33]*[.G33])^(1/4)" table:style-name="ce1">
            <text:p>18.1282523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9.096901596233074" table:formula="of:=([.J33]*[.K33]*[.N33]*[.O33])^(1/4)" table:style-name="ce1">
            <text:p>19.0969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SpdRt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.6628415014847064" table:formula="of:=([.B34]*[.C34]*[.F34]*[.G34])^(1/4)" table:style-name="ce1">
            <text:p>3.66284150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5.294543611216882" table:formula="of:=([.J34]*[.K34]*[.N34]*[.O34])^(1/4)" table:style-name="ce1">
            <text:p>15.2945436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PathLRto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6.107792515589335" table:formula="of:=([.B35]*[.C35]*[.F35]*[.G35])^(1/4)" table:style-name="ce1">
            <text:p>16.1077925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3">
            <text:p>14</text:p>
          </table:table-cell>
          <table:table-cell office:value-type="float" office:value="19" table:style-name="ce3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8.36890460468614" table:formula="of:=([.J35]*[.K35]*[.N35]*[.O35])^(1/4)" table:style-name="ce1">
            <text:p>18.368904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NumSpdPks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8.655566759171297" table:formula="of:=([.B36]*[.C36]*[.F36]*[.G36])^(1/4)" table:style-name="ce1">
            <text:p>18.6555667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6.5777363359721148" table:formula="of:=([.J36]*[.K36]*[.N36]*[.O36])^(1/4)" table:style-name="ce1">
            <text:p>6.57773633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MaxPD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7.031916923447159" table:formula="of:=([.B37]*[.C37]*[.F37]*[.G37])^(1/4)" table:style-name="ce1">
            <text:p>17.0319169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.3235829005756354" table:formula="of:=([.J37]*[.K37]*[.N37]*[.O37])^(1/4)" table:style-name="ce1">
            <text:p>8.3235829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PMTD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2.599407869573689" table:formula="of:=([.B38]*[.C38]*[.F38]*[.G38])^(1/4)" table:style-name="ce1">
            <text:p>12.5994078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.671682101338348" table:formula="of:=([.J38]*[.K38]*[.N38]*[.O38])^(1/4)" table:style-name="ce1">
            <text:p>9.6716821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arMAPR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3">
            <text:p>17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1.65938093312554" table:formula="of:=([.B39]*[.C39]*[.F39]*[.G39])^(1/4)" table:style-name="ce1">
            <text:p>11.6593809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160740129524926" table:formula="of:=([.J39]*[.K39]*[.N39]*[.O39])^(1/4)" table:style-name="ce1">
            <text:p>13.16074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g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.0800702882410227" table:formula="of:=([.B40]*[.C40]*[.F40]*[.G40])^(1/4)" table:style-name="ce1">
            <text:p>3.08007028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1.337800126734079" table:formula="of:=([.J40]*[.K40]*[.N40]*[.O40])^(1/4)" table:style-name="ce1">
            <text:p>11.33780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eight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.363585661014858" table:formula="of:=([.B41]*[.C41]*[.F41]*[.G41])^(1/4)" table:style-name="ce1">
            <text:p>3.36358566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9" table:style-name="ce3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6.1601405764820463" table:formula="of:=([.J41]*[.K41]*[.N41]*[.O41])^(1/4)" table:style-name="ce1">
            <text:p>6.16014057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ss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.740665712342366" table:formula="of:=([.B42]*[.C42]*[.F42]*[.G42])^(1/4)" table:style-name="ce1">
            <text:p>16.7406657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.779385873464317" table:formula="of:=([.J42]*[.K42]*[.N42]*[.O42])^(1/4)" table:style-name="ce1">
            <text:p>21.779385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onthspost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7.2283747765630233" table:formula="of:=([.B43]*[.C43]*[.F43]*[.G43])^(1/4)" table:style-name="ce1">
            <text:p>7.22837477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1.501884806283218" table:formula="of:=([.J43]*[.K43]*[.N43]*[.O43])^(1/4)" table:style-name="ce1">
            <text:p>21.5018848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ex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9.060903506699226" table:formula="of:=([.B44]*[.C44]*[.F44]*[.G44])^(1/4)" table:style-name="ce1">
            <text:p>19.0609035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0.850450891663787" table:formula="of:=([.J44]*[.K44]*[.N44]*[.O44])^(1/4)" table:style-name="ce1">
            <text:p>20.850450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ominant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1.518028981306477" table:formula="of:=([.B45]*[.C45]*[.F45]*[.G45])^(1/4)" table:style-name="ce1">
            <text:p>11.5180289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4.491376746189436" table:formula="of:=([.J45]*[.K45]*[.N45]*[.O45])^(1/4)" table:style-name="ce1">
            <text:p>14.4913767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ffected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3.984851524277239" table:formula="of:=([.B46]*[.C46]*[.F46]*[.G46])^(1/4)" table:style-name="ce1">
            <text:p>13.984851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.8872465399842984" table:formula="of:=([.J46]*[.K46]*[.N46]*[.O46])^(1/4)" table:style-name="ce1">
            <text:p>6.8872465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.4996355115805828" table:formula="of:=([.B47]*[.C47]*[.F47]*[.G47])^(1/4)" table:style-name="ce1">
            <text:p>3.49963551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3">
            <text:p>11</text:p>
          </table:table-cell>
          <table:table-cell office:value-type="float" office:value="19" table:style-name="ce3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9.859569487361906" table:formula="of:=([.J47]*[.K47]*[.N47]*[.O47])^(1/4)" table:style-name="ce1">
            <text:p>9.8595694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type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9.351993856486214" table:formula="of:=([.B48]*[.C48]*[.F48]*[.G48])^(1/4)" table:style-name="ce1">
            <text:p>19.3519938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4.186124135047635" table:formula="of:=([.J48]*[.K48]*[.N48]*[.O48])^(1/4)" table:style-name="ce1">
            <text:p>14.186124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unknown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9.351993856486214" table:formula="of:=([.B49]*[.C49]*[.F49]*[.G49])^(1/4)" table:style-name="ce1">
            <text:p>19.3519938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9.0641261920703045" table:formula="of:=([.J49]*[.K49]*[.N49]*[.O49])^(1/4)" table:style-name="ce1">
            <text:p>9.06412619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ort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.671909803102793" table:formula="of:=([.B50]*[.C50]*[.F50]*[.G50])^(1/4)" table:style-name="ce1">
            <text:p>18.671909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.779385873464317" table:formula="of:=([.J50]*[.K50]*[.N50]*[.O50])^(1/4)" table:style-name="ce1">
            <text:p>21.779385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bcort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9.060903506699226" table:formula="of:=([.B51]*[.C51]*[.F51]*[.G51])^(1/4)" table:style-name="ce1">
            <text:p>19.0609035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1.0943572840165" table:formula="of:=([.J51]*[.K51]*[.N51]*[.O51])^(1/4)" table:style-name="ce1">
            <text:p>21.0943572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em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2675798769167543" table:formula="of:=([.B52]*[.C52]*[.F52]*[.G52])^(1/4)" table:style-name="ce1">
            <text:p>3.26757987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6.775724890132341" table:formula="of:=([.J52]*[.K52]*[.N52]*[.O52])^(1/4)" table:style-name="ce1">
            <text:p>16.775724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6.630884934927142" table:formula="of:=([.B53]*[.C53]*[.F53]*[.G53])^(1/4)" table:style-name="ce1">
            <text:p>16.6308849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.704467746790286" table:formula="of:=([.J53]*[.K53]*[.N53]*[.O53])^(1/4)" table:style-name="ce1">
            <text:p>18.7044677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nit_FM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.751844794172538" table:formula="of:=([.B54]*[.C54]*[.F54]*[.G54])^(1/4)" table:style-name="ce1">
            <text:p>16.7518447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.446659545769565" table:formula="of:=([.J54]*[.K54]*[.N54]*[.O54])^(1/4)" table:style-name="ce1">
            <text:p>12.4466595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nitWO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5.889859139056327" table:formula="of:=([.B55]*[.C55]*[.F55]*[.G55])^(1/4)" table:style-name="ce1">
            <text:p>15.889859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([.J55]*[.K55]*[.N55]*[.O55])^(1/4)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nitBB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.1903625881272006" table:formula="of:=([.B56]*[.C56]*[.F56]*[.G56])^(1/4)" table:style-name="ce1">
            <text:p>8.19036258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8.0902578875963087" table:formula="of:=([.J56]*[.K56]*[.N56]*[.O56])^(1/4)" table:style-name="ce1">
            <text:p>8.090257888</text:p>
          </table:table-cell>
          <table:table-cell table:number-columns-repeated="16368"/>
        </table:table-row>
        <table:table-row table:number-rows-repeated="1048520" table:style-name="ro1">
          <table:table-cell table:number-columns-repeated="16384"/>
        </table:table-row>
      </table:table>
      <table:table table:name="UEFM" table:style-name="ta1">
        <table:table-column table:style-name="co3" table:default-cell-style-name="ce1"/>
        <table:table-column table:style-name="co10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3" table:default-cell-style-name="ce1"/>
        <table:table-column table:style-name="co2" table:number-columns-repeated="15360" table:default-cell-style-name="ce1"/>
        <table:table-row table:style-name="ro1">
          <table:table-cell table:style-name="ce1"/>
          <table:table-cell office:value-type="string" table:style-name="ce1">
            <text:p>FM_Ran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e</text:p>
          </table:table-cell>
          <table:table-cell office:value-type="float" office:value="3.0800702882410227" table:style-name="ce1">
            <text:p>3.0800702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m</text:p>
          </table:table-cell>
          <table:table-cell office:value-type="float" office:value="3.2675798769167543" table:style-name="ce1">
            <text:p>3.2675798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ight</text:p>
          </table:table-cell>
          <table:table-cell office:value-type="float" office:value="3.363585661014858" table:style-name="ce1">
            <text:p>3.363585661</text:p>
          </table:table-cell>
          <table:table-cell table:number-columns-repeated="6" table:style-name="ce1"/>
          <table:table-cell table:style-name="ce3"/>
          <table:table-cell office:value-type="string" table:style-name="ce3">
            <text:p>UEFM Top 10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3.4996355115805828" table:style-name="ce1">
            <text:p>3.499635512</text:p>
          </table:table-cell>
          <table:table-cell table:number-columns-repeated="6" table:style-name="ce1"/>
          <table:table-cell office:value-type="float" office:value="1" table:style-name="ce3">
            <text:p>1</text:p>
          </table:table-cell>
          <table:table-cell office:value-type="string" table:style-name="ce3">
            <text:p>Brainstem Stoke?</text:p>
          </table:table-cell>
          <table:table-cell office:value-type="string" table:style-name="ce3">
            <text:p>ag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SpdRto</text:p>
          </table:table-cell>
          <table:table-cell office:value-type="float" office:value="3.6628415014847064" table:style-name="ce1">
            <text:p>3.662841501</text:p>
          </table:table-cell>
          <table:table-cell table:number-columns-repeated="6" table:style-name="ce1"/>
          <table:table-cell office:value-type="float" office:value="2" table:style-name="ce3">
            <text:p>2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ste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MaxSpd</text:p>
          </table:table-cell>
          <table:table-cell office:value-type="float" office:value="4.3976220398999413" table:style-name="ce1">
            <text:p>4.39762204</text:p>
          </table:table-cell>
          <table:table-cell table:number-columns-repeated="6" table:style-name="ce1"/>
          <table:table-cell office:value-type="float" office:value="3" table:style-name="ce3">
            <text:p>3</text:p>
          </table:table-cell>
          <table:table-cell office:value-type="string" table:style-name="ce3">
            <text:p>Height</text:p>
          </table:table-cell>
          <table:table-cell office:value-type="string" table:style-name="ce3">
            <text:p>MaxNumSpdPk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PMTD</text:p>
          </table:table-cell>
          <table:table-cell office:value-type="float" office:value="5.9436557324016839" table:style-name="ce1">
            <text:p>5.943655732</text:p>
          </table:table-cell>
          <table:table-cell table:number-columns-repeated="6"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Dominant Side is affected?</text:p>
          </table:table-cell>
          <table:table-cell office:value-type="string" table:style-name="ce3">
            <text:p>monthspo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MaxSpd</text:p>
          </table:table-cell>
          <table:table-cell office:value-type="float" office:value="6.6874030497642201" table:style-name="ce1">
            <text:p>6.68740305</text:p>
          </table:table-cell>
          <table:table-cell table:number-columns-repeated="6" table:style-name="ce1"/>
          <table:table-cell office:value-type="float" office:value="5" table:style-name="ce3">
            <text:p>5</text:p>
          </table:table-cell>
          <table:table-cell office:value-type="string" table:style-name="ce3">
            <text:p>Variance of Speed Ratio</text:p>
          </table:table-cell>
          <table:table-cell office:value-type="string" table:style-name="ce3">
            <text:p>VarSpdRt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nthspost</text:p>
          </table:table-cell>
          <table:table-cell office:value-type="float" office:value="7.2283747765630233" table:style-name="ce1">
            <text:p>7.228374777</text:p>
          </table:table-cell>
          <table:table-cell table:number-columns-repeated="6" table:style-name="ce1"/>
          <table:table-cell office:value-type="float" office:value="6" table:style-name="ce3">
            <text:p>6</text:p>
          </table:table-cell>
          <table:table-cell office:value-type="string" table:style-name="ce3">
            <text:p>Mean Max Speed</text:p>
          </table:table-cell>
          <table:table-cell office:value-type="string" table:style-name="ce3">
            <text:p>MeanMaxSp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itBB</text:p>
          </table:table-cell>
          <table:table-cell office:value-type="float" office:value="8.1903625881272006" table:style-name="ce1">
            <text:p>8.190362588</text:p>
          </table:table-cell>
          <table:table-cell table:number-columns-repeated="6" table:style-name="ce1"/>
          <table:table-cell office:value-type="float" office:value="7" table:style-name="ce3">
            <text:p>7</text:p>
          </table:table-cell>
          <table:table-cell office:value-type="string" table:style-name="ce3">
            <text:p>Max Number of Speed Peaks</text:p>
          </table:table-cell>
          <table:table-cell office:value-type="string" table:style-name="ce3">
            <text:p>heigh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NumSpdPks</text:p>
          </table:table-cell>
          <table:table-cell office:value-type="float" office:value="9.8399483563271506" table:style-name="ce1">
            <text:p>9.839948356</text:p>
          </table:table-cell>
          <table:table-cell table:number-columns-repeated="6" table:style-name="ce1"/>
          <table:table-cell office:value-type="float" office:value="8" table:style-name="ce3">
            <text:p>8</text:p>
          </table:table-cell>
          <table:table-cell office:value-type="string" table:style-name="ce3">
            <text:p>Months Since the Stroke</text:p>
          </table:table-cell>
          <table:table-cell office:value-type="string" table:style-name="ce3">
            <text:p>VarMaxSp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HPL</text:p>
          </table:table-cell>
          <table:table-cell office:value-type="float" office:value="10.931557710148963" table:style-name="ce1">
            <text:p>10.93155771</text:p>
          </table:table-cell>
          <table:table-cell table:number-columns-repeated="6" table:style-name="ce1"/>
          <table:table-cell office:value-type="float" office:value="9" table:style-name="ce3">
            <text:p>9</text:p>
          </table:table-cell>
          <table:table-cell office:value-type="string" table:style-name="ce3">
            <text:p>Mean PMTD</text:p>
          </table:table-cell>
          <table:table-cell office:value-type="string" table:style-name="ce3">
            <text:p>sa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PathLRto</text:p>
          </table:table-cell>
          <table:table-cell office:value-type="float" office:value="10.931557710148963" table:style-name="ce1">
            <text:p>10.93155771</text:p>
          </table:table-cell>
          <table:table-cell table:number-columns-repeated="6" table:style-name="ce1"/>
          <table:table-cell office:value-type="float" office:value="10" table:style-name="ce3">
            <text:p>10</text:p>
          </table:table-cell>
          <table:table-cell office:value-type="string" table:style-name="ce3">
            <text:p>Initial Box and Blocks Score</text:p>
          </table:table-cell>
          <table:table-cell office:value-type="string" table:style-name="ce3">
            <text:p>initB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minant</text:p>
          </table:table-cell>
          <table:table-cell office:value-type="float" office:value="11.518028981306477" table:style-name="ce1">
            <text:p>11.51802898</text:p>
          </table:table-cell>
          <table:table-cell table:number-columns-repeated="7" table:style-name="ce1"/>
          <table:table-cell office:value-type="string" table:style-name="ce1">
            <text:p>UEFM Top 1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VarTrialTime</text:p>
          </table:table-cell>
          <table:table-cell office:value-type="float" office:value="11.582921852882691" table:style-name="ce1">
            <text:p>11.58292185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VarMAPR</text:p>
          </table:table-cell>
          <table:table-cell office:value-type="float" office:value="11.65938093312554" table:style-name="ce1">
            <text:p>11.65938093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Brainstem Strok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anInitDirErr</text:p>
          </table:table-cell>
          <table:table-cell office:value-type="float" office:value="11.725070185234511" table:style-name="ce1">
            <text:p>11.72507019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Heigh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rPMTD</text:p>
          </table:table-cell>
          <table:table-cell office:value-type="float" office:value="12.599407869573689" table:style-name="ce1">
            <text:p>12.59940787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minant Side is affected?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anTrialTime</text:p>
          </table:table-cell>
          <table:table-cell office:value-type="float" office:value="12.636739857523107" table:style-name="ce1">
            <text:p>12.63673986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ariance of Speed Rati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xInitMvmntRto</text:p>
          </table:table-cell>
          <table:table-cell office:value-type="float" office:value="13.133235820109356" table:style-name="ce1">
            <text:p>13.13323582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ean Max Spe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anSpdRto</text:p>
          </table:table-cell>
          <table:table-cell office:value-type="float" office:value="13.259641315159596" table:style-name="ce1">
            <text:p>13.25964132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ean PMT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ffected</text:p>
          </table:table-cell>
          <table:table-cell office:value-type="float" office:value="13.984851524277239" table:style-name="ce1">
            <text:p>13.98485152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ax Max Spe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rInitDirErr</text:p>
          </table:table-cell>
          <table:table-cell office:value-type="float" office:value="14.05425738545364" table:style-name="ce1">
            <text:p>14.05425739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onths Since the Strok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rMaxSpd</text:p>
          </table:table-cell>
          <table:table-cell office:value-type="float" office:value="14.233176602347402" table:style-name="ce1">
            <text:p>14.2331766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nitial Box and Blocks Sco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xMaxPD</text:p>
          </table:table-cell>
          <table:table-cell office:value-type="float" office:value="15.233809611182773" table:style-name="ce1">
            <text:p>15.2338096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PreMvmntSpd</text:p>
          </table:table-cell>
          <table:table-cell office:value-type="float" office:value="15.243982444638442" table:style-name="ce1">
            <text:p>15.243982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InitDirErr</text:p>
          </table:table-cell>
          <table:table-cell office:value-type="float" office:value="15.390074257343274" table:style-name="ce1">
            <text:p>15.390074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HPL</text:p>
          </table:table-cell>
          <table:table-cell office:value-type="float" office:value="15.390074257343274" table:style-name="ce1">
            <text:p>15.390074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PathLRto</text:p>
          </table:table-cell>
          <table:table-cell office:value-type="float" office:value="15.761185722971376" table:style-name="ce1">
            <text:p>15.761185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itWO</text:p>
          </table:table-cell>
          <table:table-cell office:value-type="float" office:value="15.889859139056327" table:style-name="ce1">
            <text:p>15.889859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PathLRto</text:p>
          </table:table-cell>
          <table:table-cell office:value-type="float" office:value="16.107792515589335" table:style-name="ce1">
            <text:p>16.107792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TrialTime</text:p>
          </table:table-cell>
          <table:table-cell office:value-type="float" office:value="16.346491498720685" table:style-name="ce1">
            <text:p>16.3464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HPL</text:p>
          </table:table-cell>
          <table:table-cell office:value-type="float" office:value="16.43336696605839" table:style-name="ce1">
            <text:p>16.43336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16.630884934927142" table:style-name="ce1">
            <text:p>16.63088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</text:p>
          </table:table-cell>
          <table:table-cell office:value-type="float" office:value="16.740665712342366" table:style-name="ce1">
            <text:p>16.740665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it_FM</text:p>
          </table:table-cell>
          <table:table-cell office:value-type="float" office:value="16.751844794172538" table:style-name="ce1">
            <text:p>16.75184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PMTD</text:p>
          </table:table-cell>
          <table:table-cell office:value-type="float" office:value="16.79026822835803" table:style-name="ce1">
            <text:p>16.79026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MAPR</text:p>
          </table:table-cell>
          <table:table-cell office:value-type="float" office:value="16.947806121350972" table:style-name="ce1">
            <text:p>16.947806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MaxPD</text:p>
          </table:table-cell>
          <table:table-cell office:value-type="float" office:value="17.031916923447159" table:style-name="ce1">
            <text:p>17.03191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PreMvmntSpd</text:p>
          </table:table-cell>
          <table:table-cell office:value-type="float" office:value="17.099819599758032" table:style-name="ce1">
            <text:p>17.0998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MaxPD</text:p>
          </table:table-cell>
          <table:table-cell office:value-type="float" office:value="17.320508075688771" table:style-name="ce1">
            <text:p>17.32050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ReactTime</text:p>
          </table:table-cell>
          <table:table-cell office:value-type="float" office:value="17.585019815778558" table:style-name="ce1">
            <text:p>17.585019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PreMvmntSpd</text:p>
          </table:table-cell>
          <table:table-cell office:value-type="float" office:value="17.935872106093132" table:style-name="ce1">
            <text:p>17.93587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InitMvmntRto</text:p>
          </table:table-cell>
          <table:table-cell office:value-type="float" office:value="18.128252384140609" table:style-name="ce1">
            <text:p>18.1282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ReactTime</text:p>
          </table:table-cell>
          <table:table-cell office:value-type="float" office:value="18.143968265724855" table:style-name="ce1">
            <text:p>18.14396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NumSpdPks</text:p>
          </table:table-cell>
          <table:table-cell office:value-type="float" office:value="18.655566759171297" table:style-name="ce1">
            <text:p>18.65556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t</text:p>
          </table:table-cell>
          <table:table-cell office:value-type="float" office:value="18.671909803102793" table:style-name="ce1">
            <text:p>18.6719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</text:p>
          </table:table-cell>
          <table:table-cell office:value-type="float" office:value="19.060903506699226" table:style-name="ce1">
            <text:p>19.060903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cort</text:p>
          </table:table-cell>
          <table:table-cell office:value-type="float" office:value="19.060903506699226" table:style-name="ce1">
            <text:p>19.060903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InitMvmntRto</text:p>
          </table:table-cell>
          <table:table-cell office:value-type="float" office:value="19.128233779664917" table:style-name="ce1">
            <text:p>19.12823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ReactTime</text:p>
          </table:table-cell>
          <table:table-cell office:value-type="float" office:value="19.351993856486214" table:style-name="ce1">
            <text:p>19.35199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NumSpdPks</text:p>
          </table:table-cell>
          <table:table-cell office:value-type="float" office:value="19.351993856486214" table:style-name="ce1">
            <text:p>19.35199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MAPR</text:p>
          </table:table-cell>
          <table:table-cell office:value-type="float" office:value="19.351993856486214" table:style-name="ce1">
            <text:p>19.35199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type</text:p>
          </table:table-cell>
          <table:table-cell office:value-type="float" office:value="19.351993856486214" table:style-name="ce1">
            <text:p>19.35199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</text:p>
          </table:table-cell>
          <table:table-cell office:value-type="float" office:value="19.351993856486214" table:style-name="ce1">
            <text:p>19.35199386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Wolf" table:style-name="ta1">
        <table:table-column table:style-name="co3" table:default-cell-style-name="ce1"/>
        <table:table-column table:style-name="co16" table:default-cell-style-name="ce1"/>
        <table:table-column table:style-name="co24" table:default-cell-style-name="ce1"/>
        <table:table-column table:style-name="co13" table:default-cell-style-name="ce1"/>
        <table:table-column table:style-name="co1" table:number-columns-repeated="5" table:default-cell-style-name="ce1"/>
        <table:table-column table:style-name="co22" table:default-cell-style-name="ce1"/>
        <table:table-column table:style-name="co25" table:default-cell-style-name="ce1"/>
        <table:table-column table:style-name="co1" table:number-columns-repeated="1013" table:default-cell-style-name="ce1"/>
        <table:table-column table:style-name="co2" table:number-columns-repeated="15360" table:default-cell-style-name="ce1"/>
        <table:table-row table:style-name="ro1">
          <table:table-cell table:style-name="ce1"/>
          <table:table-cell office:value-type="string" table:style-name="ce1">
            <text:p>WO_Rank</text:p>
          </table:table-cell>
          <table:table-cell table:number-columns-repeated="3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1">
            <text:p>initWO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MaxPD</text:p>
          </table:table-cell>
          <table:table-cell office:value-type="float" office:value="5.2331756969605276" table:style-name="ce1">
            <text:p>5.2331756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PMTD</text:p>
          </table:table-cell>
          <table:table-cell office:value-type="float" office:value="5.7326567532262018" table:style-name="ce1">
            <text:p>5.7326567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HPL</text:p>
          </table:table-cell>
          <table:table-cell office:value-type="float" office:value="5.91487205010149" table:style-name="ce1">
            <text:p>5.91487205</text:p>
          </table:table-cell>
          <table:table-cell table:number-columns-repeated="6" table:style-name="ce1"/>
          <table:table-cell office:value-type="string" table:style-name="ce5">
            <text:p>4 Models</text:p>
          </table:table-cell>
          <table:table-cell office:value-type="string" table:style-name="ce5">
            <text:p>UEFM Top 10</text:p>
          </table:table-cell>
          <table:table-cell office:value-type="string" table:style-name="ce5">
            <text:p>Wolf Top 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ight</text:p>
          </table:table-cell>
          <table:table-cell office:value-type="float" office:value="6.1601405764820463" table:style-name="ce1">
            <text:p>6.160140576</text:p>
          </table:table-cell>
          <table:table-cell table:number-columns-repeated="6" table:style-name="ce1"/>
          <table:table-cell office:value-type="float" office:value="1" table:style-name="ce5">
            <text:p>1</text:p>
          </table:table-cell>
          <table:table-cell office:value-type="string" table:style-name="ce6">
            <text:p>Age</text:p>
          </table:table-cell>
          <table:table-cell office:value-type="string" table:style-name="ce6">
            <text:p>Initial Wolf Scor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NumSpdPks</text:p>
          </table:table-cell>
          <table:table-cell office:value-type="float" office:value="6.5777363359721148" table:style-name="ce1">
            <text:p>6.577736336</text:p>
          </table:table-cell>
          <table:table-cell table:number-columns-repeated="6" table:style-name="ce1"/>
          <table:table-cell office:value-type="float" office:value="2" table:style-name="ce5">
            <text:p>2</text:p>
          </table:table-cell>
          <table:table-cell office:value-type="string" table:style-name="ce6">
            <text:p>Brainstem Stoke?</text:p>
          </table:table-cell>
          <table:table-cell office:value-type="string" table:style-name="ce7">
            <text:p>Max Max Perpendicular Dist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ffected</text:p>
          </table:table-cell>
          <table:table-cell office:value-type="float" office:value="6.8872465399842984" table:style-name="ce1">
            <text:p>6.88724654</text:p>
          </table:table-cell>
          <table:table-cell table:number-columns-repeated="6" table:style-name="ce1"/>
          <table:table-cell office:value-type="float" office:value="3" table:style-name="ce5">
            <text:p>3</text:p>
          </table:table-cell>
          <table:table-cell office:value-type="string" table:style-name="ce7">
            <text:p>Max Number of Speed Peaks</text:p>
          </table:table-cell>
          <table:table-cell office:value-type="string" table:style-name="ce6">
            <text:p>Left side is affected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itBB</text:p>
          </table:table-cell>
          <table:table-cell office:value-type="float" office:value="8.0902578875963087" table:style-name="ce1">
            <text:p>8.090257888</text:p>
          </table:table-cell>
          <table:table-cell table:number-columns-repeated="6" table:style-name="ce1"/>
          <table:table-cell office:value-type="float" office:value="4" table:style-name="ce5">
            <text:p>4</text:p>
          </table:table-cell>
          <table:table-cell office:value-type="string" table:style-name="ce6">
            <text:p>Months Since the Stroke</text:p>
          </table:table-cell>
          <table:table-cell office:value-type="string" table:style-name="ce7">
            <text:p>Max Hand Path Length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MaxPD</text:p>
          </table:table-cell>
          <table:table-cell office:value-type="float" office:value="8.3235829005756354" table:style-name="ce1">
            <text:p>8.323582901</text:p>
          </table:table-cell>
          <table:table-cell table:number-columns-repeated="6" table:style-name="ce1"/>
          <table:table-cell office:value-type="float" office:value="5" table:style-name="ce5">
            <text:p>5</text:p>
          </table:table-cell>
          <table:table-cell office:value-type="string" table:style-name="ce7">
            <text:p>Variance of Speed Ratio</text:p>
          </table:table-cell>
          <table:table-cell office:value-type="string" table:style-name="ce6">
            <text:p>Heigh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nknown</text:p>
          </table:table-cell>
          <table:table-cell office:value-type="float" office:value="9.0641261920703045" table:style-name="ce1">
            <text:p>9.064126192</text:p>
          </table:table-cell>
          <table:table-cell table:number-columns-repeated="6" table:style-name="ce1"/>
          <table:table-cell office:value-type="float" office:value="6" table:style-name="ce5">
            <text:p>6</text:p>
          </table:table-cell>
          <table:table-cell office:value-type="string" table:style-name="ce7">
            <text:p>Mean Max Speed</text:p>
          </table:table-cell>
          <table:table-cell office:value-type="string" table:style-name="ce7">
            <text:p>Mean PMT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PMTD</text:p>
          </table:table-cell>
          <table:table-cell office:value-type="float" office:value="9.671682101338348" table:style-name="ce1">
            <text:p>9.671682101</text:p>
          </table:table-cell>
          <table:table-cell table:number-columns-repeated="6" table:style-name="ce1"/>
          <table:table-cell office:value-type="float" office:value="7" table:style-name="ce5">
            <text:p>7</text:p>
          </table:table-cell>
          <table:table-cell office:value-type="string" table:style-name="ce6">
            <text:p>Height</text:p>
          </table:table-cell>
          <table:table-cell office:value-type="string" table:style-name="ce7">
            <text:p>Variance in Number of Speed Peak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9.859569487361906" table:style-name="ce1">
            <text:p>9.859569487</text:p>
          </table:table-cell>
          <table:table-cell table:number-columns-repeated="6" table:style-name="ce1"/>
          <table:table-cell office:value-type="float" office:value="8" table:style-name="ce5">
            <text:p>8</text:p>
          </table:table-cell>
          <table:table-cell office:value-type="string" table:style-name="ce8">
            <text:p>Variance of Max Speed</text:p>
          </table:table-cell>
          <table:table-cell office:value-type="string" table:style-name="ce7">
            <text:p>Variance in Max Perpendicular Dist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MaxSpd</text:p>
          </table:table-cell>
          <table:table-cell office:value-type="float" office:value="9.9292527589406205" table:style-name="ce1">
            <text:p>9.929252759</text:p>
          </table:table-cell>
          <table:table-cell table:number-columns-repeated="6" table:style-name="ce1"/>
          <table:table-cell office:value-type="float" office:value="9" table:style-name="ce5">
            <text:p>9</text:p>
          </table:table-cell>
          <table:table-cell office:value-type="string" table:style-name="ce6">
            <text:p>Dominant Side is affected?</text:p>
          </table:table-cell>
          <table:table-cell office:value-type="string" table:style-name="ce8">
            <text:p>Mean Max Spe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PreMvmntSpd</text:p>
          </table:table-cell>
          <table:table-cell office:value-type="float" office:value="10.000000000000002" table:style-name="ce1">
            <text:p>10</text:p>
          </table:table-cell>
          <table:table-cell table:number-columns-repeated="6" table:style-name="ce1"/>
          <table:table-cell office:value-type="float" office:value="10" table:style-name="ce5">
            <text:p>10</text:p>
          </table:table-cell>
          <table:table-cell office:value-type="string" table:style-name="ce6">
            <text:p>Initial Box and Blocks Score</text:p>
          </table:table-cell>
          <table:table-cell office:value-type="string" table:style-name="ce8">
            <text:p>Variance in Initial Direction Erro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InitDirErr</text:p>
          </table:table-cell>
          <table:table-cell office:value-type="float" office:value="10.626189246684916" table:style-name="ce1">
            <text:p>10.626189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NumSpdPks</text:p>
          </table:table-cell>
          <table:table-cell office:value-type="float" office:value="11.17586506575522" table:style-name="ce1">
            <text:p>11.175865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InitDirErr</text:p>
          </table:table-cell>
          <table:table-cell office:value-type="float" office:value="11.17586506575522" table:style-name="ce1">
            <text:p>11.17586507</text:p>
          </table:table-cell>
          <table:table-cell table:number-columns-repeated="6" table:style-name="ce1"/>
          <table:table-cell office:value-type="string" table:style-name="ce9">
            <text:p>6 Models</text:p>
          </table:table-cell>
          <table:table-cell office:value-type="string" table:style-name="ce10">
            <text:p>UEFM Top 10</text:p>
          </table:table-cell>
          <table:table-cell office:value-type="string" table:style-name="ce10">
            <text:p>Wolf Top 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ReactTime</text:p>
          </table:table-cell>
          <table:table-cell office:value-type="float" office:value="11.28180927925918" table:style-name="ce1">
            <text:p>11.28180928</text:p>
          </table:table-cell>
          <table:table-cell table:number-columns-repeated="6" table:style-name="ce1"/>
          <table:table-cell office:value-type="float" office:value="1" table:style-name="ce10">
            <text:p>1</text:p>
          </table:table-cell>
          <table:table-cell office:value-type="string" table:style-name="ce11">
            <text:p>Brainstem Stoke?</text:p>
          </table:table-cell>
          <table:table-cell office:value-type="string" table:style-name="ce12">
            <text:p>Initial Wolf Scor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ge</text:p>
          </table:table-cell>
          <table:table-cell office:value-type="float" office:value="11.337800126734079" table:style-name="ce1">
            <text:p>11.33780013</text:p>
          </table:table-cell>
          <table:table-cell table:number-columns-repeated="6" table:style-name="ce1"/>
          <table:table-cell office:value-type="float" office:value="2" table:style-name="ce10">
            <text:p>2</text:p>
          </table:table-cell>
          <table:table-cell office:value-type="string" table:style-name="ce11">
            <text:p>Age</text:p>
          </table:table-cell>
          <table:table-cell office:value-type="string" table:style-name="ce13">
            <text:p>Max Max Perpendicular Dist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MAPR</text:p>
          </table:table-cell>
          <table:table-cell office:value-type="float" office:value="12.178832856309066" table:style-name="ce1">
            <text:p>12.17883286</text:p>
          </table:table-cell>
          <table:table-cell table:number-columns-repeated="6" table:style-name="ce1"/>
          <table:table-cell office:value-type="float" office:value="3" table:style-name="ce10">
            <text:p>3</text:p>
          </table:table-cell>
          <table:table-cell office:value-type="string" table:style-name="ce11">
            <text:p>Height</text:p>
          </table:table-cell>
          <table:table-cell office:value-type="string" table:style-name="ce13">
            <text:p>Mean PMT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it_FM</text:p>
          </table:table-cell>
          <table:table-cell office:value-type="float" office:value="12.446659545769565" table:style-name="ce1">
            <text:p>12.44665955</text:p>
          </table:table-cell>
          <table:table-cell table:number-columns-repeated="6" table:style-name="ce1"/>
          <table:table-cell office:value-type="float" office:value="4" table:style-name="ce10">
            <text:p>4</text:p>
          </table:table-cell>
          <table:table-cell office:value-type="string" table:style-name="ce11">
            <text:p>Dominant Side is affected?</text:p>
          </table:table-cell>
          <table:table-cell office:value-type="string" table:style-name="ce14">
            <text:p>Max Hand Path Length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MaxPD</text:p>
          </table:table-cell>
          <table:table-cell office:value-type="float" office:value="12.510985509742438" table:style-name="ce1">
            <text:p>12.51098551</text:p>
          </table:table-cell>
          <table:table-cell table:number-columns-repeated="6" table:style-name="ce1"/>
          <table:table-cell office:value-type="float" office:value="5" table:style-name="ce10">
            <text:p>5</text:p>
          </table:table-cell>
          <table:table-cell office:value-type="string" table:style-name="ce15">
            <text:p>Variance of Speed Ratio</text:p>
          </table:table-cell>
          <table:table-cell office:value-type="string" table:style-name="ce16">
            <text:p>Left side is affected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PMTD</text:p>
          </table:table-cell>
          <table:table-cell office:value-type="float" office:value="12.818610191887021" table:style-name="ce1">
            <text:p>12.81861019</text:p>
          </table:table-cell>
          <table:table-cell table:number-columns-repeated="6" table:style-name="ce1"/>
          <table:table-cell office:value-type="float" office:value="6" table:style-name="ce10">
            <text:p>6</text:p>
          </table:table-cell>
          <table:table-cell office:value-type="string" table:style-name="ce15">
            <text:p>Mean Max Speed</text:p>
          </table:table-cell>
          <table:table-cell office:value-type="string" table:style-name="ce14">
            <text:p>Variance in Max Perpendicular Dist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MAPR</text:p>
          </table:table-cell>
          <table:table-cell office:value-type="float" office:value="13.160740129524926" table:style-name="ce1">
            <text:p>13.16074013</text:p>
          </table:table-cell>
          <table:table-cell table:number-columns-repeated="6" table:style-name="ce1"/>
          <table:table-cell office:value-type="float" office:value="7" table:style-name="ce10">
            <text:p>7</text:p>
          </table:table-cell>
          <table:table-cell office:value-type="string" table:style-name="ce15">
            <text:p>Max Number of Speed Peaks</text:p>
          </table:table-cell>
          <table:table-cell office:value-type="string" table:style-name="ce13">
            <text:p>Variance in PMT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SpdRto</text:p>
          </table:table-cell>
          <table:table-cell office:value-type="float" office:value="13.93190272128907" table:style-name="ce1">
            <text:p>13.93190272</text:p>
          </table:table-cell>
          <table:table-cell table:number-columns-repeated="6" table:style-name="ce1"/>
          <table:table-cell office:value-type="float" office:value="8" table:style-name="ce10">
            <text:p>8</text:p>
          </table:table-cell>
          <table:table-cell office:value-type="string" table:style-name="ce11">
            <text:p>Months Since the Stroke</text:p>
          </table:table-cell>
          <table:table-cell office:value-type="string" table:style-name="ce13">
            <text:p>Variance in Number of Speed Peak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type</text:p>
          </table:table-cell>
          <table:table-cell office:value-type="float" office:value="14.186124135047635" table:style-name="ce1">
            <text:p>14.18612414</text:p>
          </table:table-cell>
          <table:table-cell table:number-columns-repeated="6" table:style-name="ce1"/>
          <table:table-cell office:value-type="float" office:value="9" table:style-name="ce10">
            <text:p>9</text:p>
          </table:table-cell>
          <table:table-cell office:value-type="string" table:style-name="ce15">
            <text:p>Mean PMTD</text:p>
          </table:table-cell>
          <table:table-cell office:value-type="string" table:style-name="ce16">
            <text:p>Heigh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minant</text:p>
          </table:table-cell>
          <table:table-cell office:value-type="float" office:value="14.491376746189436" table:style-name="ce1">
            <text:p>14.49137675</text:p>
          </table:table-cell>
          <table:table-cell table:number-columns-repeated="6" table:style-name="ce1"/>
          <table:table-cell office:value-type="float" office:value="10" table:style-name="ce10">
            <text:p>10</text:p>
          </table:table-cell>
          <table:table-cell office:value-type="string" table:style-name="ce11">
            <text:p>Initial Box and Blocks Score</text:p>
          </table:table-cell>
          <table:table-cell office:value-type="string" table:style-name="ce14">
            <text:p>Mean Pre-Movement Spe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PathLRto</text:p>
          </table:table-cell>
          <table:table-cell office:value-type="float" office:value="14.847696011519295" table:style-name="ce1">
            <text:p>14.84769601</text:p>
          </table:table-cell>
          <table:table-cell table:number-columns-repeated="6" table:style-name="ce1"/>
          <table:table-cell table:number-columns-repeated="2" table:style-name="ce17"/>
          <table:table-cell table:number-columns-repeated="16374" table:style-name="ce1"/>
        </table:table-row>
        <table:table-row table:style-name="ro1">
          <table:table-cell office:value-type="string" table:style-name="ce1">
            <text:p>VarSpdRto</text:p>
          </table:table-cell>
          <table:table-cell office:value-type="float" office:value="15.294543611216882" table:style-name="ce1">
            <text:p>15.2945436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PathLRto</text:p>
          </table:table-cell>
          <table:table-cell office:value-type="float" office:value="16.507226655885422" table:style-name="ce1">
            <text:p>16.507226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HPL</text:p>
          </table:table-cell>
          <table:table-cell office:value-type="float" office:value="16.581753275735064" table:style-name="ce1">
            <text:p>16.581753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m</text:p>
          </table:table-cell>
          <table:table-cell office:value-type="float" office:value="16.775724890132341" table:style-name="ce1">
            <text:p>16.77572489</text:p>
          </table:table-cell>
          <table:table-cell table:number-columns-repeated="6" table:style-name="ce1"/>
          <table:table-cell table:style-name="ce18"/>
          <table:table-cell office:value-type="string" table:style-name="ce19">
            <text:p>UEFM Top 10</text:p>
          </table:table-cell>
          <table:table-cell office:value-type="string" table:style-name="ce19">
            <text:p>Wolf Top 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InitMvmntRto</text:p>
          </table:table-cell>
          <table:table-cell office:value-type="float" office:value="17.198953141251966" table:style-name="ce1">
            <text:p>17.19895314</text:p>
          </table:table-cell>
          <table:table-cell table:number-columns-repeated="6" table:style-name="ce1"/>
          <table:table-cell office:value-type="float" office:value="1" table:style-name="ce18">
            <text:p>1</text:p>
          </table:table-cell>
          <table:table-cell office:value-type="string" table:style-name="ce20">
            <text:p>Age</text:p>
          </table:table-cell>
          <table:table-cell office:value-type="string" table:style-name="ce20">
            <text:p>Initial Wolf Scor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ReactTime</text:p>
          </table:table-cell>
          <table:table-cell office:value-type="float" office:value="17.738169422210554" table:style-name="ce1">
            <text:p>17.73816942</text:p>
          </table:table-cell>
          <table:table-cell table:number-columns-repeated="6" table:style-name="ce1"/>
          <table:table-cell office:value-type="float" office:value="2" table:style-name="ce18">
            <text:p>2</text:p>
          </table:table-cell>
          <table:table-cell office:value-type="string" table:style-name="ce20">
            <text:p>Brainstem Stroke</text:p>
          </table:table-cell>
          <table:table-cell office:value-type="string" table:style-name="ce14">
            <text:p>Max Max Perpendicular Dist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ReactTime</text:p>
          </table:table-cell>
          <table:table-cell office:value-type="float" office:value="17.897272070372608" table:style-name="ce1">
            <text:p>17.89727207</text:p>
          </table:table-cell>
          <table:table-cell table:number-columns-repeated="6" table:style-name="ce1"/>
          <table:table-cell office:value-type="float" office:value="3" table:style-name="ce18">
            <text:p>3</text:p>
          </table:table-cell>
          <table:table-cell office:value-type="string" table:style-name="ce20">
            <text:p>Height</text:p>
          </table:table-cell>
          <table:table-cell office:value-type="string" table:style-name="ce14">
            <text:p>Mean PMT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HPL</text:p>
          </table:table-cell>
          <table:table-cell office:value-type="float" office:value="18.165902124584949" table:style-name="ce1">
            <text:p>18.16590212</text:p>
          </table:table-cell>
          <table:table-cell table:number-columns-repeated="6" table:style-name="ce1"/>
          <table:table-cell office:value-type="float" office:value="4" table:style-name="ce18">
            <text:p>4</text:p>
          </table:table-cell>
          <table:table-cell office:value-type="string" table:style-name="ce20">
            <text:p>Dominant Side is affected?</text:p>
          </table:table-cell>
          <table:table-cell office:value-type="string" table:style-name="ce14">
            <text:p>Max Hand Path Length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InitDirErr</text:p>
          </table:table-cell>
          <table:table-cell office:value-type="float" office:value="18.314207507423536" table:style-name="ce1">
            <text:p>18.31420751</text:p>
          </table:table-cell>
          <table:table-cell table:number-columns-repeated="6" table:style-name="ce1"/>
          <table:table-cell office:value-type="float" office:value="5" table:style-name="ce18">
            <text:p>5</text:p>
          </table:table-cell>
          <table:table-cell office:value-type="string" table:style-name="ce21">
            <text:p>Variance of Speed Ratio</text:p>
          </table:table-cell>
          <table:table-cell office:value-type="string" table:style-name="ce22">
            <text:p>Heigh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PathLRto</text:p>
          </table:table-cell>
          <table:table-cell office:value-type="float" office:value="18.36890460468614" table:style-name="ce1">
            <text:p>18.3689046</text:p>
          </table:table-cell>
          <table:table-cell table:number-columns-repeated="6" table:style-name="ce1"/>
          <table:table-cell office:value-type="float" office:value="6" table:style-name="ce18">
            <text:p>6</text:p>
          </table:table-cell>
          <table:table-cell office:value-type="string" table:style-name="ce21">
            <text:p>Mean Max Speed</text:p>
          </table:table-cell>
          <table:table-cell office:value-type="string" table:style-name="ce14">
            <text:p>Variance in Number of Speed Peak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18.704467746790286" table:style-name="ce1">
            <text:p>18.70446775</text:p>
          </table:table-cell>
          <table:table-cell table:number-columns-repeated="6" table:style-name="ce1"/>
          <table:table-cell office:value-type="float" office:value="7" table:style-name="ce18">
            <text:p>7</text:p>
          </table:table-cell>
          <table:table-cell office:value-type="string" table:style-name="ce21">
            <text:p>Mean PMTD</text:p>
          </table:table-cell>
          <table:table-cell office:value-type="string" table:style-name="ce22">
            <text:p>Left side is affected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InitMvmntRto</text:p>
          </table:table-cell>
          <table:table-cell office:value-type="float" office:value="18.95900881143918" table:style-name="ce1">
            <text:p>18.95900881</text:p>
          </table:table-cell>
          <table:table-cell table:number-columns-repeated="6" table:style-name="ce1"/>
          <table:table-cell office:value-type="float" office:value="8" table:style-name="ce18">
            <text:p>8</text:p>
          </table:table-cell>
          <table:table-cell office:value-type="string" table:style-name="ce21">
            <text:p>Max Max Speed</text:p>
          </table:table-cell>
          <table:table-cell office:value-type="string" table:style-name="ce22">
            <text:p>Initial Box and Blocks Scor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InitMvmntRto</text:p>
          </table:table-cell>
          <table:table-cell office:value-type="float" office:value="19.096901596233074" table:style-name="ce1">
            <text:p>19.0969016</text:p>
          </table:table-cell>
          <table:table-cell table:number-columns-repeated="6" table:style-name="ce1"/>
          <table:table-cell office:value-type="float" office:value="9" table:style-name="ce18">
            <text:p>9</text:p>
          </table:table-cell>
          <table:table-cell office:value-type="string" table:style-name="ce20">
            <text:p>Months Since the Stroke</text:p>
          </table:table-cell>
          <table:table-cell office:value-type="string" table:style-name="ce14">
            <text:p>Variance in Max Perpendicular Dist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TrialTime</text:p>
          </table:table-cell>
          <table:table-cell office:value-type="float" office:value="19.555727128374926" table:style-name="ce1">
            <text:p>19.55572713</text:p>
          </table:table-cell>
          <table:table-cell table:number-columns-repeated="6" table:style-name="ce1"/>
          <table:table-cell office:value-type="float" office:value="10" table:style-name="ce18">
            <text:p>10</text:p>
          </table:table-cell>
          <table:table-cell office:value-type="string" table:style-name="ce20">
            <text:p>Initial Box and Blocks Score</text:p>
          </table:table-cell>
          <table:table-cell office:value-type="string" table:style-name="ce22">
            <text:p>Unknown stroke loca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NumSpdPks</text:p>
          </table:table-cell>
          <table:table-cell office:value-type="float" office:value="19.608663261485553" table:style-name="ce1">
            <text:p>19.60866326</text:p>
          </table:table-cell>
          <table:table-cell table:number-columns-repeated="8" table:style-name="ce1"/>
          <table:table-cell table:style-name="ce23"/>
          <table:table-cell table:number-columns-repeated="16373"/>
        </table:table-row>
        <table:table-row table:style-name="ro1">
          <table:table-cell office:value-type="string" table:style-name="ce1">
            <text:p>VarPreMvmntSpd</text:p>
          </table:table-cell>
          <table:table-cell office:value-type="float" office:value="20.07612674985721" table:style-name="ce1">
            <text:p>20.076126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MaxSpd</text:p>
          </table:table-cell>
          <table:table-cell office:value-type="float" office:value="20.388530938165466" table:style-name="ce1">
            <text:p>20.388530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x</text:p>
          </table:table-cell>
          <table:table-cell office:value-type="float" office:value="20.850450891663787" table:style-name="ce1">
            <text:p>20.850450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bcort</text:p>
          </table:table-cell>
          <table:table-cell office:value-type="float" office:value="21.0943572840165" table:style-name="ce1">
            <text:p>21.094357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nthspost</text:p>
          </table:table-cell>
          <table:table-cell office:value-type="float" office:value="21.501884806283218" table:style-name="ce1">
            <text:p>21.50188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TrialTime</text:p>
          </table:table-cell>
          <table:table-cell office:value-type="float" office:value="21.779385873464317" table:style-name="ce1">
            <text:p>21.77938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PreMvmntSpd</text:p>
          </table:table-cell>
          <table:table-cell office:value-type="float" office:value="21.779385873464317" table:style-name="ce1">
            <text:p>21.77938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MAPR</text:p>
          </table:table-cell>
          <table:table-cell office:value-type="float" office:value="21.779385873464317" table:style-name="ce1">
            <text:p>21.77938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TrialTime</text:p>
          </table:table-cell>
          <table:table-cell office:value-type="float" office:value="21.779385873464317" table:style-name="ce1">
            <text:p>21.77938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MaxSpd</text:p>
          </table:table-cell>
          <table:table-cell office:value-type="float" office:value="21.779385873464317" table:style-name="ce1">
            <text:p>21.77938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</text:p>
          </table:table-cell>
          <table:table-cell office:value-type="float" office:value="21.779385873464317" table:style-name="ce1">
            <text:p>21.77938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t</text:p>
          </table:table-cell>
          <table:table-cell office:value-type="float" office:value="21.779385873464317" table:style-name="ce1">
            <text:p>21.77938587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Ranks_v6" table:style-name="ta2">
        <table:table-column table:style-name="co3" table:default-cell-style-name="ce1"/>
        <table:table-column table:style-name="co21" table:default-cell-style-name="ce1"/>
        <table:table-column table:style-name="co2" table:number-columns-repeated="16382" table:default-cell-style-name="ce1"/>
        <table:table-row table:style-name="ro1">
          <table:table-cell table:style-name="ce1"/>
          <table:table-cell office:value-type="string" table:style-name="ce1">
            <text:p>FM_LS_L</text:p>
          </table:table-cell>
          <table:table-cell office:value-type="string" table:style-name="ce1">
            <text:p>FM_LS_Q</text:p>
          </table:table-cell>
          <table:table-cell office:value-type="string" table:style-name="ce1">
            <text:p>FM_RF_L</text:p>
          </table:table-cell>
          <table:table-cell office:value-type="string" table:style-name="ce1">
            <text:p>FM_RF_Q</text:p>
          </table:table-cell>
          <table:table-cell office:value-type="string" table:style-name="ce1">
            <text:p>FM Rank</text:p>
          </table:table-cell>
          <table:table-cell table:number-columns-repeated="2" table:style-name="ce1"/>
          <table:table-cell office:value-type="string" table:style-name="ce1">
            <text:p>WO_LS_L</text:p>
          </table:table-cell>
          <table:table-cell office:value-type="string" table:style-name="ce1">
            <text:p>WO_LS_Q</text:p>
          </table:table-cell>
          <table:table-cell office:value-type="string" table:style-name="ce1">
            <text:p>WO_RF_L</text:p>
          </table:table-cell>
          <table:table-cell office:value-type="string" table:style-name="ce1">
            <text:p>WO_RF_Q</text:p>
          </table:table-cell>
          <table:table-cell office:value-type="string" table:style-name="ce1">
            <text:p>WO Ran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ReactTime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9.594721792835635" table:formula="of:=(PRODUCT([.B2:.E2]))^(1/4)" table:style-name="ce1">
            <text:p>19.5947217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2.242546792296183" table:formula="of:=(PRODUCT([.I2:.L2]))^(1/4)" table:style-name="ce1">
            <text:p>12.242546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TrialTime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2.723554957588879" table:formula="of:=(PRODUCT([.B3:.E3]))^(1/4)" table:style-name="ce1">
            <text:p>12.7235549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8.74832377523504" table:formula="of:=(PRODUCT([.I3:.L3]))^(1/4)" table:style-name="ce1">
            <text:p>18.748323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InitDirErr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1.585816498079994" table:formula="of:=(PRODUCT([.B4:.E4]))^(1/4)" table:style-name="ce1">
            <text:p>11.585816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7.912950816962081" table:formula="of:=(PRODUCT([.I4:.L4]))^(1/4)" table:style-name="ce1">
            <text:p>17.912950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PreMvmntSpd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4.42686978703153" table:formula="of:=(PRODUCT([.B5:.E5]))^(1/4)" table:style-name="ce1">
            <text:p>14.4268697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8.996911991310812" table:formula="of:=(PRODUCT([.I5:.L5]))^(1/4)" table:style-name="ce1">
            <text:p>8.9969119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MaxSpd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409333520524795" table:formula="of:=(PRODUCT([.B6:.E6]))^(1/4)" table:style-name="ce1">
            <text:p>4.40933352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9.64114102733582" table:formula="of:=(PRODUCT([.I6:.L6]))^(1/4)" table:style-name="ce1">
            <text:p>9.6411410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HPL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0.88533444358918" table:formula="of:=(PRODUCT([.B7:.E7]))^(1/4)" table:style-name="ce1">
            <text:p>10.8853344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7.447281205253145" table:formula="of:=(PRODUCT([.I7:.L7]))^(1/4)" table:style-name="ce1">
            <text:p>17.44728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InitMvmntRto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8.853952313675958" table:formula="of:=(PRODUCT([.B8:.E8]))^(1/4)" table:style-name="ce1">
            <text:p>18.8539523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8.392817310467983" table:formula="of:=(PRODUCT([.I8:.L8]))^(1/4)" table:style-name="ce1">
            <text:p>18.392817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SpdRto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13.634632397609993" table:formula="of:=(PRODUCT([.B9:.E9]))^(1/4)" table:style-name="ce1">
            <text:p>13.634632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3.739926952885424" table:formula="of:=(PRODUCT([.I9:.L9]))^(1/4)" table:style-name="ce1">
            <text:p>13.739926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PathLRto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1.509839833590982" table:formula="of:=(PRODUCT([.B10:.E10]))^(1/4)" table:style-name="ce1">
            <text:p>11.5098398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7.101619296630787" table:formula="of:=(PRODUCT([.I10:.L10]))^(1/4)" table:style-name="ce1">
            <text:p>17.1016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NumSpdPks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9.594721792835635" table:formula="of:=(PRODUCT([.B11:.E11]))^(1/4)" table:style-name="ce1">
            <text:p>19.5947217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0.935383277737182" table:formula="of:=(PRODUCT([.I11:.L11]))^(1/4)" table:style-name="ce1">
            <text:p>10.935383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MaxPD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7.705829872183767" table:formula="of:=(PRODUCT([.B12:.E12]))^(1/4)" table:style-name="ce1">
            <text:p>17.7058298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.9245132753305976" table:formula="of:=(PRODUCT([.I12:.L12]))^(1/4)" table:style-name="ce1">
            <text:p>5.92451327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PMTD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6.1212733961480907" table:formula="of:=(PRODUCT([.B13:.E13]))^(1/4)" table:style-name="ce1">
            <text:p>6.12127339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6.2357392657524704" table:formula="of:=(PRODUCT([.I13:.L13]))^(1/4)" table:style-name="ce1">
            <text:p>6.2357392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anMAPR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9.594721792835635" table:formula="of:=(PRODUCT([.B14:.E14]))^(1/4)" table:style-name="ce1">
            <text:p>19.5947217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1.147820013942093" table:formula="of:=(PRODUCT([.I14:.L14]))^(1/4)" table:style-name="ce1">
            <text:p>11.147820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ReactTime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8.306877424903856" table:formula="of:=(PRODUCT([.B15:.E15]))^(1/4)" table:style-name="ce1">
            <text:p>18.3068774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8.306877424903856" table:formula="of:=(PRODUCT([.I15:.L15]))^(1/4)" table:style-name="ce1">
            <text:p>18.306877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TrialTime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6.331360300070369" table:formula="of:=(PRODUCT([.B16:.E16]))^(1/4)" table:style-name="ce1">
            <text:p>16.331360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9.484943122045625" table:formula="of:=(PRODUCT([.I16:.L16]))^(1/4)" table:style-name="ce1">
            <text:p>19.484943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InitDirErr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4.558923751152362" table:formula="of:=(PRODUCT([.B17:.E17]))^(1/4)" table:style-name="ce1">
            <text:p>14.5589237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4.245645450573774" table:formula="of:=(PRODUCT([.I17:.L17]))^(1/4)" table:style-name="ce1">
            <text:p>14.2456454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PreMvmntSpd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8.471860030725399" table:formula="of:=(PRODUCT([.B18:.E18]))^(1/4)" table:style-name="ce1">
            <text:p>18.4718600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.748430946740292" table:formula="of:=(PRODUCT([.I18:.L18]))^(1/4)" table:style-name="ce1">
            <text:p>20.748430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MaxSpd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6.7694724277123992" table:formula="of:=(PRODUCT([.B19:.E19]))^(1/4)" table:style-name="ce1">
            <text:p>6.769472428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.748430946740292" table:formula="of:=(PRODUCT([.I19:.L19]))^(1/4)" table:style-name="ce1">
            <text:p>20.748430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HPL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6.150689812865888" table:formula="of:=(PRODUCT([.B20:.E20]))^(1/4)" table:style-name="ce1">
            <text:p>16.1506898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6.6400915182019293" table:formula="of:=(PRODUCT([.I20:.L20]))^(1/4)" table:style-name="ce1">
            <text:p>6.6400915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InitMvmntRto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2.944917169500437" table:formula="of:=(PRODUCT([.B21:.E21]))^(1/4)" table:style-name="ce1">
            <text:p>12.9449171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5.104604399725108" table:formula="of:=(PRODUCT([.I21:.L21]))^(1/4)" table:style-name="ce1">
            <text:p>15.10460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PathLRto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5.803159958033996" table:formula="of:=(PRODUCT([.B22:.E22]))^(1/4)" table:style-name="ce1">
            <text:p>15.8031599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3.18698301182925" table:formula="of:=(PRODUCT([.I22:.L22]))^(1/4)" table:style-name="ce1">
            <text:p>13.186983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NumSpdPks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0.400314334861216" table:formula="of:=(PRODUCT([.B23:.E23]))^(1/4)" table:style-name="ce1">
            <text:p>10.4003143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8.116154778215389" table:formula="of:=(PRODUCT([.I23:.L23]))^(1/4)" table:style-name="ce1">
            <text:p>18.116154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MaxPD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15.431060170831204" table:formula="of:=(PRODUCT([.B24:.E24]))^(1/4)" table:style-name="ce1">
            <text:p>15.4310601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.5933624407059845" table:formula="of:=(PRODUCT([.I24:.L24]))^(1/4)" table:style-name="ce1">
            <text:p>9.5933624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PMTD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6.941022927628474" table:formula="of:=(PRODUCT([.B25:.E25]))^(1/4)" table:style-name="ce1">
            <text:p>16.9410229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2.994420624007962" table:formula="of:=(PRODUCT([.I25:.L25]))^(1/4)" table:style-name="ce1">
            <text:p>12.994420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MAPR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6.916907531374751" table:formula="of:=(PRODUCT([.B26:.E26]))^(1/4)" table:style-name="ce1">
            <text:p>16.9169075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8.191370855306765" table:formula="of:=(PRODUCT([.I26:.L26]))^(1/4)" table:style-name="ce1">
            <text:p>18.191370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ReactTime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7.705829872183767" table:formula="of:=(PRODUCT([.B27:.E27]))^(1/4)" table:style-name="ce1">
            <text:p>17.7058298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9.669655174498715" table:formula="of:=(PRODUCT([.I27:.L27]))^(1/4)" table:style-name="ce1">
            <text:p>19.669655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TrialTime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0.222465642931018" table:formula="of:=(PRODUCT([.B28:.E28]))^(1/4)" table:style-name="ce1">
            <text:p>10.2224656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.748430946740292" table:formula="of:=(PRODUCT([.I28:.L28]))^(1/4)" table:style-name="ce1">
            <text:p>20.748430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InitDirErr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6.9009799013736179" table:formula="of:=(PRODUCT([.B29:.E29]))^(1/4)" table:style-name="ce1">
            <text:p>6.90097990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.691835824569415" table:formula="of:=(PRODUCT([.I29:.L29]))^(1/4)" table:style-name="ce1">
            <text:p>10.691835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PreMvmntSpd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6.547099474485286" table:formula="of:=(PRODUCT([.B30:.E30]))^(1/4)" table:style-name="ce1">
            <text:p>16.5470994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.748430946740292" table:formula="of:=(PRODUCT([.I30:.L30]))^(1/4)" table:style-name="ce1">
            <text:p>20.748430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MaxSpd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4.429366865409241" table:formula="of:=(PRODUCT([.B31:.E31]))^(1/4)" table:style-name="ce1">
            <text:p>14.4293668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.748430946740292" table:formula="of:=(PRODUCT([.I31:.L31]))^(1/4)" table:style-name="ce1">
            <text:p>20.748430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HPL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6.477131313489323" table:formula="of:=(PRODUCT([.B32:.E32]))^(1/4)" table:style-name="ce1">
            <text:p>16.4771313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0.12212681729423" table:formula="of:=(PRODUCT([.I32:.L32]))^(1/4)" table:style-name="ce1">
            <text:p>20.122126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InitMvmntRto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9.357166112422135" table:formula="of:=(PRODUCT([.B33:.E33]))^(1/4)" table:style-name="ce1">
            <text:p>19.3571661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9.026152398631748" table:formula="of:=(PRODUCT([.I33:.L33]))^(1/4)" table:style-name="ce1">
            <text:p>19.02615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SpdRto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.8067540958393198" table:formula="of:=(PRODUCT([.B34:.E34]))^(1/4)" table:style-name="ce1">
            <text:p>3.80675409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5.663351480546249" table:formula="of:=(PRODUCT([.I34:.L34]))^(1/4)" table:style-name="ce1">
            <text:p>15.66335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PathLRto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.077275292866648" table:formula="of:=(PRODUCT([.B35:.E35]))^(1/4)" table:style-name="ce1">
            <text:p>17.0772752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0.337367345621164" table:formula="of:=(PRODUCT([.I35:.L35]))^(1/4)" table:style-name="ce1">
            <text:p>20.337367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NumSpdPks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8.586452595684708" table:formula="of:=(PRODUCT([.B36:.E36]))^(1/4)" table:style-name="ce1">
            <text:p>18.586452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7.0851677179897825" table:formula="of:=(PRODUCT([.I36:.L36]))^(1/4)" table:style-name="ce1">
            <text:p>7.0851677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MaxPD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7.355045651114466" table:formula="of:=(PRODUCT([.B37:.E37]))^(1/4)" table:style-name="ce1">
            <text:p>17.3550456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8.7790315793936387" table:formula="of:=(PRODUCT([.I37:.L37]))^(1/4)" table:style-name="ce1">
            <text:p>8.7790315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PMTD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2.185746757961736" table:formula="of:=(PRODUCT([.B38:.E38]))^(1/4)" table:style-name="ce1">
            <text:p>12.1857467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9.1021569261813919" table:formula="of:=(PRODUCT([.I38:.L38]))^(1/4)" table:style-name="ce1">
            <text:p>9.1021569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MAPR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1.862228829132528" table:formula="of:=(PRODUCT([.B39:.E39]))^(1/4)" table:style-name="ce1">
            <text:p>11.8622288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3.725447085631226" table:formula="of:=(PRODUCT([.I39:.L39]))^(1/4)" table:style-name="ce1">
            <text:p>13.725447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.0800702882410227" table:formula="of:=(PRODUCT([.B40:.E40]))^(1/4)" table:style-name="ce1">
            <text:p>3.08007028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0.669676460233534" table:formula="of:=(PRODUCT([.I40:.L40]))^(1/4)" table:style-name="ce1">
            <text:p>10.669676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ight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.4149529703482893" table:formula="of:=(PRODUCT([.B41:.E41]))^(1/4)" table:style-name="ce1">
            <text:p>3.4149529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6.8173161988049955" table:formula="of:=(PRODUCT([.I41:.L41]))^(1/4)" table:style-name="ce1">
            <text:p>6.817316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s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6.16668853462248" table:formula="of:=(PRODUCT([.B42:.E42]))^(1/4)" table:style-name="ce1">
            <text:p>16.1666885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.748430946740292" table:formula="of:=(PRODUCT([.I42:.L42]))^(1/4)" table:style-name="ce1">
            <text:p>20.748430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hspost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5135556243263064" table:formula="of:=(PRODUCT([.B43:.E43]))^(1/4)" table:style-name="ce1">
            <text:p>6.51355562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.748430946740292" table:formula="of:=(PRODUCT([.I43:.L43]))^(1/4)" table:style-name="ce1">
            <text:p>20.748430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x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9.594721792835635" table:formula="of:=(PRODUCT([.B44:.E44]))^(1/4)" table:style-name="ce1">
            <text:p>19.5947217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6.669879071121834" table:formula="of:=(PRODUCT([.I44:.L44]))^(1/4)" table:style-name="ce1">
            <text:p>16.6698790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nant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1.672607705307705" table:formula="of:=(PRODUCT([.B45:.E45]))^(1/4)" table:style-name="ce1">
            <text:p>11.67260771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9.110527649565224" table:formula="of:=(PRODUCT([.I45:.L45]))^(1/4)" table:style-name="ce1">
            <text:p>19.110527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ffected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.325905783504401" table:formula="of:=(PRODUCT([.B46:.E46]))^(1/4)" table:style-name="ce1">
            <text:p>14.3259057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6.5777363359721148" table:formula="of:=(PRODUCT([.I46:.L46]))^(1/4)" table:style-name="ce1">
            <text:p>6.5777363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.5341188430493955" table:formula="of:=(PRODUCT([.B47:.E47]))^(1/4)" table:style-name="ce1">
            <text:p>3.53411884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3.687583422648132" table:formula="of:=(PRODUCT([.I47:.L47]))^(1/4)" table:style-name="ce1">
            <text:p>13.687583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type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9.594721792835635" table:formula="of:=(PRODUCT([.B48:.E48]))^(1/4)" table:style-name="ce1">
            <text:p>19.5947217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2.608397820258579" table:formula="of:=(PRODUCT([.I48:.L48]))^(1/4)" table:style-name="ce1">
            <text:p>12.608397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t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8.906107590050244" table:formula="of:=(PRODUCT([.B49:.E49]))^(1/4)" table:style-name="ce1">
            <text:p>18.9061075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.748430946740292" table:formula="of:=(PRODUCT([.I49:.L49]))^(1/4)" table:style-name="ce1">
            <text:p>20.748430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bcort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9.594721792835635" table:formula="of:=(PRODUCT([.B50:.E50]))^(1/4)" table:style-name="ce1">
            <text:p>19.5947217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9.733209007916347" table:formula="of:=(PRODUCT([.I50:.L50]))^(1/4)" table:style-name="ce1">
            <text:p>19.733209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m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.3097509196468731" table:formula="of:=(PRODUCT([.B51:.E51]))^(1/4)" table:style-name="ce1">
            <text:p>3.3097509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6.358155074816143" table:formula="of:=(PRODUCT([.I51:.L51]))^(1/4)" table:style-name="ce1">
            <text:p>16.3581550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6.542131120982965" table:formula="of:=(PRODUCT([.B52:.E52]))^(1/4)" table:style-name="ce1">
            <text:p>16.5421311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6.277371593406457" table:formula="of:=(PRODUCT([.I52:.L52]))^(1/4)" table:style-name="ce1">
            <text:p>16.27737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it_FM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6.322399330826016" table:formula="of:=(PRODUCT([.B53:.E53]))^(1/4)" table:style-name="ce1">
            <text:p>16.32239933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1.807938027592582" table:formula="of:=(PRODUCT([.I53:.L53]))^(1/4)" table:style-name="ce1">
            <text:p>11.807938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itWO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6.277371593406457" table:formula="of:=(PRODUCT([.B54:.E54]))^(1/4)" table:style-name="ce1">
            <text:p>16.2773715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(PRODUCT([.I54:.L54]))^(1/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itBB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7.6970938005454057" table:formula="of:=(PRODUCT([.B55:.E55]))^(1/4)" table:style-name="ce1">
            <text:p>7.69709380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8.2390685756284707" table:formula="of:=(PRODUCT([.I55:.L55]))^(1/4)" table:style-name="ce1">
            <text:p>8.239068576</text:p>
          </table:table-cell>
          <table:table-cell table:number-columns-repeated="16371"/>
        </table:table-row>
        <table:table-row table:number-rows-repeated="1048521" table:style-name="ro3">
          <table:table-cell table:number-columns-repeated="16384"/>
        </table:table-row>
      </table:table>
      <table:table table:name="UEFM_v6" table:style-name="ta2">
        <table:table-column table:style-name="co3" table:default-cell-style-name="ce1"/>
        <table:table-column table:style-name="co2" table:number-columns-repeated="7" table:default-cell-style-name="ce1"/>
        <table:table-column table:style-name="co26" table:default-cell-style-name="ce1"/>
        <table:table-column table:style-name="co2" table:number-columns-repeated="16375" table:default-cell-style-name="ce1"/>
        <table:table-row table:style-name="ro1">
          <table:table-cell table:style-name="ce1"/>
          <table:table-cell office:value-type="string" table:style-name="ce1">
            <text:p>FM Ran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e</text:p>
          </table:table-cell>
          <table:table-cell office:value-type="float" office:value="3.0800702882410227" table:style-name="ce1">
            <text:p>3.0800702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m</text:p>
          </table:table-cell>
          <table:table-cell office:value-type="float" office:value="3.3097509196468731" table:style-name="ce1">
            <text:p>3.309750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ight</text:p>
          </table:table-cell>
          <table:table-cell office:value-type="float" office:value="3.4149529703482893" table:style-name="ce1">
            <text:p>3.414952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3.5341188430493955" table:style-name="ce1">
            <text:p>3.5341188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SpdRto</text:p>
          </table:table-cell>
          <table:table-cell office:value-type="float" office:value="3.8067540958393198" table:style-name="ce1">
            <text:p>3.806754096</text:p>
          </table:table-cell>
          <table:table-cell table:number-columns-repeated="6" table:style-name="ce1"/>
          <table:table-cell office:value-type="string" table:style-name="ce1">
            <text:p>UEFM Top 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anMaxSpd</text:p>
          </table:table-cell>
          <table:table-cell office:value-type="float" office:value="4.409333520524795" table:style-name="ce1">
            <text:p>4.40933352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g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anPMTD</text:p>
          </table:table-cell>
          <table:table-cell office:value-type="float" office:value="6.1212733961480907" table:style-name="ce1">
            <text:p>6.121273396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Brainstem Stroke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nthspost</text:p>
          </table:table-cell>
          <table:table-cell office:value-type="float" office:value="6.5135556243263064" table:style-name="ce1">
            <text:p>6.513555624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Heigh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xMaxSpd</text:p>
          </table:table-cell>
          <table:table-cell office:value-type="float" office:value="6.7694724277123992" table:style-name="ce1">
            <text:p>6.7694724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minant side was affected?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rInitDirErr</text:p>
          </table:table-cell>
          <table:table-cell office:value-type="float" office:value="6.9009799013736179" table:style-name="ce1">
            <text:p>6.900979901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ariance in Speed Rati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itBB</text:p>
          </table:table-cell>
          <table:table-cell office:value-type="float" office:value="7.6970938005454057" table:style-name="ce1">
            <text:p>7.697093801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ean Max Spe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rTrialTime</text:p>
          </table:table-cell>
          <table:table-cell office:value-type="float" office:value="10.222465642931018" table:style-name="ce1">
            <text:p>10.22246564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ean Percent of Movement in the Target Dire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xNumSpdPks</text:p>
          </table:table-cell>
          <table:table-cell office:value-type="float" office:value="10.400314334861216" table:style-name="ce1">
            <text:p>10.40031433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onths since the strok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anHPL</text:p>
          </table:table-cell>
          <table:table-cell office:value-type="float" office:value="10.88533444358918" table:style-name="ce1">
            <text:p>10.88533444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ax Max Spe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anPathLRto</text:p>
          </table:table-cell>
          <table:table-cell office:value-type="float" office:value="11.509839833590982" table:style-name="ce1">
            <text:p>11.50983983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Variance in Initial Direction Erro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anInitDirErr</text:p>
          </table:table-cell>
          <table:table-cell office:value-type="float" office:value="11.585816498079994" table:style-name="ce1">
            <text:p>11.5858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nant</text:p>
          </table:table-cell>
          <table:table-cell office:value-type="float" office:value="11.672607705307705" table:style-name="ce1">
            <text:p>11.672607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MAPR</text:p>
          </table:table-cell>
          <table:table-cell office:value-type="float" office:value="11.862228829132528" table:style-name="ce1">
            <text:p>11.86222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PMTD</text:p>
          </table:table-cell>
          <table:table-cell office:value-type="float" office:value="12.185746757961736" table:style-name="ce1">
            <text:p>12.18574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TrialTime</text:p>
          </table:table-cell>
          <table:table-cell office:value-type="float" office:value="12.723554957588879" table:style-name="ce1">
            <text:p>12.72355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InitMvmntRto</text:p>
          </table:table-cell>
          <table:table-cell office:value-type="float" office:value="12.944917169500437" table:style-name="ce1">
            <text:p>12.94491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SpdRto</text:p>
          </table:table-cell>
          <table:table-cell office:value-type="float" office:value="13.634632397609993" table:style-name="ce1">
            <text:p>13.6346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ected</text:p>
          </table:table-cell>
          <table:table-cell office:value-type="float" office:value="14.325905783504401" table:style-name="ce1">
            <text:p>14.325905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PreMvmntSpd</text:p>
          </table:table-cell>
          <table:table-cell office:value-type="float" office:value="14.42686978703153" table:style-name="ce1">
            <text:p>14.42686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MaxSpd</text:p>
          </table:table-cell>
          <table:table-cell office:value-type="float" office:value="14.429366865409241" table:style-name="ce1">
            <text:p>14.429366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InitDirErr</text:p>
          </table:table-cell>
          <table:table-cell office:value-type="float" office:value="14.558923751152362" table:style-name="ce1">
            <text:p>14.558923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MaxPD</text:p>
          </table:table-cell>
          <table:table-cell office:value-type="float" office:value="15.431060170831204" table:style-name="ce1">
            <text:p>15.43106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PathLRto</text:p>
          </table:table-cell>
          <table:table-cell office:value-type="float" office:value="15.803159958033996" table:style-name="ce1">
            <text:p>15.80315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HPL</text:p>
          </table:table-cell>
          <table:table-cell office:value-type="float" office:value="16.150689812865888" table:style-name="ce1">
            <text:p>16.15068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</text:p>
          </table:table-cell>
          <table:table-cell office:value-type="float" office:value="16.16668853462248" table:style-name="ce1">
            <text:p>16.16668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itWO</text:p>
          </table:table-cell>
          <table:table-cell office:value-type="float" office:value="16.277371593406457" table:style-name="ce1">
            <text:p>16.27737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it_FM</text:p>
          </table:table-cell>
          <table:table-cell office:value-type="float" office:value="16.322399330826016" table:style-name="ce1">
            <text:p>16.32239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TrialTime</text:p>
          </table:table-cell>
          <table:table-cell office:value-type="float" office:value="16.331360300070369" table:style-name="ce1">
            <text:p>16.3313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HPL</text:p>
          </table:table-cell>
          <table:table-cell office:value-type="float" office:value="16.477131313489323" table:style-name="ce1">
            <text:p>16.477131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16.542131120982965" table:style-name="ce1">
            <text:p>16.54213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PreMvmntSpd</text:p>
          </table:table-cell>
          <table:table-cell office:value-type="float" office:value="16.547099474485286" table:style-name="ce1">
            <text:p>16.54709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MAPR</text:p>
          </table:table-cell>
          <table:table-cell office:value-type="float" office:value="16.916907531374751" table:style-name="ce1">
            <text:p>16.91690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PMTD</text:p>
          </table:table-cell>
          <table:table-cell office:value-type="float" office:value="16.941022927628474" table:style-name="ce1">
            <text:p>16.941022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PathLRto</text:p>
          </table:table-cell>
          <table:table-cell office:value-type="float" office:value="17.077275292866648" table:style-name="ce1">
            <text:p>17.07727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MaxPD</text:p>
          </table:table-cell>
          <table:table-cell office:value-type="float" office:value="17.355045651114466" table:style-name="ce1">
            <text:p>17.35504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MaxPD</text:p>
          </table:table-cell>
          <table:table-cell office:value-type="float" office:value="17.705829872183767" table:style-name="ce1">
            <text:p>17.70582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ReactTime</text:p>
          </table:table-cell>
          <table:table-cell office:value-type="float" office:value="17.705829872183767" table:style-name="ce1">
            <text:p>17.70582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ReactTime</text:p>
          </table:table-cell>
          <table:table-cell office:value-type="float" office:value="18.306877424903856" table:style-name="ce1">
            <text:p>18.30687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PreMvmntSpd</text:p>
          </table:table-cell>
          <table:table-cell office:value-type="float" office:value="18.471860030725399" table:style-name="ce1">
            <text:p>18.47186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NumSpdPks</text:p>
          </table:table-cell>
          <table:table-cell office:value-type="float" office:value="18.586452595684708" table:style-name="ce1">
            <text:p>18.5864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InitMvmntRto</text:p>
          </table:table-cell>
          <table:table-cell office:value-type="float" office:value="18.853952313675958" table:style-name="ce1">
            <text:p>18.85395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t</text:p>
          </table:table-cell>
          <table:table-cell office:value-type="float" office:value="18.906107590050244" table:style-name="ce1">
            <text:p>18.90610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InitMvmntRto</text:p>
          </table:table-cell>
          <table:table-cell office:value-type="float" office:value="19.357166112422135" table:style-name="ce1">
            <text:p>19.35716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ReactTime</text:p>
          </table:table-cell>
          <table:table-cell office:value-type="float" office:value="19.594721792835635" table:style-name="ce1">
            <text:p>19.59472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NumSpdPks</text:p>
          </table:table-cell>
          <table:table-cell office:value-type="float" office:value="19.594721792835635" table:style-name="ce1">
            <text:p>19.59472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MAPR</text:p>
          </table:table-cell>
          <table:table-cell office:value-type="float" office:value="19.594721792835635" table:style-name="ce1">
            <text:p>19.59472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</text:p>
          </table:table-cell>
          <table:table-cell office:value-type="float" office:value="19.594721792835635" table:style-name="ce1">
            <text:p>19.59472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type</text:p>
          </table:table-cell>
          <table:table-cell office:value-type="float" office:value="19.594721792835635" table:style-name="ce1">
            <text:p>19.59472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cort</text:p>
          </table:table-cell>
          <table:table-cell office:value-type="float" office:value="19.594721792835635" table:style-name="ce1">
            <text:p>19.59472179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number-rows-repeated="1048520" table:style-name="ro3">
          <table:table-cell table:number-columns-repeated="16384"/>
        </table:table-row>
      </table:table>
      <table:table table:name="Wolf_v6" table:style-name="ta3">
        <table:table-column table:style-name="co3" table:default-cell-style-name="ce1"/>
        <table:table-column table:style-name="co2" table:number-columns-repeated="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1">
            <text:p>WO Ran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itWO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MaxPD</text:p>
          </table:table-cell>
          <table:table-cell office:value-type="float" office:value="5.9245132753305976" table:style-name="ce1">
            <text:p>5.9245132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PMTD</text:p>
          </table:table-cell>
          <table:table-cell office:value-type="float" office:value="6.2357392657524704" table:style-name="ce1">
            <text:p>6.2357392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ffected</text:p>
          </table:table-cell>
          <table:table-cell office:value-type="float" office:value="6.5777363359721148" table:style-name="ce1">
            <text:p>6.5777363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HPL</text:p>
          </table:table-cell>
          <table:table-cell office:value-type="float" office:value="6.6400915182019293" table:style-name="ce1">
            <text:p>6.6400915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ight</text:p>
          </table:table-cell>
          <table:table-cell office:value-type="float" office:value="6.8173161988049955" table:style-name="ce1">
            <text:p>6.817316199</text:p>
          </table:table-cell>
          <table:table-cell table:number-columns-repeated="6" table:style-name="ce1"/>
          <table:table-cell table:style-name="ce24"/>
          <table:table-cell office:value-type="string" table:style-name="ce24">
            <text:p>UEFM Top 10</text:p>
          </table:table-cell>
          <table:table-cell office:value-type="string" table:style-name="ce24">
            <text:p>Wolf Top 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NumSpdPks</text:p>
          </table:table-cell>
          <table:table-cell office:value-type="float" office:value="7.0851677179897825" table:style-name="ce1">
            <text:p>7.085167718</text:p>
          </table:table-cell>
          <table:table-cell table:number-columns-repeated="6" table:style-name="ce1"/>
          <table:table-cell office:value-type="float" office:value="1" table:style-name="ce24">
            <text:p>1</text:p>
          </table:table-cell>
          <table:table-cell office:value-type="string" table:style-name="ce25">
            <text:p>Age</text:p>
          </table:table-cell>
          <table:table-cell office:value-type="string" table:style-name="ce25">
            <text:p>Initial Wolf motor function scor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itBB</text:p>
          </table:table-cell>
          <table:table-cell office:value-type="float" office:value="8.2390685756284707" table:style-name="ce1">
            <text:p>8.239068576</text:p>
          </table:table-cell>
          <table:table-cell table:number-columns-repeated="6" table:style-name="ce1"/>
          <table:table-cell office:value-type="float" office:value="2" table:style-name="ce24">
            <text:p>2</text:p>
          </table:table-cell>
          <table:table-cell office:value-type="string" table:style-name="ce25">
            <text:p>Brainstem stroke?</text:p>
          </table:table-cell>
          <table:table-cell office:value-type="string" table:style-name="ce26">
            <text:p>Mean max perpendicular dist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MaxPD</text:p>
          </table:table-cell>
          <table:table-cell office:value-type="float" office:value="8.7790315793936387" table:style-name="ce1">
            <text:p>8.779031579</text:p>
          </table:table-cell>
          <table:table-cell table:number-columns-repeated="6" table:style-name="ce1"/>
          <table:table-cell office:value-type="float" office:value="3" table:style-name="ce24">
            <text:p>3</text:p>
          </table:table-cell>
          <table:table-cell office:value-type="string" table:style-name="ce25">
            <text:p>Height</text:p>
          </table:table-cell>
          <table:table-cell office:value-type="string" table:style-name="ce26">
            <text:p>Mean percent of movement in the target direc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PreMvmntSpd</text:p>
          </table:table-cell>
          <table:table-cell office:value-type="float" office:value="8.996911991310812" table:style-name="ce1">
            <text:p>8.996911991</text:p>
          </table:table-cell>
          <table:table-cell table:number-columns-repeated="6" table:style-name="ce1"/>
          <table:table-cell office:value-type="float" office:value="4" table:style-name="ce24">
            <text:p>4</text:p>
          </table:table-cell>
          <table:table-cell office:value-type="string" table:style-name="ce25">
            <text:p>Dominant side was affected?</text:p>
          </table:table-cell>
          <table:table-cell office:value-type="string" table:style-name="ce25">
            <text:p>Left arm affected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PMTD</text:p>
          </table:table-cell>
          <table:table-cell office:value-type="float" office:value="9.1021569261813919" table:style-name="ce1">
            <text:p>9.102156926</text:p>
          </table:table-cell>
          <table:table-cell table:number-columns-repeated="6" table:style-name="ce1"/>
          <table:table-cell office:value-type="float" office:value="5" table:style-name="ce24">
            <text:p>5</text:p>
          </table:table-cell>
          <table:table-cell office:value-type="string" table:style-name="ce26">
            <text:p>Variance in speed ratio</text:p>
          </table:table-cell>
          <table:table-cell office:value-type="string" table:style-name="ce26">
            <text:p>Max hand path length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xMaxPD</text:p>
          </table:table-cell>
          <table:table-cell office:value-type="float" office:value="9.5933624407059845" table:style-name="ce1">
            <text:p>9.593362441</text:p>
          </table:table-cell>
          <table:table-cell table:number-columns-repeated="6" table:style-name="ce1"/>
          <table:table-cell office:value-type="float" office:value="6" table:style-name="ce24">
            <text:p>6</text:p>
          </table:table-cell>
          <table:table-cell office:value-type="string" table:style-name="ce26">
            <text:p>Mean max speed</text:p>
          </table:table-cell>
          <table:table-cell office:value-type="string" table:style-name="ce25">
            <text:p>Heigh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MaxSpd</text:p>
          </table:table-cell>
          <table:table-cell office:value-type="float" office:value="9.64114102733582" table:style-name="ce1">
            <text:p>9.641141027</text:p>
          </table:table-cell>
          <table:table-cell table:number-columns-repeated="6" table:style-name="ce1"/>
          <table:table-cell office:value-type="float" office:value="7" table:style-name="ce24">
            <text:p>7</text:p>
          </table:table-cell>
          <table:table-cell office:value-type="string" table:style-name="ce26">
            <text:p>Mean percent of movement in the target direction</text:p>
          </table:table-cell>
          <table:table-cell office:value-type="string" table:style-name="ce26">
            <text:p>Variance in number of speed peak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ge</text:p>
          </table:table-cell>
          <table:table-cell office:value-type="float" office:value="10.669676460233534" table:style-name="ce1">
            <text:p>10.66967646</text:p>
          </table:table-cell>
          <table:table-cell table:number-columns-repeated="6" table:style-name="ce1"/>
          <table:table-cell office:value-type="float" office:value="8" table:style-name="ce24">
            <text:p>8</text:p>
          </table:table-cell>
          <table:table-cell office:value-type="string" table:style-name="ce25">
            <text:p>Months since the stroke</text:p>
          </table:table-cell>
          <table:table-cell office:value-type="string" table:style-name="ce25">
            <text:p>Initial box-and-blocks scor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rInitDirErr</text:p>
          </table:table-cell>
          <table:table-cell office:value-type="float" office:value="10.691835824569415" table:style-name="ce1">
            <text:p>10.69183582</text:p>
          </table:table-cell>
          <table:table-cell table:number-columns-repeated="6" table:style-name="ce1"/>
          <table:table-cell office:value-type="float" office:value="9" table:style-name="ce24">
            <text:p>9</text:p>
          </table:table-cell>
          <table:table-cell office:value-type="string" table:style-name="ce26">
            <text:p>Max max speed</text:p>
          </table:table-cell>
          <table:table-cell office:value-type="string" table:style-name="ce26">
            <text:p>Variance in max perpendicular distan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NumSpdPks</text:p>
          </table:table-cell>
          <table:table-cell office:value-type="float" office:value="10.935383277737182" table:style-name="ce1">
            <text:p>10.93538328</text:p>
          </table:table-cell>
          <table:table-cell table:number-columns-repeated="6" table:style-name="ce1"/>
          <table:table-cell office:value-type="float" office:value="10" table:style-name="ce24">
            <text:p>10</text:p>
          </table:table-cell>
          <table:table-cell office:value-type="string" table:style-name="ce26">
            <text:p>Variance in initial direction error</text:p>
          </table:table-cell>
          <table:table-cell office:value-type="string" table:style-name="ce26">
            <text:p>Mean pre-movement spe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anMAPR</text:p>
          </table:table-cell>
          <table:table-cell office:value-type="float" office:value="11.147820013942093" table:style-name="ce1">
            <text:p>11.147820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it_FM</text:p>
          </table:table-cell>
          <table:table-cell office:value-type="float" office:value="11.807938027592582" table:style-name="ce1">
            <text:p>11.807938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ReactTime</text:p>
          </table:table-cell>
          <table:table-cell office:value-type="float" office:value="12.242546792296183" table:style-name="ce1">
            <text:p>12.2425467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type</text:p>
          </table:table-cell>
          <table:table-cell office:value-type="float" office:value="12.608397820258579" table:style-name="ce1">
            <text:p>12.608397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PMTD</text:p>
          </table:table-cell>
          <table:table-cell office:value-type="float" office:value="12.994420624007962" table:style-name="ce1">
            <text:p>12.994420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PathLRto</text:p>
          </table:table-cell>
          <table:table-cell office:value-type="float" office:value="13.18698301182925" table:style-name="ce1">
            <text:p>13.186983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13.687583422648132" table:style-name="ce1">
            <text:p>13.687583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MAPR</text:p>
          </table:table-cell>
          <table:table-cell office:value-type="float" office:value="13.725447085631226" table:style-name="ce1">
            <text:p>13.725447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SpdRto</text:p>
          </table:table-cell>
          <table:table-cell office:value-type="float" office:value="13.739926952885424" table:style-name="ce1">
            <text:p>13.739926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InitDirErr</text:p>
          </table:table-cell>
          <table:table-cell office:value-type="float" office:value="14.245645450573774" table:style-name="ce1">
            <text:p>14.245645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InitMvmntRto</text:p>
          </table:table-cell>
          <table:table-cell office:value-type="float" office:value="15.104604399725108" table:style-name="ce1">
            <text:p>15.10460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SpdRto</text:p>
          </table:table-cell>
          <table:table-cell office:value-type="float" office:value="15.663351480546249" table:style-name="ce1">
            <text:p>15.663351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16.277371593406457" table:style-name="ce1">
            <text:p>16.277371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m</text:p>
          </table:table-cell>
          <table:table-cell office:value-type="float" office:value="16.358155074816143" table:style-name="ce1">
            <text:p>16.358155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x</text:p>
          </table:table-cell>
          <table:table-cell office:value-type="float" office:value="16.669879071121834" table:style-name="ce1">
            <text:p>16.669879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PathLRto</text:p>
          </table:table-cell>
          <table:table-cell office:value-type="float" office:value="17.101619296630787" table:style-name="ce1">
            <text:p>17.1016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HPL</text:p>
          </table:table-cell>
          <table:table-cell office:value-type="float" office:value="17.447281205253145" table:style-name="ce1">
            <text:p>17.44728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InitDirErr</text:p>
          </table:table-cell>
          <table:table-cell office:value-type="float" office:value="17.912950816962081" table:style-name="ce1">
            <text:p>17.91295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NumSpdPks</text:p>
          </table:table-cell>
          <table:table-cell office:value-type="float" office:value="18.116154778215389" table:style-name="ce1">
            <text:p>18.116154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MAPR</text:p>
          </table:table-cell>
          <table:table-cell office:value-type="float" office:value="18.191370855306765" table:style-name="ce1">
            <text:p>18.19137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ReactTime</text:p>
          </table:table-cell>
          <table:table-cell office:value-type="float" office:value="18.306877424903856" table:style-name="ce1">
            <text:p>18.30687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InitMvmntRto</text:p>
          </table:table-cell>
          <table:table-cell office:value-type="float" office:value="18.392817310467983" table:style-name="ce1">
            <text:p>18.39281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TrialTime</text:p>
          </table:table-cell>
          <table:table-cell office:value-type="float" office:value="18.74832377523504" table:style-name="ce1">
            <text:p>18.74832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InitMvmntRto</text:p>
          </table:table-cell>
          <table:table-cell office:value-type="float" office:value="19.026152398631748" table:style-name="ce1">
            <text:p>19.0261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nant</text:p>
          </table:table-cell>
          <table:table-cell office:value-type="float" office:value="19.110527649565224" table:style-name="ce1">
            <text:p>19.11052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TrialTime</text:p>
          </table:table-cell>
          <table:table-cell office:value-type="float" office:value="19.484943122045625" table:style-name="ce1">
            <text:p>19.48494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ReactTime</text:p>
          </table:table-cell>
          <table:table-cell office:value-type="float" office:value="19.669655174498715" table:style-name="ce1">
            <text:p>19.66965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cort</text:p>
          </table:table-cell>
          <table:table-cell office:value-type="float" office:value="19.733209007916347" table:style-name="ce1">
            <text:p>19.73320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HPL</text:p>
          </table:table-cell>
          <table:table-cell office:value-type="float" office:value="20.12212681729423" table:style-name="ce1">
            <text:p>20.122126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PathLRto</text:p>
          </table:table-cell>
          <table:table-cell office:value-type="float" office:value="20.337367345621164" table:style-name="ce1">
            <text:p>20.33736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PreMvmntSpd</text:p>
          </table:table-cell>
          <table:table-cell office:value-type="float" office:value="20.748430946740292" table:style-name="ce1">
            <text:p>20.74843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MaxSpd</text:p>
          </table:table-cell>
          <table:table-cell office:value-type="float" office:value="20.748430946740292" table:style-name="ce1">
            <text:p>20.74843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TrialTime</text:p>
          </table:table-cell>
          <table:table-cell office:value-type="float" office:value="20.748430946740292" table:style-name="ce1">
            <text:p>20.74843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PreMvmntSpd</text:p>
          </table:table-cell>
          <table:table-cell office:value-type="float" office:value="20.748430946740292" table:style-name="ce1">
            <text:p>20.74843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MaxSpd</text:p>
          </table:table-cell>
          <table:table-cell office:value-type="float" office:value="20.748430946740292" table:style-name="ce1">
            <text:p>20.74843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</text:p>
          </table:table-cell>
          <table:table-cell office:value-type="float" office:value="20.748430946740292" table:style-name="ce1">
            <text:p>20.74843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hspost</text:p>
          </table:table-cell>
          <table:table-cell office:value-type="float" office:value="20.748430946740292" table:style-name="ce1">
            <text:p>20.74843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t</text:p>
          </table:table-cell>
          <table:table-cell office:value-type="float" office:value="20.748430946740292" table:style-name="ce1">
            <text:p>20.74843095</text:p>
          </table:table-cell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  <table:database-ranges>
        <table:database-range table:target-range-address="UEFM.A4:UEFM.B56">
          <table:sort>
            <table:sort-by table:field-number="1"/>
          </table:sort>
        </table:database-range>
        <table:database-range table:target-range-address="Wolf.A4:Wolf.B56">
          <table:sort>
            <table:sort-by table:field-number="1"/>
          </table:sort>
        </table:database-range>
        <table:database-range table:target-range-address="UEFM_v6.A2:UEFM_v6.B56">
          <table:sort>
            <table:sort-by table:field-number="1"/>
          </table:sort>
        </table:database-range>
        <table:database-range table:target-range-address="Wolf_v6.A2:Wolf_v6.B55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az Majeed</meta:initial-creator>
    <dc:creator>Yaz Majeed</dc:creator>
    <meta:creation-date>2016-09-01T19:20:00Z</meta:creation-date>
    <dc:date>2016-09-29T20:30:24Z</dc:date>
    <meta:editing-cycles>15</meta:editing-cycles>
    <meta:editing-duration>PT3492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3.240157480315pt" svg:width="1503.159763779528pt" chart:style-name="Crt0">
        <chart:legend chart:legend-position="end" chart:legend-align="center" chart:style-name="Lgnd"/>
        <chart:plot-area svg:x="4.581732283464567pt" svg:y="10.0pt" svg:width="1426.130157480315pt" svg:height="463.24015748031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Ranks.$A$2:.$A$56"/>
          </chart:axis>
          <chart:series chart:label-cell-address="Ranks.$H$1" chart:values-cell-range-address="Ranks.$H$2:.$H$56" chart:class="chart:bar" chart:attached-axis="primary-y" chart:style-name="G0S0">
            <chart:data-point chart:repeated="55"/>
          </chart:series>
          <chart:series chart:label-cell-address="Ranks.$P$1" chart:values-cell-range-address="Ranks.$P$2:.$P$56" chart:class="chart:bar" chart:attached-axis="primary-y" chart:style-name="G0S1">
            <chart:data-point chart:repeated="5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